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ALIB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QRT([.C1])" office:value-type="float" office:value="22.113344387496" calcext:value-type="float">
            <text:p>22.1133443875</text:p>
          </table:table-cell>
          <table:table-cell/>
          <table:table-cell office:value-type="string" calcext:value-type="string">
            <text:p>SPEC1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QRT([.I1])" office:value-type="float" office:value="20.9284495364563" calcext:value-type="float">
            <text:p>20.92844953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formula="of:=SQRT([.C2])" office:value-type="float" office:value="22.293496809608" calcext:value-type="float">
            <text:p>22.29349680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formula="of:=SQRT([.I2])" office:value-type="float" office:value="21.142374511866" calcext:value-type="float">
            <text:p>21.14237451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73" calcext:value-type="float">
            <text:p>3773</text:p>
          </table:table-cell>
          <table:table-cell office:value-type="float" office:value="0" calcext:value-type="float">
            <text:p>0</text:p>
          </table:table-cell>
          <table:table-cell table:formula="of:=SQRT([.C3])" office:value-type="float" office:value="61.4247507117449" calcext:value-type="float">
            <text:p>61.42475071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  <table:table-cell table:formula="of:=SQRT([.I3])" office:value-type="float" office:value="55.7584074378026" calcext:value-type="float">
            <text:p>55.758407437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34" calcext:value-type="float">
            <text:p>5934</text:p>
          </table:table-cell>
          <table:table-cell office:value-type="float" office:value="0" calcext:value-type="float">
            <text:p>0</text:p>
          </table:table-cell>
          <table:table-cell table:formula="of:=SQRT([.C4])" office:value-type="float" office:value="77.032460690283" calcext:value-type="float">
            <text:p>77.03246069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644" calcext:value-type="float">
            <text:p>5644</text:p>
          </table:table-cell>
          <table:table-cell office:value-type="float" office:value="0" calcext:value-type="float">
            <text:p>0</text:p>
          </table:table-cell>
          <table:table-cell table:formula="of:=SQRT([.I4])" office:value-type="float" office:value="75.1265598839718" calcext:value-type="float">
            <text:p>75.12655988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598" calcext:value-type="float">
            <text:p>9598</text:p>
          </table:table-cell>
          <table:table-cell office:value-type="float" office:value="0" calcext:value-type="float">
            <text:p>0</text:p>
          </table:table-cell>
          <table:table-cell table:formula="of:=SQRT([.C5])" office:value-type="float" office:value="97.9693829724369" calcext:value-type="float">
            <text:p>97.96938297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80" calcext:value-type="float">
            <text:p>9080</text:p>
          </table:table-cell>
          <table:table-cell office:value-type="float" office:value="0" calcext:value-type="float">
            <text:p>0</text:p>
          </table:table-cell>
          <table:table-cell table:formula="of:=SQRT([.I5])" office:value-type="float" office:value="95.2890339965728" calcext:value-type="float">
            <text:p>95.289033996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557" calcext:value-type="float">
            <text:p>19557</text:p>
          </table:table-cell>
          <table:table-cell office:value-type="float" office:value="0" calcext:value-type="float">
            <text:p>0</text:p>
          </table:table-cell>
          <table:table-cell table:formula="of:=SQRT([.C6])" office:value-type="float" office:value="139.84634424968" calcext:value-type="float">
            <text:p>139.84634424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311" calcext:value-type="float">
            <text:p>18311</text:p>
          </table:table-cell>
          <table:table-cell office:value-type="float" office:value="0" calcext:value-type="float">
            <text:p>0</text:p>
          </table:table-cell>
          <table:table-cell table:formula="of:=SQRT([.I6])" office:value-type="float" office:value="135.318143646741" calcext:value-type="float">
            <text:p>135.31814364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073" calcext:value-type="float">
            <text:p>16073</text:p>
          </table:table-cell>
          <table:table-cell office:value-type="float" office:value="0" calcext:value-type="float">
            <text:p>0</text:p>
          </table:table-cell>
          <table:table-cell table:formula="of:=SQRT([.C7])" office:value-type="float" office:value="126.779335855651" calcext:value-type="float">
            <text:p>126.779335855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700" calcext:value-type="float">
            <text:p>15700</text:p>
          </table:table-cell>
          <table:table-cell office:value-type="float" office:value="0" calcext:value-type="float">
            <text:p>0</text:p>
          </table:table-cell>
          <table:table-cell table:formula="of:=SQRT([.I7])" office:value-type="float" office:value="125.299640861417" calcext:value-type="float">
            <text:p>125.299640861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14" calcext:value-type="float">
            <text:p>11414</text:p>
          </table:table-cell>
          <table:table-cell office:value-type="float" office:value="0" calcext:value-type="float">
            <text:p>0</text:p>
          </table:table-cell>
          <table:table-cell table:formula="of:=SQRT([.C8])" office:value-type="float" office:value="106.836323411095" calcext:value-type="float">
            <text:p>106.83632341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882" calcext:value-type="float">
            <text:p>11882</text:p>
          </table:table-cell>
          <table:table-cell office:value-type="float" office:value="0" calcext:value-type="float">
            <text:p>0</text:p>
          </table:table-cell>
          <table:table-cell table:formula="of:=SQRT([.I8])" office:value-type="float" office:value="109.004587059444" calcext:value-type="float">
            <text:p>109.004587059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formula="of:=SQRT([.C9])" office:value-type="float" office:value="96.8245836551854" calcext:value-type="float">
            <text:p>96.82458365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884" calcext:value-type="float">
            <text:p>9884</text:p>
          </table:table-cell>
          <table:table-cell office:value-type="float" office:value="0" calcext:value-type="float">
            <text:p>0</text:p>
          </table:table-cell>
          <table:table-cell table:formula="of:=SQRT([.I9])" office:value-type="float" office:value="99.4183081730925" calcext:value-type="float">
            <text:p>99.4183081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571" calcext:value-type="float">
            <text:p>7571</text:p>
          </table:table-cell>
          <table:table-cell office:value-type="float" office:value="0" calcext:value-type="float">
            <text:p>0</text:p>
          </table:table-cell>
          <table:table-cell table:formula="of:=SQRT([.C10])" office:value-type="float" office:value="87.0114934936759" calcext:value-type="float">
            <text:p>87.01149349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614" calcext:value-type="float">
            <text:p>8614</text:p>
          </table:table-cell>
          <table:table-cell office:value-type="float" office:value="0" calcext:value-type="float">
            <text:p>0</text:p>
          </table:table-cell>
          <table:table-cell table:formula="of:=SQRT([.I10])" office:value-type="float" office:value="92.8116372013769" calcext:value-type="float">
            <text:p>92.81163720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782" calcext:value-type="float">
            <text:p>5782</text:p>
          </table:table-cell>
          <table:table-cell office:value-type="float" office:value="0" calcext:value-type="float">
            <text:p>0</text:p>
          </table:table-cell>
          <table:table-cell table:formula="of:=SQRT([.C11])" office:value-type="float" office:value="76.0394634384015" calcext:value-type="float">
            <text:p>76.03946343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35" calcext:value-type="float">
            <text:p>7235</text:p>
          </table:table-cell>
          <table:table-cell office:value-type="float" office:value="0" calcext:value-type="float">
            <text:p>0</text:p>
          </table:table-cell>
          <table:table-cell table:formula="of:=SQRT([.I11])" office:value-type="float" office:value="85.0588031893231" calcext:value-type="float">
            <text:p>85.058803189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02" calcext:value-type="float">
            <text:p>5202</text:p>
          </table:table-cell>
          <table:table-cell office:value-type="float" office:value="0" calcext:value-type="float">
            <text:p>0</text:p>
          </table:table-cell>
          <table:table-cell table:formula="of:=SQRT([.C12])" office:value-type="float" office:value="72.1248916810279" calcext:value-type="float">
            <text:p>72.12489168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086" calcext:value-type="float">
            <text:p>6086</text:p>
          </table:table-cell>
          <table:table-cell office:value-type="float" office:value="0" calcext:value-type="float">
            <text:p>0</text:p>
          </table:table-cell>
          <table:table-cell table:formula="of:=SQRT([.I12])" office:value-type="float" office:value="78.0128194593683" calcext:value-type="float">
            <text:p>78.012819459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79" calcext:value-type="float">
            <text:p>5079</text:p>
          </table:table-cell>
          <table:table-cell office:value-type="float" office:value="0" calcext:value-type="float">
            <text:p>0</text:p>
          </table:table-cell>
          <table:table-cell table:formula="of:=SQRT([.C13])" office:value-type="float" office:value="71.2671032103873" calcext:value-type="float">
            <text:p>71.26710321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506" calcext:value-type="float">
            <text:p>5506</text:p>
          </table:table-cell>
          <table:table-cell office:value-type="float" office:value="0" calcext:value-type="float">
            <text:p>0</text:p>
          </table:table-cell>
          <table:table-cell table:formula="of:=SQRT([.I13])" office:value-type="float" office:value="74.2024258363566" calcext:value-type="float">
            <text:p>74.202425836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65" calcext:value-type="float">
            <text:p>4965</text:p>
          </table:table-cell>
          <table:table-cell office:value-type="float" office:value="0" calcext:value-type="float">
            <text:p>0</text:p>
          </table:table-cell>
          <table:table-cell table:formula="of:=SQRT([.C14])" office:value-type="float" office:value="70.4627561198113" calcext:value-type="float">
            <text:p>70.46275611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220" calcext:value-type="float">
            <text:p>5220</text:p>
          </table:table-cell>
          <table:table-cell office:value-type="float" office:value="0" calcext:value-type="float">
            <text:p>0</text:p>
          </table:table-cell>
          <table:table-cell table:formula="of:=SQRT([.I14])" office:value-type="float" office:value="72.2495674727538" calcext:value-type="float">
            <text:p>72.24956747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921" calcext:value-type="float">
            <text:p>4921</text:p>
          </table:table-cell>
          <table:table-cell office:value-type="float" office:value="0" calcext:value-type="float">
            <text:p>0</text:p>
          </table:table-cell>
          <table:table-cell table:formula="of:=SQRT([.C15])" office:value-type="float" office:value="70.1498396291823" calcext:value-type="float">
            <text:p>70.14983962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992" calcext:value-type="float">
            <text:p>4992</text:p>
          </table:table-cell>
          <table:table-cell office:value-type="float" office:value="0" calcext:value-type="float">
            <text:p>0</text:p>
          </table:table-cell>
          <table:table-cell table:formula="of:=SQRT([.I15])" office:value-type="float" office:value="70.6540869306228" calcext:value-type="float">
            <text:p>70.654086930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32" calcext:value-type="float">
            <text:p>4832</text:p>
          </table:table-cell>
          <table:table-cell office:value-type="float" office:value="0" calcext:value-type="float">
            <text:p>0</text:p>
          </table:table-cell>
          <table:table-cell table:formula="of:=SQRT([.C16])" office:value-type="float" office:value="69.5125887879311" calcext:value-type="float">
            <text:p>69.512588787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810" calcext:value-type="float">
            <text:p>4810</text:p>
          </table:table-cell>
          <table:table-cell office:value-type="float" office:value="0" calcext:value-type="float">
            <text:p>0</text:p>
          </table:table-cell>
          <table:table-cell table:formula="of:=SQRT([.I16])" office:value-type="float" office:value="69.3541635375988" calcext:value-type="float">
            <text:p>69.354163537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86" calcext:value-type="float">
            <text:p>4686</text:p>
          </table:table-cell>
          <table:table-cell office:value-type="float" office:value="0" calcext:value-type="float">
            <text:p>0</text:p>
          </table:table-cell>
          <table:table-cell table:formula="of:=SQRT([.C17])" office:value-type="float" office:value="68.4543643604993" calcext:value-type="float">
            <text:p>68.45436436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654" calcext:value-type="float">
            <text:p>4654</text:p>
          </table:table-cell>
          <table:table-cell office:value-type="float" office:value="0" calcext:value-type="float">
            <text:p>0</text:p>
          </table:table-cell>
          <table:table-cell table:formula="of:=SQRT([.I17])" office:value-type="float" office:value="68.2202316032422" calcext:value-type="float">
            <text:p>68.220231603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24" calcext:value-type="float">
            <text:p>4624</text:p>
          </table:table-cell>
          <table:table-cell office:value-type="float" office:value="0" calcext:value-type="float">
            <text:p>0</text:p>
          </table:table-cell>
          <table:table-cell table:formula="of:=SQRT([.C18])" office:value-type="float" office:value="68" calcext:value-type="float">
            <text:p>6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630" calcext:value-type="float">
            <text:p>4630</text:p>
          </table:table-cell>
          <table:table-cell office:value-type="float" office:value="0" calcext:value-type="float">
            <text:p>0</text:p>
          </table:table-cell>
          <table:table-cell table:formula="of:=SQRT([.I18])" office:value-type="float" office:value="68.044103344816" calcext:value-type="float">
            <text:p>68.04410334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616" calcext:value-type="float">
            <text:p>4616</text:p>
          </table:table-cell>
          <table:table-cell office:value-type="float" office:value="0" calcext:value-type="float">
            <text:p>0</text:p>
          </table:table-cell>
          <table:table-cell table:formula="of:=SQRT([.C19])" office:value-type="float" office:value="67.9411510058521" calcext:value-type="float">
            <text:p>67.941151005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table:formula="of:=SQRT([.I19])" office:value-type="float" office:value="66.7083203206317" calcext:value-type="float">
            <text:p>66.708320320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427" calcext:value-type="float">
            <text:p>4427</text:p>
          </table:table-cell>
          <table:table-cell office:value-type="float" office:value="0" calcext:value-type="float">
            <text:p>0</text:p>
          </table:table-cell>
          <table:table-cell table:formula="of:=SQRT([.C20])" office:value-type="float" office:value="66.5357047005591" calcext:value-type="float">
            <text:p>66.535704700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172" calcext:value-type="float">
            <text:p>4172</text:p>
          </table:table-cell>
          <table:table-cell office:value-type="float" office:value="0" calcext:value-type="float">
            <text:p>0</text:p>
          </table:table-cell>
          <table:table-cell table:formula="of:=SQRT([.I20])" office:value-type="float" office:value="64.5910210478206" calcext:value-type="float">
            <text:p>64.591021047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361" calcext:value-type="float">
            <text:p>4361</text:p>
          </table:table-cell>
          <table:table-cell office:value-type="float" office:value="0" calcext:value-type="float">
            <text:p>0</text:p>
          </table:table-cell>
          <table:table-cell table:formula="of:=SQRT([.C21])" office:value-type="float" office:value="66.0378679243962" calcext:value-type="float">
            <text:p>66.037867924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92" calcext:value-type="float">
            <text:p>3992</text:p>
          </table:table-cell>
          <table:table-cell office:value-type="float" office:value="0" calcext:value-type="float">
            <text:p>0</text:p>
          </table:table-cell>
          <table:table-cell table:formula="of:=SQRT([.I21])" office:value-type="float" office:value="63.1822759957253" calcext:value-type="float">
            <text:p>63.182275995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453" calcext:value-type="float">
            <text:p>4453</text:p>
          </table:table-cell>
          <table:table-cell office:value-type="float" office:value="0" calcext:value-type="float">
            <text:p>0</text:p>
          </table:table-cell>
          <table:table-cell table:formula="of:=SQRT([.C22])" office:value-type="float" office:value="66.7308024828115" calcext:value-type="float">
            <text:p>66.730802482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001" calcext:value-type="float">
            <text:p>4001</text:p>
          </table:table-cell>
          <table:table-cell office:value-type="float" office:value="0" calcext:value-type="float">
            <text:p>0</text:p>
          </table:table-cell>
          <table:table-cell table:formula="of:=SQRT([.I22])" office:value-type="float" office:value="63.2534584034739" calcext:value-type="float">
            <text:p>63.253458403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437" calcext:value-type="float">
            <text:p>4437</text:p>
          </table:table-cell>
          <table:table-cell office:value-type="float" office:value="0" calcext:value-type="float">
            <text:p>0</text:p>
          </table:table-cell>
          <table:table-cell table:formula="of:=SQRT([.C23])" office:value-type="float" office:value="66.6108099335236" calcext:value-type="float">
            <text:p>66.610809933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854" calcext:value-type="float">
            <text:p>3854</text:p>
          </table:table-cell>
          <table:table-cell office:value-type="float" office:value="0" calcext:value-type="float">
            <text:p>0</text:p>
          </table:table-cell>
          <table:table-cell table:formula="of:=SQRT([.I23])" office:value-type="float" office:value="62.080592780675" calcext:value-type="float">
            <text:p>62.08059278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231" calcext:value-type="float">
            <text:p>4231</text:p>
          </table:table-cell>
          <table:table-cell office:value-type="float" office:value="0" calcext:value-type="float">
            <text:p>0</text:p>
          </table:table-cell>
          <table:table-cell table:formula="of:=SQRT([.C24])" office:value-type="float" office:value="65.0461374717977" calcext:value-type="float">
            <text:p>65.04613747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867" calcext:value-type="float">
            <text:p>3867</text:p>
          </table:table-cell>
          <table:table-cell office:value-type="float" office:value="0" calcext:value-type="float">
            <text:p>0</text:p>
          </table:table-cell>
          <table:table-cell table:formula="of:=SQRT([.I24])" office:value-type="float" office:value="62.185207244167" calcext:value-type="float">
            <text:p>62.185207244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316" calcext:value-type="float">
            <text:p>4316</text:p>
          </table:table-cell>
          <table:table-cell office:value-type="float" office:value="0" calcext:value-type="float">
            <text:p>0</text:p>
          </table:table-cell>
          <table:table-cell table:formula="of:=SQRT([.C25])" office:value-type="float" office:value="65.6962708226274" calcext:value-type="float">
            <text:p>65.69627082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903" calcext:value-type="float">
            <text:p>3903</text:p>
          </table:table-cell>
          <table:table-cell office:value-type="float" office:value="0" calcext:value-type="float">
            <text:p>0</text:p>
          </table:table-cell>
          <table:table-cell table:formula="of:=SQRT([.I25])" office:value-type="float" office:value="62.4739945897491" calcext:value-type="float">
            <text:p>62.473994589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252" calcext:value-type="float">
            <text:p>4252</text:p>
          </table:table-cell>
          <table:table-cell office:value-type="float" office:value="0" calcext:value-type="float">
            <text:p>0</text:p>
          </table:table-cell>
          <table:table-cell table:formula="of:=SQRT([.C26])" office:value-type="float" office:value="65.2073615476044" calcext:value-type="float">
            <text:p>65.207361547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738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formula="of:=SQRT([.I26])" office:value-type="float" office:value="61.1391854705311" calcext:value-type="float">
            <text:p>61.139185470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table:formula="of:=SQRT([.C27])" office:value-type="float" office:value="64.4980619863884" calcext:value-type="float">
            <text:p>64.498061986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656" calcext:value-type="float">
            <text:p>3656</text:p>
          </table:table-cell>
          <table:table-cell office:value-type="float" office:value="0" calcext:value-type="float">
            <text:p>0</text:p>
          </table:table-cell>
          <table:table-cell table:formula="of:=SQRT([.I27])" office:value-type="float" office:value="60.4648658313239" calcext:value-type="float">
            <text:p>60.464865831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051" calcext:value-type="float">
            <text:p>4051</text:p>
          </table:table-cell>
          <table:table-cell office:value-type="float" office:value="0" calcext:value-type="float">
            <text:p>0</text:p>
          </table:table-cell>
          <table:table-cell table:formula="of:=SQRT([.C28])" office:value-type="float" office:value="63.6474665638783" calcext:value-type="float">
            <text:p>63.647466563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71" calcext:value-type="float">
            <text:p>3571</text:p>
          </table:table-cell>
          <table:table-cell office:value-type="float" office:value="0" calcext:value-type="float">
            <text:p>0</text:p>
          </table:table-cell>
          <table:table-cell table:formula="of:=SQRT([.I28])" office:value-type="float" office:value="59.7578446733147" calcext:value-type="float">
            <text:p>59.757844673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126" calcext:value-type="float">
            <text:p>4126</text:p>
          </table:table-cell>
          <table:table-cell office:value-type="float" office:value="0" calcext:value-type="float">
            <text:p>0</text:p>
          </table:table-cell>
          <table:table-cell table:formula="of:=SQRT([.C29])" office:value-type="float" office:value="64.2339474110069" calcext:value-type="float">
            <text:p>64.2339474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  <table:table-cell table:formula="of:=SQRT([.I29])" office:value-type="float" office:value="59.3717104351896" calcext:value-type="float">
            <text:p>59.371710435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013" calcext:value-type="float">
            <text:p>4013</text:p>
          </table:table-cell>
          <table:table-cell office:value-type="float" office:value="0" calcext:value-type="float">
            <text:p>0</text:p>
          </table:table-cell>
          <table:table-cell table:formula="of:=SQRT([.C30])" office:value-type="float" office:value="63.3482438588474" calcext:value-type="float">
            <text:p>63.348243858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table:formula="of:=SQRT([.I30])" office:value-type="float" office:value="57.8619045659577" calcext:value-type="float">
            <text:p>57.86190456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833" calcext:value-type="float">
            <text:p>3833</text:p>
          </table:table-cell>
          <table:table-cell office:value-type="float" office:value="0" calcext:value-type="float">
            <text:p>0</text:p>
          </table:table-cell>
          <table:table-cell table:formula="of:=SQRT([.C31])" office:value-type="float" office:value="61.9112267686564" calcext:value-type="float">
            <text:p>61.911226768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434" calcext:value-type="float">
            <text:p>3434</text:p>
          </table:table-cell>
          <table:table-cell office:value-type="float" office:value="0" calcext:value-type="float">
            <text:p>0</text:p>
          </table:table-cell>
          <table:table-cell table:formula="of:=SQRT([.I31])" office:value-type="float" office:value="58.6003412959345" calcext:value-type="float">
            <text:p>58.600341295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019" calcext:value-type="float">
            <text:p>4019</text:p>
          </table:table-cell>
          <table:table-cell office:value-type="float" office:value="0" calcext:value-type="float">
            <text:p>0</text:p>
          </table:table-cell>
          <table:table-cell table:formula="of:=SQRT([.C32])" office:value-type="float" office:value="63.3955834423819" calcext:value-type="float">
            <text:p>63.395583442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344" calcext:value-type="float">
            <text:p>3344</text:p>
          </table:table-cell>
          <table:table-cell office:value-type="float" office:value="0" calcext:value-type="float">
            <text:p>0</text:p>
          </table:table-cell>
          <table:table-cell table:formula="of:=SQRT([.I32])" office:value-type="float" office:value="57.8273291792038" calcext:value-type="float">
            <text:p>57.827329179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824" calcext:value-type="float">
            <text:p>3824</text:p>
          </table:table-cell>
          <table:table-cell office:value-type="float" office:value="0" calcext:value-type="float">
            <text:p>0</text:p>
          </table:table-cell>
          <table:table-cell table:formula="of:=SQRT([.C33])" office:value-type="float" office:value="61.8384993349612" calcext:value-type="float">
            <text:p>61.83849933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  <table:table-cell table:formula="of:=SQRT([.I33])" office:value-type="float" office:value="56.7186036499489" calcext:value-type="float">
            <text:p>56.718603649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719" calcext:value-type="float">
            <text:p>3719</text:p>
          </table:table-cell>
          <table:table-cell office:value-type="float" office:value="0" calcext:value-type="float">
            <text:p>0</text:p>
          </table:table-cell>
          <table:table-cell table:formula="of:=SQRT([.C34])" office:value-type="float" office:value="60.9836043539573" calcext:value-type="float">
            <text:p>60.98360435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161" calcext:value-type="float">
            <text:p>3161</text:p>
          </table:table-cell>
          <table:table-cell office:value-type="float" office:value="0" calcext:value-type="float">
            <text:p>0</text:p>
          </table:table-cell>
          <table:table-cell table:formula="of:=SQRT([.I34])" office:value-type="float" office:value="56.2227711874824" calcext:value-type="float">
            <text:p>56.222771187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802" calcext:value-type="float">
            <text:p>3802</text:p>
          </table:table-cell>
          <table:table-cell office:value-type="float" office:value="0" calcext:value-type="float">
            <text:p>0</text:p>
          </table:table-cell>
          <table:table-cell table:formula="of:=SQRT([.C35])" office:value-type="float" office:value="61.660360037872" calcext:value-type="float">
            <text:p>61.660360037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table:formula="of:=SQRT([.I35])" office:value-type="float" office:value="56.7097875150313" calcext:value-type="float">
            <text:p>56.7097875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776" calcext:value-type="float">
            <text:p>3776</text:p>
          </table:table-cell>
          <table:table-cell office:value-type="float" office:value="0" calcext:value-type="float">
            <text:p>0</text:p>
          </table:table-cell>
          <table:table-cell table:formula="of:=SQRT([.C36])" office:value-type="float" office:value="61.4491659829489" calcext:value-type="float">
            <text:p>61.449165982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  <table:table-cell table:formula="of:=SQRT([.I36])" office:value-type="float" office:value="55.5967624956706" calcext:value-type="float">
            <text:p>55.596762495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637" calcext:value-type="float">
            <text:p>3637</text:p>
          </table:table-cell>
          <table:table-cell office:value-type="float" office:value="0" calcext:value-type="float">
            <text:p>0</text:p>
          </table:table-cell>
          <table:table-cell table:formula="of:=SQRT([.C37])" office:value-type="float" office:value="60.3075451332584" calcext:value-type="float">
            <text:p>60.307545133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  <table:table-cell table:formula="of:=SQRT([.I37])" office:value-type="float" office:value="55.8569601750758" calcext:value-type="float">
            <text:p>55.856960175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572" calcext:value-type="float">
            <text:p>3572</text:p>
          </table:table-cell>
          <table:table-cell office:value-type="float" office:value="0" calcext:value-type="float">
            <text:p>0</text:p>
          </table:table-cell>
          <table:table-cell table:formula="of:=SQRT([.C38])" office:value-type="float" office:value="59.7662111899357" calcext:value-type="float">
            <text:p>59.766211189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  <table:table-cell table:formula="of:=SQRT([.I38])" office:value-type="float" office:value="55.9732078766261" calcext:value-type="float">
            <text:p>55.973207876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  <table:table-cell table:formula="of:=SQRT([.C39])" office:value-type="float" office:value="59.2030404624627" calcext:value-type="float">
            <text:p>59.203040462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table:formula="of:=SQRT([.I39])" office:value-type="float" office:value="54.817880294663" calcext:value-type="float">
            <text:p>54.817880294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88" calcext:value-type="float">
            <text:p>3588</text:p>
          </table:table-cell>
          <table:table-cell office:value-type="float" office:value="0" calcext:value-type="float">
            <text:p>0</text:p>
          </table:table-cell>
          <table:table-cell table:formula="of:=SQRT([.C40])" office:value-type="float" office:value="59.8999165274878" calcext:value-type="float">
            <text:p>59.8999165275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  <table:table-cell table:formula="of:=SQRT([.I40])" office:value-type="float" office:value="53.6842621258782" calcext:value-type="float">
            <text:p>53.68426212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580" calcext:value-type="float">
            <text:p>3580</text:p>
          </table:table-cell>
          <table:table-cell office:value-type="float" office:value="0" calcext:value-type="float">
            <text:p>0</text:p>
          </table:table-cell>
          <table:table-cell table:formula="of:=SQRT([.C41])" office:value-type="float" office:value="59.8331012066064" calcext:value-type="float">
            <text:p>59.833101206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  <table:table-cell table:formula="of:=SQRT([.I41])" office:value-type="float" office:value="54.2033209314706" calcext:value-type="float">
            <text:p>54.203320931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455" calcext:value-type="float">
            <text:p>3455</text:p>
          </table:table-cell>
          <table:table-cell office:value-type="float" office:value="0" calcext:value-type="float">
            <text:p>0</text:p>
          </table:table-cell>
          <table:table-cell table:formula="of:=SQRT([.C42])" office:value-type="float" office:value="58.7792480387424" calcext:value-type="float">
            <text:p>58.779248038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  <table:table-cell table:formula="of:=SQRT([.I42])" office:value-type="float" office:value="53.5537113559835" calcext:value-type="float">
            <text:p>53.55371135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502" calcext:value-type="float">
            <text:p>3502</text:p>
          </table:table-cell>
          <table:table-cell office:value-type="float" office:value="0" calcext:value-type="float">
            <text:p>0</text:p>
          </table:table-cell>
          <table:table-cell table:formula="of:=SQRT([.C43])" office:value-type="float" office:value="59.177698502054" calcext:value-type="float">
            <text:p>59.177698502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  <table:table-cell table:formula="of:=SQRT([.I43])" office:value-type="float" office:value="53.5723809439155" calcext:value-type="float">
            <text:p>53.572380943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441" calcext:value-type="float">
            <text:p>3441</text:p>
          </table:table-cell>
          <table:table-cell office:value-type="float" office:value="0" calcext:value-type="float">
            <text:p>0</text:p>
          </table:table-cell>
          <table:table-cell table:formula="of:=SQRT([.C44])" office:value-type="float" office:value="58.6600375042499" calcext:value-type="float">
            <text:p>58.66003750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  <table:table-cell table:formula="of:=SQRT([.I44])" office:value-type="float" office:value="52.773099207835" calcext:value-type="float">
            <text:p>52.773099207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397" calcext:value-type="float">
            <text:p>3397</text:p>
          </table:table-cell>
          <table:table-cell office:value-type="float" office:value="0" calcext:value-type="float">
            <text:p>0</text:p>
          </table:table-cell>
          <table:table-cell table:formula="of:=SQRT([.C45])" office:value-type="float" office:value="58.2837884835912" calcext:value-type="float">
            <text:p>58.283788483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  <table:table-cell table:formula="of:=SQRT([.I45])" office:value-type="float" office:value="52.5642464038057" calcext:value-type="float">
            <text:p>52.564246403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389" calcext:value-type="float">
            <text:p>3389</text:p>
          </table:table-cell>
          <table:table-cell office:value-type="float" office:value="0" calcext:value-type="float">
            <text:p>0</text:p>
          </table:table-cell>
          <table:table-cell table:formula="of:=SQRT([.C46])" office:value-type="float" office:value="58.2151183113115" calcext:value-type="float">
            <text:p>58.215118311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  <table:table-cell table:formula="of:=SQRT([.I46])" office:value-type="float" office:value="51.7107338953916" calcext:value-type="float">
            <text:p>51.710733895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332" calcext:value-type="float">
            <text:p>3332</text:p>
          </table:table-cell>
          <table:table-cell office:value-type="float" office:value="0" calcext:value-type="float">
            <text:p>0</text:p>
          </table:table-cell>
          <table:table-cell table:formula="of:=SQRT([.C47])" office:value-type="float" office:value="57.7234787586472" calcext:value-type="float">
            <text:p>57.723478758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  <table:table-cell table:formula="of:=SQRT([.I47])" office:value-type="float" office:value="51.3030213535226" calcext:value-type="float">
            <text:p>51.303021353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table:formula="of:=SQRT([.C48])" office:value-type="float" office:value="56.859475903318" calcext:value-type="float">
            <text:p>56.859475903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  <table:table-cell table:formula="of:=SQRT([.I48])" office:value-type="float" office:value="51.7397332811061" calcext:value-type="float">
            <text:p>51.739733281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  <table:table-cell table:formula="of:=SQRT([.C49])" office:value-type="float" office:value="57.393379409127" calcext:value-type="float">
            <text:p>57.393379409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  <table:table-cell table:formula="of:=SQRT([.I49])" office:value-type="float" office:value="51.4003891035856" calcext:value-type="float">
            <text:p>51.400389103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table:formula="of:=SQRT([.C50])" office:value-type="float" office:value="56.9473440996154" calcext:value-type="float">
            <text:p>56.947344099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  <table:table-cell table:formula="of:=SQRT([.I50])" office:value-type="float" office:value="51.2249938994628" calcext:value-type="float">
            <text:p>51.224993899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  <table:table-cell table:formula="of:=SQRT([.C51])" office:value-type="float" office:value="56.9649014745045" calcext:value-type="float">
            <text:p>56.964901474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  <table:table-cell table:formula="of:=SQRT([.I51])" office:value-type="float" office:value="50.37856687124" calcext:value-type="float">
            <text:p>50.37856687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table:formula="of:=SQRT([.C52])" office:value-type="float" office:value="56.1070405564221" calcext:value-type="float">
            <text:p>56.107040556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table:formula="of:=SQRT([.I52])" office:value-type="float" office:value="49.8998997994986" calcext:value-type="float">
            <text:p>49.899899799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  <table:table-cell table:formula="of:=SQRT([.C53])" office:value-type="float" office:value="55.7853027239254" calcext:value-type="float">
            <text:p>55.785302723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  <table:table-cell table:formula="of:=SQRT([.I53])" office:value-type="float" office:value="49.2341345003647" calcext:value-type="float">
            <text:p>49.234134500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  <table:table-cell table:formula="of:=SQRT([.C54])" office:value-type="float" office:value="55.874860178796" calcext:value-type="float">
            <text:p>55.874860178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table:formula="of:=SQRT([.I54])" office:value-type="float" office:value="49.5883050728698" calcext:value-type="float">
            <text:p>49.588305072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  <table:table-cell table:formula="of:=SQRT([.C55])" office:value-type="float" office:value="56.1515805654658" calcext:value-type="float">
            <text:p>56.151580565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  <table:table-cell table:formula="of:=SQRT([.I55])" office:value-type="float" office:value="49.829710013204" calcext:value-type="float">
            <text:p>49.829710013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SQRT([.C56])" office:value-type="float" office:value="55.6057550978314" calcext:value-type="float">
            <text:p>55.605755097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  <table:table-cell table:formula="of:=SQRT([.I5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  <table:table-cell table:formula="of:=SQRT([.C57])" office:value-type="float" office:value="56.1337688027448" calcext:value-type="float">
            <text:p>56.133768802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  <table:table-cell table:formula="of:=SQRT([.I57])" office:value-type="float" office:value="48.6004115208915" calcext:value-type="float">
            <text:p>48.600411520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  <table:table-cell table:formula="of:=SQRT([.C58])" office:value-type="float" office:value="54.0092584655631" calcext:value-type="float">
            <text:p>54.009258465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  <table:table-cell table:formula="of:=SQRT([.I58])" office:value-type="float" office:value="48.155996511338" calcext:value-type="float">
            <text:p>48.155996511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  <table:table-cell table:formula="of:=SQRT([.C59])" office:value-type="float" office:value="54.561891462815" calcext:value-type="float">
            <text:p>54.561891462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  <table:table-cell table:formula="of:=SQRT([.I59])" office:value-type="float" office:value="47.6969600708473" calcext:value-type="float">
            <text:p>47.696960070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  <table:table-cell table:formula="of:=SQRT([.C60])" office:value-type="float" office:value="55" calcext:value-type="float">
            <text:p>5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  <table:table-cell table:formula="of:=SQRT([.I60])" office:value-type="float" office:value="47.1911008559877" calcext:value-type="float">
            <text:p>47.19110085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table:formula="of:=SQRT([.C61])" office:value-type="float" office:value="54.644304369257" calcext:value-type="float">
            <text:p>54.64430436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  <table:table-cell table:formula="of:=SQRT([.I61])" office:value-type="float" office:value="47.1593044902064" calcext:value-type="float">
            <text:p>47.159304490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  <table:table-cell table:formula="of:=SQRT([.C62])" office:value-type="float" office:value="53.4041196912748" calcext:value-type="float">
            <text:p>53.404119691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  <table:table-cell table:formula="of:=SQRT([.I62])" office:value-type="float" office:value="47.3075046900595" calcext:value-type="float">
            <text:p>47.307504690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formula="of:=SQRT([.C63])" office:value-type="float" office:value="53.0565735795292" calcext:value-type="float">
            <text:p>53.0565735795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  <table:table-cell table:formula="of:=SQRT([.I63])" office:value-type="float" office:value="47.0744091837593" calcext:value-type="float">
            <text:p>47.0744091838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  <table:table-cell table:formula="of:=SQRT([.C64])" office:value-type="float" office:value="53.6563137011853" calcext:value-type="float">
            <text:p>53.656313701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table:formula="of:=SQRT([.I64])" office:value-type="float" office:value="46.7974358271904" calcext:value-type="float">
            <text:p>46.797435827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  <table:table-cell table:formula="of:=SQRT([.C65])" office:value-type="float" office:value="53.7680202350803" calcext:value-type="float">
            <text:p>53.768020235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  <table:table-cell table:formula="of:=SQRT([.I65])" office:value-type="float" office:value="46.8081189538738" calcext:value-type="float">
            <text:p>46.808118953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  <table:table-cell table:formula="of:=SQRT([.C66])" office:value-type="float" office:value="53.2728824074688" calcext:value-type="float">
            <text:p>53.272882407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formula="of:=SQRT([.I66])" office:value-type="float" office:value="46.9041575982343" calcext:value-type="float">
            <text:p>46.904157598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  <table:table-cell table:formula="of:=SQRT([.C67])" office:value-type="float" office:value="53.39475629685" calcext:value-type="float">
            <text:p>53.394756296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  <table:table-cell table:formula="of:=SQRT([.I67])" office:value-type="float" office:value="46.518813398452" calcext:value-type="float">
            <text:p>46.518813398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  <table:table-cell table:formula="of:=SQRT([.C68])" office:value-type="float" office:value="53.6469943240066" calcext:value-type="float">
            <text:p>53.64699432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  <table:table-cell table:formula="of:=SQRT([.I68])" office:value-type="float" office:value="45.7930125674212" calcext:value-type="float">
            <text:p>45.793012567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  <table:table-cell table:formula="of:=SQRT([.C69])" office:value-type="float" office:value="53.1507290636733" calcext:value-type="float">
            <text:p>53.150729063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  <table:table-cell table:formula="of:=SQRT([.I69])" office:value-type="float" office:value="46.9680742632695" calcext:value-type="float">
            <text:p>46.968074263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  <table:table-cell table:formula="of:=SQRT([.C70])" office:value-type="float" office:value="52.0864665724217" calcext:value-type="float">
            <text:p>52.086466572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  <table:table-cell table:formula="of:=SQRT([.I70])" office:value-type="float" office:value="45.1220566907139" calcext:value-type="float">
            <text:p>45.122056690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  <table:table-cell table:formula="of:=SQRT([.C71])" office:value-type="float" office:value="52.0960651105244" calcext:value-type="float">
            <text:p>52.096065110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  <table:table-cell table:formula="of:=SQRT([.I71])" office:value-type="float" office:value="45.3982378512647" calcext:value-type="float">
            <text:p>45.398237851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  <table:table-cell table:formula="of:=SQRT([.C72])" office:value-type="float" office:value="52.4022900262956" calcext:value-type="float">
            <text:p>52.402290026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  <table:table-cell table:formula="of:=SQRT([.I72])" office:value-type="float" office:value="45.8802789878178" calcext:value-type="float">
            <text:p>45.880278987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  <table:table-cell table:formula="of:=SQRT([.C73])" office:value-type="float" office:value="52.3545604508337" calcext:value-type="float">
            <text:p>52.354560450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table:formula="of:=SQRT([.I73])" office:value-type="float" office:value="46.3141447076376" calcext:value-type="float">
            <text:p>46.3141447076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  <table:table-cell table:formula="of:=SQRT([.C74])" office:value-type="float" office:value="51.361464153585" calcext:value-type="float">
            <text:p>51.361464153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 table:formula="of:=SQRT([.I74])" office:value-type="float" office:value="44.1701256507156" calcext:value-type="float">
            <text:p>44.170125650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  <table:table-cell table:formula="of:=SQRT([.C75])" office:value-type="float" office:value="51.0392006206994" calcext:value-type="float">
            <text:p>51.0392006207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 table:formula="of:=SQRT([.I75])" office:value-type="float" office:value="45.0222167379617" calcext:value-type="float">
            <text:p>45.02221673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  <table:table-cell table:formula="of:=SQRT([.C76])" office:value-type="float" office:value="50.4975246918104" calcext:value-type="float">
            <text:p>50.497524691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  <table:table-cell table:formula="of:=SQRT([.I76])" office:value-type="float" office:value="45.0333209967908" calcext:value-type="float">
            <text:p>45.0333209968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  <table:table-cell table:formula="of:=SQRT([.C77])" office:value-type="float" office:value="50.1796771611775" calcext:value-type="float">
            <text:p>50.179677161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table:formula="of:=SQRT([.I77])" office:value-type="float" office:value="44.977772288098" calcext:value-type="float">
            <text:p>44.977772288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  <table:table-cell table:formula="of:=SQRT([.C78])" office:value-type="float" office:value="51.0685813392148" calcext:value-type="float">
            <text:p>51.068581339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  <table:table-cell table:formula="of:=SQRT([.I78])" office:value-type="float" office:value="45.596052460712" calcext:value-type="float">
            <text:p>45.596052460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  <table:table-cell table:formula="of:=SQRT([.C79])" office:value-type="float" office:value="50.5173237612604" calcext:value-type="float">
            <text:p>50.517323761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formula="of:=SQRT([.I79])" office:value-type="float" office:value="43.9089968002003" calcext:value-type="float">
            <text:p>43.908996800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  <table:table-cell table:formula="of:=SQRT([.C80])" office:value-type="float" office:value="50.7740090991444" calcext:value-type="float">
            <text:p>50.774009099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table:formula="of:=SQRT([.I80])" office:value-type="float" office:value="43.806392227619" calcext:value-type="float">
            <text:p>43.806392227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  <table:table-cell table:formula="of:=SQRT([.C81])" office:value-type="float" office:value="50.4579032461715" calcext:value-type="float">
            <text:p>50.457903246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formula="of:=SQRT([.I81])" office:value-type="float" office:value="44.1927595879687" calcext:value-type="float">
            <text:p>44.19275958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  <table:table-cell table:formula="of:=SQRT([.C82])" office:value-type="float" office:value="50.5074251966976" calcext:value-type="float">
            <text:p>50.507425196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  <table:table-cell table:formula="of:=SQRT([.I82])" office:value-type="float" office:value="43.9545219516718" calcext:value-type="float">
            <text:p>43.954521951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formula="of:=SQRT([.C83])" office:value-type="float" office:value="50.1996015920445" calcext:value-type="float">
            <text:p>50.19960159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formula="of:=SQRT([.I83])" office:value-type="float" office:value="44.2718872423573" calcext:value-type="float">
            <text:p>44.271887242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  <table:table-cell table:formula="of:=SQRT([.C84])" office:value-type="float" office:value="50.0199960015992" calcext:value-type="float">
            <text:p>50.019996001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table:formula="of:=SQRT([.I84])" office:value-type="float" office:value="43.6004587131833" calcext:value-type="float">
            <text:p>43.600458713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  <table:table-cell table:formula="of:=SQRT([.C85])" office:value-type="float" office:value="50.7641605859882" calcext:value-type="float">
            <text:p>50.76416058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table:formula="of:=SQRT([.I85])" office:value-type="float" office:value="42.7784992724149" calcext:value-type="float">
            <text:p>42.778499272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  <table:table-cell table:formula="of:=SQRT([.C86])" office:value-type="float" office:value="50.0899191454728" calcext:value-type="float">
            <text:p>50.089919145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  <table:table-cell table:formula="of:=SQRT([.I86])" office:value-type="float" office:value="42.9883705204094" calcext:value-type="float">
            <text:p>42.988370520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table:formula="of:=SQRT([.C87])" office:value-type="float" office:value="48.8057373676497" calcext:value-type="float">
            <text:p>48.805737367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formula="of:=SQRT([.I87])" office:value-type="float" office:value="44.0794736810684" calcext:value-type="float">
            <text:p>44.0794736811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  <table:table-cell table:formula="of:=SQRT([.C88])" office:value-type="float" office:value="49.3558507170123" calcext:value-type="float">
            <text:p>49.35585071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table:formula="of:=SQRT([.I88])" office:value-type="float" office:value="43.3820239269677" calcext:value-type="float">
            <text:p>43.38202392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  <table:table-cell table:formula="of:=SQRT([.C89])" office:value-type="float" office:value="48.2078831727758" calcext:value-type="float">
            <text:p>48.207883172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 table:formula="of:=SQRT([.I89])" office:value-type="float" office:value="43.8292140016223" calcext:value-type="float">
            <text:p>43.829214001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  <table:table-cell table:formula="of:=SQRT([.C90])" office:value-type="float" office:value="48.8057373676497" calcext:value-type="float">
            <text:p>48.805737367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 table:formula="of:=SQRT([.I90])" office:value-type="float" office:value="42.9301758673314" calcext:value-type="float">
            <text:p>42.930175867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  <table:table-cell table:formula="of:=SQRT([.C91])" office:value-type="float" office:value="48.7647413609464" calcext:value-type="float">
            <text:p>48.764741360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 table:formula="of:=SQRT([.I91])" office:value-type="float" office:value="42.7784992724149" calcext:value-type="float">
            <text:p>42.778499272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  <table:table-cell table:formula="of:=SQRT([.C92])" office:value-type="float" office:value="48.2700735445887" calcext:value-type="float">
            <text:p>48.270073544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  <table:table-cell table:formula="of:=SQRT([.I92])" office:value-type="float" office:value="43.6577599058862" calcext:value-type="float">
            <text:p>43.6577599059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  <table:table-cell table:formula="of:=SQRT([.C93])" office:value-type="float" office:value="49.1629942131274" calcext:value-type="float">
            <text:p>49.162994213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 table:formula="of:=SQRT([.I93])" office:value-type="float" office:value="43.081318457076" calcext:value-type="float">
            <text:p>43.081318457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table:formula="of:=SQRT([.C94])" office:value-type="float" office:value="48.1663783151692" calcext:value-type="float">
            <text:p>48.166378315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table:formula="of:=SQRT([.I94])" office:value-type="float" office:value="42.3674403286297" calcext:value-type="float">
            <text:p>42.3674403286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  <table:table-cell table:formula="of:=SQRT([.C95])" office:value-type="float" office:value="48.363209157375" calcext:value-type="float">
            <text:p>48.363209157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 table:formula="of:=SQRT([.I95])" office:value-type="float" office:value="42.614551505325" calcext:value-type="float">
            <text:p>42.614551505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table:formula="of:=SQRT([.C96])" office:value-type="float" office:value="48.0624593627917" calcext:value-type="float">
            <text:p>48.062459362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table:formula="of:=SQRT([.I96])" office:value-type="float" office:value="42.3674403286297" calcext:value-type="float">
            <text:p>42.367440328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  <table:table-cell table:formula="of:=SQRT([.C97])" office:value-type="float" office:value="48.155996511338" calcext:value-type="float">
            <text:p>48.15599651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  <table:table-cell table:formula="of:=SQRT([.I97])" office:value-type="float" office:value="41.7372735094184" calcext:value-type="float">
            <text:p>41.737273509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  <table:table-cell table:formula="of:=SQRT([.C98])" office:value-type="float" office:value="47.1805044483418" calcext:value-type="float">
            <text:p>47.180504448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 table:formula="of:=SQRT([.I98])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  <table:table-cell table:formula="of:=SQRT([.C99])" office:value-type="float" office:value="48.135226186235" calcext:value-type="float">
            <text:p>48.135226186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  <table:table-cell table:formula="of:=SQRT([.I99])" office:value-type="float" office:value="42.8368999812078" calcext:value-type="float">
            <text:p>42.836899981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  <table:table-cell table:formula="of:=SQRT([.C100])" office:value-type="float" office:value="47.2652091923859" calcext:value-type="float">
            <text:p>47.265209192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table:formula="of:=SQRT([.I100])" office:value-type="float" office:value="41.5692193816531" calcext:value-type="float">
            <text:p>41.56921938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  <table:table-cell table:formula="of:=SQRT([.C101])" office:value-type="float" office:value="47.1062628532555" calcext:value-type="float">
            <text:p>47.106262853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 table:formula="of:=SQRT([.I101])" office:value-type="float" office:value="41.5812457725836" calcext:value-type="float">
            <text:p>41.5812457726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  <table:table-cell table:formula="of:=SQRT([.C102])" office:value-type="float" office:value="47.2969343615419" calcext:value-type="float">
            <text:p>47.296934361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table:formula="of:=SQRT([.I102])" office:value-type="float" office:value="40.9389789809174" calcext:value-type="float">
            <text:p>40.9389789809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  <table:table-cell table:formula="of:=SQRT([.C103])" office:value-type="float" office:value="47.4973683481517" calcext:value-type="float">
            <text:p>47.4973683482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table:formula="of:=SQRT([.I103])" office:value-type="float" office:value="42.190046219458" calcext:value-type="float">
            <text:p>42.1900462195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  <table:table-cell table:formula="of:=SQRT([.C104])" office:value-type="float" office:value="47.6864760702655" calcext:value-type="float">
            <text:p>47.686476070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table:formula="of:=SQRT([.I104])" office:value-type="float" office:value="41.4608248832558" calcext:value-type="float">
            <text:p>41.460824883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  <table:table-cell table:formula="of:=SQRT([.C105])" office:value-type="float" office:value="46.9787185861854" calcext:value-type="float">
            <text:p>46.978718586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  <table:table-cell table:formula="of:=SQRT([.I105])" office:value-type="float" office:value="41.4125584816973" calcext:value-type="float">
            <text:p>41.412558481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  <table:table-cell table:formula="of:=SQRT([.C106])" office:value-type="float" office:value="46.3465209050259" calcext:value-type="float">
            <text:p>46.3465209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table:formula="of:=SQRT([.I106])" office:value-type="float" office:value="41.9285105864733" calcext:value-type="float">
            <text:p>41.928510586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table:formula="of:=SQRT([.C107])" office:value-type="float" office:value="47.3286382647969" calcext:value-type="float">
            <text:p>47.328638264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  <table:table-cell table:formula="of:=SQRT([.I107])" office:value-type="float" office:value="41.3158565202272" calcext:value-type="float">
            <text:p>41.315856520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  <table:table-cell table:formula="of:=SQRT([.C108])" office:value-type="float" office:value="45.3210767744986" calcext:value-type="float">
            <text:p>45.321076774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formula="of:=SQRT([.I108])" office:value-type="float" office:value="41.8330013267038" calcext:value-type="float">
            <text:p>41.8330013267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  <table:table-cell table:formula="of:=SQRT([.C109])" office:value-type="float" office:value="46.1410879802373" calcext:value-type="float">
            <text:p>46.141087980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 table:formula="of:=SQRT([.I109])" office:value-type="float" office:value="40.681691213616" calcext:value-type="float">
            <text:p>40.681691213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  <table:table-cell table:formula="of:=SQRT([.C110])" office:value-type="float" office:value="46.0434577328854" calcext:value-type="float">
            <text:p>46.0434577329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 table:formula="of:=SQRT([.I110])" office:value-type="float" office:value="41.424630354416" calcext:value-type="float">
            <text:p>41.4246303544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  <table:table-cell table:formula="of:=SQRT([.C111])" office:value-type="float" office:value="46.6154480832267" calcext:value-type="float">
            <text:p>46.615448083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table:formula="of:=SQRT([.I111])" office:value-type="float" office:value="41.3279566395437" calcext:value-type="float">
            <text:p>41.3279566395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  <table:table-cell table:formula="of:=SQRT([.C112])" office:value-type="float" office:value="46.8508271004899" calcext:value-type="float">
            <text:p>46.850827100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  <table:table-cell table:formula="of:=SQRT([.I112])" office:value-type="float" office:value="41.5210789840534" calcext:value-type="float">
            <text:p>41.521078984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table:formula="of:=SQRT([.C113])" office:value-type="float" office:value="45.6289381861993" calcext:value-type="float">
            <text:p>45.628938186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table:formula="of:=SQRT([.I113])" office:value-type="float" office:value="41.988093550434" calcext:value-type="float">
            <text:p>41.988093550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  <table:table-cell table:formula="of:=SQRT([.C114])" office:value-type="float" office:value="45.066617356975" calcext:value-type="float">
            <text:p>45.066617357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table:formula="of:=SQRT([.I114])" office:value-type="float" office:value="41.4487635521254" calcext:value-type="float">
            <text:p>41.448763552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  <table:table-cell table:formula="of:=SQRT([.C115])" office:value-type="float" office:value="45.4312667664022" calcext:value-type="float">
            <text:p>45.431266766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table:formula="of:=SQRT([.I115])" office:value-type="float" office:value="41.8090899207338" calcext:value-type="float">
            <text:p>41.8090899207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  <table:table-cell table:formula="of:=SQRT([.C116])" office:value-type="float" office:value="45.8475735453906" calcext:value-type="float">
            <text:p>45.8475735454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table:formula="of:=SQRT([.I116])" office:value-type="float" office:value="40.4598566482878" calcext:value-type="float">
            <text:p>40.4598566483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  <table:table-cell table:formula="of:=SQRT([.C117])" office:value-type="float" office:value="45.7493169347915" calcext:value-type="float">
            <text:p>45.749316934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table:formula="of:=SQRT([.I117])" office:value-type="float" office:value="40.853396431631" calcext:value-type="float">
            <text:p>40.853396431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  <table:table-cell table:formula="of:=SQRT([.C118])" office:value-type="float" office:value="45.8475735453906" calcext:value-type="float">
            <text:p>45.847573545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  <table:table-cell table:formula="of:=SQRT([.I118])" office:value-type="float" office:value="40.9389789809174" calcext:value-type="float">
            <text:p>40.938978980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  <table:table-cell table:formula="of:=SQRT([.C119])" office:value-type="float" office:value="45.7930125674212" calcext:value-type="float">
            <text:p>45.793012567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 table:formula="of:=SQRT([.I119])" office:value-type="float" office:value="41.4366987102013" calcext:value-type="float">
            <text:p>41.4366987102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  <table:table-cell table:formula="of:=SQRT([.C120])" office:value-type="float" office:value="45.3541618817943" calcext:value-type="float">
            <text:p>45.3541618818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table:formula="of:=SQRT([.I120])" office:value-type="float" office:value="40.024992192379" calcext:value-type="float">
            <text:p>40.024992192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table:formula="of:=SQRT([.C121])" office:value-type="float" office:value="44.6430285710994" calcext:value-type="float">
            <text:p>44.643028571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table:formula="of:=SQRT([.I121])" office:value-type="float" office:value="39.8246155034798" calcext:value-type="float">
            <text:p>39.8246155035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  <table:table-cell table:formula="of:=SQRT([.C122])" office:value-type="float" office:value="45.7055795281058" calcext:value-type="float">
            <text:p>45.705579528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 table:formula="of:=SQRT([.I122])" office:value-type="float" office:value="41.024382993532" calcext:value-type="float">
            <text:p>41.0243829935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table:formula="of:=SQRT([.C123])" office:value-type="float" office:value="44.497190922574" calcext:value-type="float">
            <text:p>44.4971909226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  <table:table-cell table:formula="of:=SQRT([.I123])" office:value-type="float" office:value="39.2300904918661" calcext:value-type="float">
            <text:p>39.2300904919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  <table:table-cell table:formula="of:=SQRT([.C124])" office:value-type="float" office:value="45.3762052181537" calcext:value-type="float">
            <text:p>45.376205218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table:formula="of:=SQRT([.I124])" office:value-type="float" office:value="41.182520563948" calcext:value-type="float">
            <text:p>41.182520563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  <table:table-cell table:formula="of:=SQRT([.C125])" office:value-type="float" office:value="45.0777106783386" calcext:value-type="float">
            <text:p>45.077710678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  <table:table-cell table:formula="of:=SQRT([.I125])" office:value-type="float" office:value="40.024992192379" calcext:value-type="float">
            <text:p>40.024992192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formula="of:=SQRT([.C126])" office:value-type="float" office:value="44.2718872423573" calcext:value-type="float">
            <text:p>44.271887242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 table:formula="of:=SQRT([.I126])" office:value-type="float" office:value="40.8900966005217" calcext:value-type="float">
            <text:p>40.890096600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  <table:table-cell table:formula="of:=SQRT([.C127])" office:value-type="float" office:value="45.0444225182208" calcext:value-type="float">
            <text:p>45.04442251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  <table:table-cell table:formula="of:=SQRT([.I127])" office:value-type="float" office:value="39.6106046406767" calcext:value-type="float">
            <text:p>39.6106046407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table:formula="of:=SQRT([.C128])" office:value-type="float" office:value="44.4859528390704" calcext:value-type="float">
            <text:p>44.485952839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  <table:table-cell table:formula="of:=SQRT([.I128])" office:value-type="float" office:value="40.137264480779" calcext:value-type="float">
            <text:p>40.137264480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table:formula="of:=SQRT([.C129])" office:value-type="float" office:value="44.2944691807002" calcext:value-type="float">
            <text:p>44.294469180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table:formula="of:=SQRT([.I129])" office:value-type="float" office:value="41.3400532171888" calcext:value-type="float">
            <text:p>41.3400532172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formula="of:=SQRT([.C130])" office:value-type="float" office:value="44.1588043316392" calcext:value-type="float">
            <text:p>44.1588043316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table:formula="of:=SQRT([.I130])" office:value-type="float" office:value="39.4841740447993" calcext:value-type="float">
            <text:p>39.484174044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table:formula="of:=SQRT([.C131])" office:value-type="float" office:value="43.8520238985614" calcext:value-type="float">
            <text:p>43.8520238986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table:formula="of:=SQRT([.I131])" office:value-type="float" office:value="40.7798970082074" calcext:value-type="float">
            <text:p>40.7798970082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table:formula="of:=SQRT([.C132])" office:value-type="float" office:value="44.2040722106007" calcext:value-type="float">
            <text:p>44.2040722106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table:formula="of:=SQRT([.I132])" office:value-type="float" office:value="39.0256326021757" calcext:value-type="float">
            <text:p>39.0256326022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  <table:table-cell table:formula="of:=SQRT([.C133])" office:value-type="float" office:value="45.1220566907139" calcext:value-type="float">
            <text:p>45.1220566907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table:formula="of:=SQRT([.I133])" office:value-type="float" office:value="40.0374824383352" calcext:value-type="float">
            <text:p>40.037482438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table:formula="of:=SQRT([.C134])" office:value-type="float" office:value="44.4634681508314" calcext:value-type="float">
            <text:p>44.4634681508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formula="of:=SQRT([.I134])" office:value-type="float" office:value="40.4351332383115" calcext:value-type="float">
            <text:p>40.435133238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  <table:table-cell table:formula="of:=SQRT([.C135])" office:value-type="float" office:value="43.6692111217961" calcext:value-type="float">
            <text:p>43.669211121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  <table:table-cell table:formula="of:=SQRT([.I135])" office:value-type="float" office:value="39.9749921826134" calcext:value-type="float">
            <text:p>39.974992182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  <table:table-cell table:formula="of:=SQRT([.C136])" office:value-type="float" office:value="43.5775171390019" calcext:value-type="float">
            <text:p>43.57751713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  <table:table-cell table:formula="of:=SQRT([.I136])" office:value-type="float" office:value="39.7994974842648" calcext:value-type="float">
            <text:p>39.799497484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 table:formula="of:=SQRT([.C137])" office:value-type="float" office:value="43.692104549907" calcext:value-type="float">
            <text:p>43.692104549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  <table:table-cell table:formula="of:=SQRT([.I137])" office:value-type="float" office:value="39.3319208785943" calcext:value-type="float">
            <text:p>39.3319208786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SQRT([.C138])" office:value-type="float" office:value="43.8178046004133" calcext:value-type="float">
            <text:p>43.817804600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table:formula="of:=SQRT([.I138])" office:value-type="float" office:value="40.0749298190278" calcext:value-type="float">
            <text:p>40.07492981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  <table:table-cell table:formula="of:=SQRT([.C139])" office:value-type="float" office:value="43.6348484585429" calcext:value-type="float">
            <text:p>43.6348484585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  <table:table-cell table:formula="of:=SQRT([.I139])" office:value-type="float" office:value="39.6988664825584" calcext:value-type="float">
            <text:p>39.698866482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 table:formula="of:=SQRT([.C140])" office:value-type="float" office:value="43.8520238985614" calcext:value-type="float">
            <text:p>43.8520238986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table:formula="of:=SQRT([.I140])" office:value-type="float" office:value="40.1248052954778" calcext:value-type="float">
            <text:p>40.1248052955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formula="of:=SQRT([.C141])" office:value-type="float" office:value="43.0116263352131" calcext:value-type="float">
            <text:p>43.0116263352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formula="of:=SQRT([.I141])" office:value-type="float" office:value="38.3666521865018" calcext:value-type="float">
            <text:p>38.366652186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  <table:table-cell table:formula="of:=SQRT([.C142])" office:value-type="float" office:value="43.6463056855904" calcext:value-type="float">
            <text:p>43.646305685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table:formula="of:=SQRT([.I142])" office:value-type="float" office:value="39.8246155034798" calcext:value-type="float">
            <text:p>39.824615503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table:formula="of:=SQRT([.C143])" office:value-type="float" office:value="43.3820239269677" calcext:value-type="float">
            <text:p>43.382023927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table:formula="of:=SQRT([.I143])" office:value-type="float" office:value="39.0256326021757" calcext:value-type="float">
            <text:p>39.0256326022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 table:formula="of:=SQRT([.C144])" office:value-type="float" office:value="43.2781700167648" calcext:value-type="float">
            <text:p>43.2781700168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  <table:table-cell table:formula="of:=SQRT([.I144])" office:value-type="float" office:value="39.4841740447993" calcext:value-type="float">
            <text:p>39.4841740448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table:formula="of:=SQRT([.C145])" office:value-type="float" office:value="43.3820239269677" calcext:value-type="float">
            <text:p>43.382023927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table:formula="of:=SQRT([.I145])" office:value-type="float" office:value="39.648455203198" calcext:value-type="float">
            <text:p>39.6484552032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table:formula="of:=SQRT([.C146])" office:value-type="float" office:value="43.2434966208793" calcext:value-type="float">
            <text:p>43.243496620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table:formula="of:=SQRT([.I146])" office:value-type="float" office:value="39.2428337406972" calcext:value-type="float">
            <text:p>39.2428337407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 table:formula="of:=SQRT([.C147])" office:value-type="float" office:value="42.9651021178817" calcext:value-type="float">
            <text:p>42.9651021179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table:formula="of:=SQRT([.I147])" office:value-type="float" office:value="39.1152144312159" calcext:value-type="float">
            <text:p>39.115214431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table:formula="of:=SQRT([.C148])" office:value-type="float" office:value="43.1856457633784" calcext:value-type="float">
            <text:p>43.1856457634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table:formula="of:=SQRT([.I148])" office:value-type="float" office:value="39.2173431022552" calcext:value-type="float">
            <text:p>39.2173431023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 table:formula="of:=SQRT([.C149])" office:value-type="float" office:value="42.8485705712571" calcext:value-type="float">
            <text:p>42.8485705713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table:formula="of:=SQRT([.I149])" office:value-type="float" office:value="39.2173431022552" calcext:value-type="float">
            <text:p>39.2173431023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 table:formula="of:=SQRT([.C150])" office:value-type="float" office:value="43.2781700167648" calcext:value-type="float">
            <text:p>43.278170016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table:formula="of:=SQRT([.I150])" office:value-type="float" office:value="40.1995024844836" calcext:value-type="float">
            <text:p>40.19950248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  <table:table-cell table:formula="of:=SQRT([.C151])" office:value-type="float" office:value="42.154477816716" calcext:value-type="float">
            <text:p>42.154477816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formula="of:=SQRT([.I151])" office:value-type="float" office:value="39.6862696659689" calcext:value-type="float">
            <text:p>39.686269666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  <table:table-cell table:formula="of:=SQRT([.C152])" office:value-type="float" office:value="42.4499705535822" calcext:value-type="float">
            <text:p>42.4499705536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table:formula="of:=SQRT([.I152])" office:value-type="float" office:value="39.3954312071844" calcext:value-type="float">
            <text:p>39.3954312072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table:formula="of:=SQRT([.C153])" office:value-type="float" office:value="42.6497362242723" calcext:value-type="float">
            <text:p>42.649736224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table:formula="of:=SQRT([.I153])" office:value-type="float" office:value="39.0640499692492" calcext:value-type="float">
            <text:p>39.064049969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table:formula="of:=SQRT([.C154])" office:value-type="float" office:value="42.284749023732" calcext:value-type="float">
            <text:p>42.2847490237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table:formula="of:=SQRT([.I154])" office:value-type="float" office:value="38.6393581727233" calcext:value-type="float">
            <text:p>38.6393581727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table:formula="of:=SQRT([.C155])" office:value-type="float" office:value="42.166337284616" calcext:value-type="float">
            <text:p>42.1663372846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table:formula="of:=SQRT([.I155])" office:value-type="float" office:value="39.4081209904761" calcext:value-type="float">
            <text:p>39.4081209905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table:formula="of:=SQRT([.C156])" office:value-type="float" office:value="41.2553026894725" calcext:value-type="float">
            <text:p>41.255302689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table:formula="of:=SQRT([.I156])" office:value-type="float" office:value="38.4447655734822" calcext:value-type="float">
            <text:p>38.444765573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 table:formula="of:=SQRT([.C157])" office:value-type="float" office:value="42.7901857906693" calcext:value-type="float">
            <text:p>42.790185790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table:formula="of:=SQRT([.I157])" office:value-type="float" office:value="38.5227205685164" calcext:value-type="float">
            <text:p>38.5227205685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  <table:table-cell table:formula="of:=SQRT([.C158])" office:value-type="float" office:value="43.1045241245046" calcext:value-type="float">
            <text:p>43.104524124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formula="of:=SQRT([.I158])" office:value-type="float" office:value="38.6005181312376" calcext:value-type="float">
            <text:p>38.6005181312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formula="of:=SQRT([.C159])" office:value-type="float" office:value="42.0832508250016" calcext:value-type="float">
            <text:p>42.083250825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  <table:table-cell table:formula="of:=SQRT([.I159])" office:value-type="float" office:value="38.7169213652119" calcext:value-type="float">
            <text:p>38.7169213652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table:formula="of:=SQRT([.C160])" office:value-type="float" office:value="41.8090899207338" calcext:value-type="float">
            <text:p>41.8090899207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table:formula="of:=SQRT([.I160])" office:value-type="float" office:value="38.7685439499603" calcext:value-type="float">
            <text:p>38.7685439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formula="of:=SQRT([.C161])" office:value-type="float" office:value="42.0713679359253" calcext:value-type="float">
            <text:p>42.0713679359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table:formula="of:=SQRT([.I161])" office:value-type="float" office:value="38.6393581727233" calcext:value-type="float">
            <text:p>38.6393581727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 table:formula="of:=SQRT([.C162])" office:value-type="float" office:value="42.2492603485552" calcext:value-type="float">
            <text:p>42.2492603486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formula="of:=SQRT([.I162])" office:value-type="float" office:value="38.2099463490856" calcext:value-type="float">
            <text:p>38.2099463491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C163])" office:value-type="float" office:value="42.3438307194803" calcext:value-type="float">
            <text:p>42.3438307195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  <table:table-cell table:formula="of:=SQRT([.I163])" office:value-type="float" office:value="38.6522961801754" calcext:value-type="float">
            <text:p>38.6522961802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table:formula="of:=SQRT([.C164])" office:value-type="float" office:value="41.206795556073" calcext:value-type="float">
            <text:p>41.206795556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table:formula="of:=SQRT([.I164])" office:value-type="float" office:value="38.379682124791" calcext:value-type="float">
            <text:p>38.3796821248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  <table:table-cell table:formula="of:=SQRT([.C165])" office:value-type="float" office:value="41.988093550434" calcext:value-type="float">
            <text:p>41.988093550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table:formula="of:=SQRT([.I165])" office:value-type="float" office:value="38.0394532032205" calcext:value-type="float">
            <text:p>38.0394532032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table:formula="of:=SQRT([.C166])" office:value-type="float" office:value="42.166337284616" calcext:value-type="float">
            <text:p>42.1663372846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table:formula="of:=SQRT([.I166])" office:value-type="float" office:value="39.1152144312159" calcext:value-type="float">
            <text:p>39.1152144312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table:formula="of:=SQRT([.C167])" office:value-type="float" office:value="40.9878030638384" calcext:value-type="float">
            <text:p>40.987803063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table:formula="of:=SQRT([.I167])" office:value-type="float" office:value="38.7814388593306" calcext:value-type="float">
            <text:p>38.7814388593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table:formula="of:=SQRT([.C168])" office:value-type="float" office:value="41.3279566395437" calcext:value-type="float">
            <text:p>41.327956639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formula="of:=SQRT([.I168])" office:value-type="float" office:value="37.3898381916798" calcext:value-type="float">
            <text:p>37.3898381917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table:formula="of:=SQRT([.C169])" office:value-type="float" office:value="41.6893271713517" calcext:value-type="float">
            <text:p>41.689327171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formula="of:=SQRT([.I169])" office:value-type="float" office:value="37.5099986670221" calcext:value-type="float">
            <text:p>37.509998667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table:formula="of:=SQRT([.C170])" office:value-type="float" office:value="41.5692193816531" calcext:value-type="float">
            <text:p>41.5692193817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table:formula="of:=SQRT([.I170])" office:value-type="float" office:value="38.3927076409049" calcext:value-type="float">
            <text:p>38.3927076409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  <table:table-cell table:formula="of:=SQRT([.C171])" office:value-type="float" office:value="40.4722126896961" calcext:value-type="float">
            <text:p>40.472212689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table:formula="of:=SQRT([.I171])" office:value-type="float" office:value="38.4187454245971" calcext:value-type="float">
            <text:p>38.4187454246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 table:formula="of:=SQRT([.C172])" office:value-type="float" office:value="40.6571027005123" calcext:value-type="float">
            <text:p>40.6571027005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formula="of:=SQRT([.I172])" office:value-type="float" office:value="37.8285606387555" calcext:value-type="float">
            <text:p>37.8285606388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table:formula="of:=SQRT([.C173])" office:value-type="float" office:value="40.0374824383352" calcext:value-type="float">
            <text:p>40.0374824383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table:formula="of:=SQRT([.I173])" office:value-type="float" office:value="38.9486841883009" calcext:value-type="float">
            <text:p>38.9486841883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  <table:table-cell table:formula="of:=SQRT([.C174])" office:value-type="float" office:value="39.6358423652128" calcext:value-type="float">
            <text:p>39.6358423652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table:formula="of:=SQRT([.I174])" office:value-type="float" office:value="38.7040049607272" calcext:value-type="float">
            <text:p>38.7040049607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SQRT([.C175])" office:value-type="float" office:value="40.6939798987516" calcext:value-type="float">
            <text:p>40.693979898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table:formula="of:=SQRT([.I175])" office:value-type="float" office:value="37.4833296279826" calcext:value-type="float">
            <text:p>37.483329628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table:formula="of:=SQRT([.C176])" office:value-type="float" office:value="40.7798970082074" calcext:value-type="float">
            <text:p>40.7798970082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table:formula="of:=SQRT([.I176])" office:value-type="float" office:value="38.5227205685164" calcext:value-type="float">
            <text:p>38.522720568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 table:formula="of:=SQRT([.C177])" office:value-type="float" office:value="41.0365690573664" calcext:value-type="float">
            <text:p>41.0365690574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table:formula="of:=SQRT([.I177]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table:formula="of:=SQRT([.C178])" office:value-type="float" office:value="40.6939798987516" calcext:value-type="float">
            <text:p>40.693979898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table:formula="of:=SQRT([.I178])" office:value-type="float" office:value="38.0131556174964" calcext:value-type="float">
            <text:p>38.013155617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 table:formula="of:=SQRT([.C179])" office:value-type="float" office:value="41.182520563948" calcext:value-type="float">
            <text:p>41.1825205639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SQRT([.I179])" office:value-type="float" office:value="37.9473319220205" calcext:value-type="float">
            <text:p>37.947331922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  <table:table-cell table:formula="of:=SQRT([.C180])" office:value-type="float" office:value="41.2553026894725" calcext:value-type="float">
            <text:p>41.2553026895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table:formula="of:=SQRT([.I180])" office:value-type="float" office:value="38.4837628097877" calcext:value-type="float">
            <text:p>38.483762809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table:formula="of:=SQRT([.C181])" office:value-type="float" office:value="40.1248052954778" calcext:value-type="float">
            <text:p>40.124805295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  <table:table-cell table:formula="of:=SQRT([.I181])" office:value-type="float" office:value="37.6961536499415" calcext:value-type="float">
            <text:p>37.6961536499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table:formula="of:=SQRT([.C182])" office:value-type="float" office:value="40.3980197534483" calcext:value-type="float">
            <text:p>40.398019753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table:formula="of:=SQRT([.I182])" office:value-type="float" office:value="38.405728739343" calcext:value-type="float">
            <text:p>38.4057287393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  <table:table-cell table:formula="of:=SQRT([.C183])" office:value-type="float" office:value="41.4487635521254" calcext:value-type="float">
            <text:p>41.448763552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table:formula="of:=SQRT([.I183])" office:value-type="float" office:value="37.9341534767813" calcext:value-type="float">
            <text:p>37.9341534768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  <table:table-cell table:formula="of:=SQRT([.C184])" office:value-type="float" office:value="40.7185461430047" calcext:value-type="float">
            <text:p>40.71854614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table:formula="of:=SQRT([.I184])" office:value-type="float" office:value="38.1575680566778" calcext:value-type="float">
            <text:p>38.1575680567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table:formula="of:=SQRT([.C185])" office:value-type="float" office:value="40.7798970082074" calcext:value-type="float">
            <text:p>40.7798970082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formula="of:=SQRT([.I185])" office:value-type="float" office:value="37.3496987939662" calcext:value-type="float">
            <text:p>37.34969879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  <table:table-cell table:formula="of:=SQRT([.C186])" office:value-type="float" office:value="40.6448028658032" calcext:value-type="float">
            <text:p>40.6448028658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table:formula="of:=SQRT([.I186])" office:value-type="float" office:value="38.742741255621" calcext:value-type="float">
            <text:p>38.742741255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table:formula="of:=SQRT([.C187])" office:value-type="float" office:value="40.8289113251872" calcext:value-type="float">
            <text:p>40.828911325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formula="of:=SQRT([.I187])" office:value-type="float" office:value="38.0525951808809" calcext:value-type="float">
            <text:p>38.0525951809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  <table:table-cell table:formula="of:=SQRT([.C188])" office:value-type="float" office:value="40.7798970082074" calcext:value-type="float">
            <text:p>40.7798970082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  <table:table-cell table:formula="of:=SQRT([.I188])" office:value-type="float" office:value="37.9868398264452" calcext:value-type="float">
            <text:p>37.9868398264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 table:formula="of:=SQRT([.C189])" office:value-type="float" office:value="40.3980197534483" calcext:value-type="float">
            <text:p>40.398019753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table:formula="of:=SQRT([.I189])" office:value-type="float" office:value="38.0657326213486" calcext:value-type="float">
            <text:p>38.0657326213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table:formula="of:=SQRT([.C190])" office:value-type="float" office:value="40.348482003664" calcext:value-type="float">
            <text:p>40.3484820037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table:formula="of:=SQRT([.I190])" office:value-type="float" office:value="37.5233260785874" calcext:value-type="float">
            <text:p>37.523326078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 table:formula="of:=SQRT([.C191])" office:value-type="float" office:value="39.4715087119811" calcext:value-type="float">
            <text:p>39.47150871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formula="of:=SQRT([.I191])" office:value-type="float" office:value="37.3898381916798" calcext:value-type="float">
            <text:p>37.3898381917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 table:formula="of:=SQRT([.C192])" office:value-type="float" office:value="40.6693988153255" calcext:value-type="float">
            <text:p>40.6693988153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formula="of:=SQRT([.I192])" office:value-type="float" office:value="37.2827037646145" calcext:value-type="float">
            <text:p>37.2827037646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table:formula="of:=SQRT([.C193])" office:value-type="float" office:value="40.0124980474851" calcext:value-type="float">
            <text:p>40.012498047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  <table:table-cell table:formula="of:=SQRT([.I193])" office:value-type="float" office:value="38.0525951808809" calcext:value-type="float">
            <text:p>38.0525951809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table:formula="of:=SQRT([.C194])" office:value-type="float" office:value="39.7869325281555" calcext:value-type="float">
            <text:p>39.7869325282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formula="of:=SQRT([.I194])" office:value-type="float" office:value="37.3496987939662" calcext:value-type="float">
            <text:p>37.349698794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table:formula="of:=SQRT([.C195])" office:value-type="float" office:value="39.9249295553543" calcext:value-type="float">
            <text:p>39.9249295554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  <table:table-cell table:formula="of:=SQRT([.I195])" office:value-type="float" office:value="37.4699879903904" calcext:value-type="float">
            <text:p>37.469987990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  <table:table-cell table:formula="of:=SQRT([.C196])" office:value-type="float" office:value="38.7556447501522" calcext:value-type="float">
            <text:p>38.755644750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  <table:table-cell table:formula="of:=SQRT([.I196])" office:value-type="float" office:value="36.4142829120662" calcext:value-type="float">
            <text:p>36.4142829121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table:formula="of:=SQRT([.C197])" office:value-type="float" office:value="40.3856410126173" calcext:value-type="float">
            <text:p>40.3856410126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formula="of:=SQRT([.I197])" office:value-type="float" office:value="37.1483512420134" calcext:value-type="float">
            <text:p>37.14835124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 table:formula="of:=SQRT([.C198])" office:value-type="float" office:value="40.3608721412211" calcext:value-type="float">
            <text:p>40.3608721412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table:formula="of:=SQRT([.I198])" office:value-type="float" office:value="38.5227205685164" calcext:value-type="float">
            <text:p>38.5227205685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table:formula="of:=SQRT([.C199])" office:value-type="float" office:value="38.9486841883009" calcext:value-type="float">
            <text:p>38.9486841883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table:formula="of:=SQRT([.I199])" office:value-type="float" office:value="38.0919939094818" calcext:value-type="float">
            <text:p>38.091993909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formula="of:=SQRT([.C200])" office:value-type="float" office:value="39.560080889705" calcext:value-type="float">
            <text:p>39.5600808897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formula="of:=SQRT([.I200])" office:value-type="float" office:value="38.2099463490856" calcext:value-type="float">
            <text:p>38.209946349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formula="of:=SQRT([.C201])" office:value-type="float" office:value="39.9624824053762" calcext:value-type="float">
            <text:p>39.962482405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table:formula="of:=SQRT([.I201])" office:value-type="float" office:value="37.72267222772" calcext:value-type="float">
            <text:p>37.722672227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table:formula="of:=SQRT([.C202])" office:value-type="float" office:value="39.0896405713841" calcext:value-type="float">
            <text:p>39.08964057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table:formula="of:=SQRT([.I202])" office:value-type="float" office:value="37.2692903071684" calcext:value-type="float">
            <text:p>37.269290307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  <table:table-cell table:formula="of:=SQRT([.C203])" office:value-type="float" office:value="39.9124040869502" calcext:value-type="float">
            <text:p>39.912404087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  <table:table-cell table:formula="of:=SQRT([.I203])" office:value-type="float" office:value="37.8153408023781" calcext:value-type="float">
            <text:p>37.815340802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  <table:table-cell table:formula="of:=SQRT([.C204])" office:value-type="float" office:value="39.5094925302768" calcext:value-type="float">
            <text:p>39.5094925303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table:formula="of:=SQRT([.I204])" office:value-type="float" office:value="36.0970912955601" calcext:value-type="float">
            <text:p>36.0970912956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table:formula="of:=SQRT([.C205])" office:value-type="float" office:value="39.0640499692492" calcext:value-type="float">
            <text:p>39.0640499692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table:formula="of:=SQRT([.I205])" office:value-type="float" office:value="38.2099463490856" calcext:value-type="float">
            <text:p>38.2099463491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table:formula="of:=SQRT([.C206])" office:value-type="float" office:value="40.1248052954778" calcext:value-type="float">
            <text:p>40.124805295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table:formula="of:=SQRT([.I206])" office:value-type="float" office:value="36.7559518989782" calcext:value-type="float">
            <text:p>36.755951899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table:formula="of:=SQRT([.C207])" office:value-type="float" office:value="39.8120584747888" calcext:value-type="float">
            <text:p>39.8120584748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table:formula="of:=SQRT([.I207])" office:value-type="float" office:value="36.4828726939094" calcext:value-type="float">
            <text:p>36.4828726939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table:formula="of:=SQRT([.C208])" office:value-type="float" office:value="38.7814388593306" calcext:value-type="float">
            <text:p>38.7814388593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formula="of:=SQRT([.I208])" office:value-type="float" office:value="37.6828873628335" calcext:value-type="float">
            <text:p>37.6828873628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table:formula="of:=SQRT([.C209])" office:value-type="float" office:value="39.585350825779" calcext:value-type="float">
            <text:p>39.585350825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formula="of:=SQRT([.I209])" office:value-type="float" office:value="36.6060104354462" calcext:value-type="float">
            <text:p>36.6060104354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table:formula="of:=SQRT([.C210])" office:value-type="float" office:value="39.255572852781" calcext:value-type="float">
            <text:p>39.2555728528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table:formula="of:=SQRT([.I210])" office:value-type="float" office:value="37.1214223865412" calcext:value-type="float">
            <text:p>37.121422386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  <table:table-cell table:formula="of:=SQRT([.C211])" office:value-type="float" office:value="39.2810386828047" calcext:value-type="float">
            <text:p>39.2810386828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formula="of:=SQRT([.I211])" office:value-type="float" office:value="37.1483512420134" calcext:value-type="float">
            <text:p>37.14835124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  <table:table-cell table:formula="of:=SQRT([.C212])" office:value-type="float" office:value="38.4967531098403" calcext:value-type="float">
            <text:p>38.4967531098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SQRT([.I212])" office:value-type="float" office:value="37.9473319220205" calcext:value-type="float">
            <text:p>37.947331922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formula="of:=SQRT([.C213])" office:value-type="float" office:value="38.2883794381533" calcext:value-type="float">
            <text:p>38.288379438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  <table:table-cell table:formula="of:=SQRT([.I213])" office:value-type="float" office:value="36.4691650576209" calcext:value-type="float">
            <text:p>36.4691650576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  <table:table-cell table:formula="of:=SQRT([.C214])" office:value-type="float" office:value="39.4715087119811" calcext:value-type="float">
            <text:p>39.47150871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table:formula="of:=SQRT([.I214])" office:value-type="float" office:value="37.4566416006561" calcext:value-type="float">
            <text:p>37.4566416007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table:formula="of:=SQRT([.C215])" office:value-type="float" office:value="39.0256326021757" calcext:value-type="float">
            <text:p>39.02563260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table:formula="of:=SQRT([.I215])" office:value-type="float" office:value="37.4566416006561" calcext:value-type="float">
            <text:p>37.4566416007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table:formula="of:=SQRT([.C216])" office:value-type="float" office:value="38.0263066836631" calcext:value-type="float">
            <text:p>38.026306683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formula="of:=SQRT([.I216])" office:value-type="float" office:value="37.6828873628335" calcext:value-type="float">
            <text:p>37.6828873628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table:formula="of:=SQRT([.C217])" office:value-type="float" office:value="38.8072158238645" calcext:value-type="float">
            <text:p>38.8072158239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formula="of:=SQRT([.I217])" office:value-type="float" office:value="37.8285606387555" calcext:value-type="float">
            <text:p>37.8285606388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table:formula="of:=SQRT([.C218])" office:value-type="float" office:value="38.5356977359954" calcext:value-type="float">
            <text:p>38.535697736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table:formula="of:=SQRT([.I218])" office:value-type="float" office:value="37.5366487582469" calcext:value-type="float">
            <text:p>37.5366487582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table:formula="of:=SQRT([.C219])" office:value-type="float" office:value="39.4081209904761" calcext:value-type="float">
            <text:p>39.4081209905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table:formula="of:=SQRT([.I219])" office:value-type="float" office:value="37.868192457523" calcext:value-type="float">
            <text:p>37.8681924575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table:formula="of:=SQRT([.C220])" office:value-type="float" office:value="38.0788655293195" calcext:value-type="float">
            <text:p>38.078865529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table:formula="of:=SQRT([.I220])" office:value-type="float" office:value="37.0405183549043" calcext:value-type="float">
            <text:p>37.0405183549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formula="of:=SQRT([.C221])" office:value-type="float" office:value="38.2883794381533" calcext:value-type="float">
            <text:p>38.288379438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table:formula="of:=SQRT([.I221])" office:value-type="float" office:value="37.6031913539263" calcext:value-type="float">
            <text:p>37.6031913539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table:formula="of:=SQRT([.C222])" office:value-type="float" office:value="38.0394532032205" calcext:value-type="float">
            <text:p>38.039453203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  <table:table-cell table:formula="of:=SQRT([.I222])" office:value-type="float" office:value="36.8781778291715" calcext:value-type="float">
            <text:p>36.8781778292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table:formula="of:=SQRT([.C223])" office:value-type="float" office:value="38.2230297072328" calcext:value-type="float">
            <text:p>38.223029707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table:formula="of:=SQRT([.I223])" office:value-type="float" office:value="36.6060104354462" calcext:value-type="float">
            <text:p>36.606010435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table:formula="of:=SQRT([.C224])" office:value-type="float" office:value="38.7814388593306" calcext:value-type="float">
            <text:p>38.781438859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  <table:table-cell table:formula="of:=SQRT([.I224])" office:value-type="float" office:value="37.5099986670221" calcext:value-type="float">
            <text:p>37.509998667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table:formula="of:=SQRT([.C225])" office:value-type="float" office:value="37.9736750920951" calcext:value-type="float">
            <text:p>37.97367509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table:formula="of:=SQRT([.I225])" office:value-type="float" office:value="37.7888872553824" calcext:value-type="float">
            <text:p>37.7888872554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table:formula="of:=SQRT([.C226])" office:value-type="float" office:value="38.1575680566778" calcext:value-type="float">
            <text:p>38.1575680567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table:formula="of:=SQRT([.I226])" office:value-type="float" office:value="37.4032084185301" calcext:value-type="float">
            <text:p>37.403208418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table:formula="of:=SQRT([.C227])" office:value-type="float" office:value="37.9736750920951" calcext:value-type="float">
            <text:p>37.9736750921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table:formula="of:=SQRT([.I227])" office:value-type="float" office:value="37.8549864614954" calcext:value-type="float">
            <text:p>37.8549864615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table:formula="of:=SQRT([.C228])" office:value-type="float" office:value="38.1968585095686" calcext:value-type="float">
            <text:p>38.1968585096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table:formula="of:=SQRT([.I228])" office:value-type="float" office:value="37.0540146272978" calcext:value-type="float">
            <text:p>37.0540146273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table:formula="of:=SQRT([.C229])" office:value-type="float" office:value="38.7814388593306" calcext:value-type="float">
            <text:p>38.781438859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formula="of:=SQRT([.I229])" office:value-type="float" office:value="37.3496987939662" calcext:value-type="float">
            <text:p>37.349698794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table:formula="of:=SQRT([.C230])" office:value-type="float" office:value="38.9871773792359" calcext:value-type="float">
            <text:p>38.9871773792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formula="of:=SQRT([.I230])" office:value-type="float" office:value="37.3363094051889" calcext:value-type="float">
            <text:p>37.336309405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table:formula="of:=SQRT([.C231])" office:value-type="float" office:value="38.7040049607272" calcext:value-type="float">
            <text:p>38.7040049607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table:formula="of:=SQRT([.I231])" office:value-type="float" office:value="37.4032084185301" calcext:value-type="float">
            <text:p>37.4032084185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table:formula="of:=SQRT([.C232])" office:value-type="float" office:value="38.1051177665153" calcext:value-type="float">
            <text:p>38.1051177665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table:formula="of:=SQRT([.I232])" office:value-type="float" office:value="37.7624151769984" calcext:value-type="float">
            <text:p>37.76241517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table:formula="of:=SQRT([.C233])" office:value-type="float" office:value="38.2753184180093" calcext:value-type="float">
            <text:p>38.275318418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  <table:table-cell table:formula="of:=SQRT([.I233])" office:value-type="float" office:value="37.5632799419859" calcext:value-type="float">
            <text:p>37.563279942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formula="of:=SQRT([.C234])" office:value-type="float" office:value="37.6164857476081" calcext:value-type="float">
            <text:p>37.616485747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  <table:table-cell table:formula="of:=SQRT([.I234])" office:value-type="float" office:value="36.8917334913934" calcext:value-type="float">
            <text:p>36.8917334914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table:formula="of:=SQRT([.C235])" office:value-type="float" office:value="37.6297754444536" calcext:value-type="float">
            <text:p>37.6297754445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table:formula="of:=SQRT([.I235])" office:value-type="float" office:value="37.72267222772" calcext:value-type="float">
            <text:p>37.7226722277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formula="of:=SQRT([.C236])" office:value-type="float" office:value="38.5746030439718" calcext:value-type="float">
            <text:p>38.57460304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table:formula="of:=SQRT([.I236])" office:value-type="float" office:value="37.1752605908822" calcext:value-type="float">
            <text:p>37.1752605909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table:formula="of:=SQRT([.C237])" office:value-type="float" office:value="37.9341534767813" calcext:value-type="float">
            <text:p>37.9341534768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  <table:table-cell table:formula="of:=SQRT([.I237])" office:value-type="float" office:value="36.9323706252388" calcext:value-type="float">
            <text:p>36.9323706252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formula="of:=SQRT([.C238])" office:value-type="float" office:value="38.3536178215302" calcext:value-type="float">
            <text:p>38.3536178215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formula="of:=SQRT([.I238])" office:value-type="float" office:value="38.2361085886103" calcext:value-type="float">
            <text:p>38.2361085886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table:formula="of:=SQRT([.C239])" office:value-type="float" office:value="38.4447655734822" calcext:value-type="float">
            <text:p>38.444765573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 table:formula="of:=SQRT([.I239])" office:value-type="float" office:value="38.0919939094818" calcext:value-type="float">
            <text:p>38.0919939095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table:formula="of:=SQRT([.C240])" office:value-type="float" office:value="37.8549864614954" calcext:value-type="float">
            <text:p>37.8549864615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formula="of:=SQRT([.I240])" office:value-type="float" office:value="37.6828873628335" calcext:value-type="float">
            <text:p>37.682887362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 table:formula="of:=SQRT([.C241])" office:value-type="float" office:value="38.0263066836631" calcext:value-type="float">
            <text:p>38.026306683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table:formula="of:=SQRT([.I241])" office:value-type="float" office:value="37.6297754444536" calcext:value-type="float">
            <text:p>37.6297754445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 table:formula="of:=SQRT([.C242])" office:value-type="float" office:value="37.7359245282264" calcext:value-type="float">
            <text:p>37.7359245282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 table:formula="of:=SQRT([.I242])" office:value-type="float" office:value="37.8945906429928" calcext:value-type="float">
            <text:p>37.894590643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table:formula="of:=SQRT([.C243])" office:value-type="float" office:value="38.3536178215302" calcext:value-type="float">
            <text:p>38.3536178215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formula="of:=SQRT([.I243])" office:value-type="float" office:value="37.7756535350482" calcext:value-type="float">
            <text:p>37.77565353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table:formula="of:=SQRT([.C244])" office:value-type="float" office:value="37.2558720203943" calcext:value-type="float">
            <text:p>37.2558720204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table:formula="of:=SQRT([.I244])" office:value-type="float" office:value="37.7756535350482" calcext:value-type="float">
            <text:p>37.775653535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table:formula="of:=SQRT([.C245])" office:value-type="float" office:value="37.6696164036747" calcext:value-type="float">
            <text:p>37.66961640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  <table:table-cell table:formula="of:=SQRT([.I245])" office:value-type="float" office:value="37.4966665185053" calcext:value-type="float">
            <text:p>37.4966665185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formula="of:=SQRT([.C246])" office:value-type="float" office:value="37.2827037646145" calcext:value-type="float">
            <text:p>37.28270376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table:formula="of:=SQRT([.I246])" office:value-type="float" office:value="37.4299345444258" calcext:value-type="float">
            <text:p>37.4299345444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formula="of:=SQRT([.C247])" office:value-type="float" office:value="37.5499667110372" calcext:value-type="float">
            <text:p>37.549966711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  <table:table-cell table:formula="of:=SQRT([.I247])" office:value-type="float" office:value="37.9341534767813" calcext:value-type="float">
            <text:p>37.9341534768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table:formula="of:=SQRT([.C248])" office:value-type="float" office:value="36.8510515453766" calcext:value-type="float">
            <text:p>36.8510515454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  <table:table-cell table:formula="of:=SQRT([.I248])" office:value-type="float" office:value="36.9729630946723" calcext:value-type="float">
            <text:p>36.9729630947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  <table:table-cell table:formula="of:=SQRT([.C249])" office:value-type="float" office:value="37.4432904536981" calcext:value-type="float">
            <text:p>37.4432904537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  <table:table-cell table:formula="of:=SQRT([.I249])" office:value-type="float" office:value="37.4032084185301" calcext:value-type="float">
            <text:p>37.4032084185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  <table:table-cell table:formula="of:=SQRT([.C250])" office:value-type="float" office:value="37.4299345444258" calcext:value-type="float">
            <text:p>37.4299345444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formula="of:=SQRT([.I250])" office:value-type="float" office:value="36.7151195013716" calcext:value-type="float">
            <text:p>36.715119501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table:formula="of:=SQRT([.C251])" office:value-type="float" office:value="38.3405790253616" calcext:value-type="float">
            <text:p>38.340579025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formula="of:=SQRT([.I251])" office:value-type="float" office:value="37.3898381916798" calcext:value-type="float">
            <text:p>37.3898381917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  <table:table-cell table:formula="of:=SQRT([.C252])" office:value-type="float" office:value="36.8239052790439" calcext:value-type="float">
            <text:p>36.823905279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  <table:table-cell table:formula="of:=SQRT([.I252])" office:value-type="float" office:value="37.3363094051889" calcext:value-type="float">
            <text:p>37.3363094052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table:formula="of:=SQRT([.C253])" office:value-type="float" office:value="37.4833296279826" calcext:value-type="float">
            <text:p>37.483329628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table:formula="of:=SQRT([.I253])" office:value-type="float" office:value="37.9736750920951" calcext:value-type="float">
            <text:p>37.9736750921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 table:formula="of:=SQRT([.C254])" office:value-type="float" office:value="36.7151195013716" calcext:value-type="float">
            <text:p>36.7151195014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  <table:table-cell table:formula="of:=SQRT([.I254])" office:value-type="float" office:value="38.1837661840736" calcext:value-type="float">
            <text:p>38.183766184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table:formula="of:=SQRT([.C255])" office:value-type="float" office:value="37.1752605908822" calcext:value-type="float">
            <text:p>37.1752605909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formula="of:=SQRT([.I255])" office:value-type="float" office:value="36.6878726556883" calcext:value-type="float">
            <text:p>36.6878726557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  <table:table-cell table:formula="of:=SQRT([.C256])" office:value-type="float" office:value="37.5765884561119" calcext:value-type="float">
            <text:p>37.576588456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table:formula="of:=SQRT([.I256])" office:value-type="float" office:value="37.0944739819828" calcext:value-type="float">
            <text:p>37.09447398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formula="of:=SQRT([.C257])" office:value-type="float" office:value="37.5499667110372" calcext:value-type="float">
            <text:p>37.54996671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table:formula="of:=SQRT([.I257])" office:value-type="float" office:value="37.2424488990721" calcext:value-type="float">
            <text:p>37.2424488991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 table:formula="of:=SQRT([.C258])" office:value-type="float" office:value="36.592348927064" calcext:value-type="float">
            <text:p>36.592348927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table:formula="of:=SQRT([.I258])" office:value-type="float" office:value="36.7695526217005" calcext:value-type="float">
            <text:p>36.7695526217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 table:formula="of:=SQRT([.C259])" office:value-type="float" office:value="38.3666521865018" calcext:value-type="float">
            <text:p>38.366652186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formula="of:=SQRT([.I259])" office:value-type="float" office:value="37.3898381916798" calcext:value-type="float">
            <text:p>37.3898381917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formula="of:=SQRT([.C260])" office:value-type="float" office:value="37.1483512420134" calcext:value-type="float">
            <text:p>37.14835124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table:formula="of:=SQRT([.I260])" office:value-type="float" office:value="37.8813938497516" calcext:value-type="float">
            <text:p>37.8813938498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formula="of:=SQRT([.C261])" office:value-type="float" office:value="36.6742416417845" calcext:value-type="float">
            <text:p>36.674241641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formula="of:=SQRT([.I261])" office:value-type="float" office:value="37.3095162123553" calcext:value-type="float">
            <text:p>37.3095162124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  <table:table-cell table:formula="of:=SQRT([.C262])" office:value-type="float" office:value="36.9052841744919" calcext:value-type="float">
            <text:p>36.9052841745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  <table:table-cell table:formula="of:=SQRT([.I262])" office:value-type="float" office:value="37.589892258425" calcext:value-type="float">
            <text:p>37.5898922584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  <table:table-cell table:formula="of:=SQRT([.C263])" office:value-type="float" office:value="36.7695526217005" calcext:value-type="float">
            <text:p>36.7695526217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table:formula="of:=SQRT([.I263])" office:value-type="float" office:value="37.72267222772" calcext:value-type="float">
            <text:p>37.7226722277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table:formula="of:=SQRT([.C264])" office:value-type="float" office:value="36.3455636907725" calcext:value-type="float">
            <text:p>36.3455636908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formula="of:=SQRT([.I264])" office:value-type="float" office:value="37.9473319220205" calcext:value-type="float">
            <text:p>37.947331922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table:formula="of:=SQRT([.C265])" office:value-type="float" office:value="36.2353418639869" calcext:value-type="float">
            <text:p>36.235341864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table:formula="of:=SQRT([.I265])" office:value-type="float" office:value="37.0944739819828" calcext:value-type="float">
            <text:p>37.094473982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  <table:table-cell table:formula="of:=SQRT([.C266])" office:value-type="float" office:value="36.3730669589464" calcext:value-type="float">
            <text:p>36.3730669589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table:formula="of:=SQRT([.I266])" office:value-type="float" office:value="37.7624151769984" calcext:value-type="float">
            <text:p>37.762415177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  <table:table-cell table:formula="of:=SQRT([.C267])" office:value-type="float" office:value="37.6696164036747" calcext:value-type="float">
            <text:p>37.6696164037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formula="of:=SQRT([.I267])" office:value-type="float" office:value="37.6164857476081" calcext:value-type="float">
            <text:p>37.616485747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formula="of:=SQRT([.C268])" office:value-type="float" office:value="36.9459064038223" calcext:value-type="float">
            <text:p>36.9459064038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table:formula="of:=SQRT([.I268])" office:value-type="float" office:value="37.8549864614954" calcext:value-type="float">
            <text:p>37.8549864615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formula="of:=SQRT([.C269])" office:value-type="float" office:value="37.3496987939662" calcext:value-type="float">
            <text:p>37.349698794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  <table:table-cell table:formula="of:=SQRT([.I269])" office:value-type="float" office:value="36.9594372251527" calcext:value-type="float">
            <text:p>36.9594372252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formula="of:=SQRT([.C270])" office:value-type="float" office:value="37.0675059857013" calcext:value-type="float">
            <text:p>37.0675059857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 table:formula="of:=SQRT([.I270])" office:value-type="float" office:value="37.8945906429928" calcext:value-type="float">
            <text:p>37.894590643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  <table:table-cell table:formula="of:=SQRT([.C271])" office:value-type="float" office:value="37.8549864614954" calcext:value-type="float">
            <text:p>37.8549864615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formula="of:=SQRT([.I271]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table:formula="of:=SQRT([.C272])" office:value-type="float" office:value="36.0277670693036" calcext:value-type="float">
            <text:p>36.0277670693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formula="of:=SQRT([.I272])" office:value-type="float" office:value="37.2021504754766" calcext:value-type="float">
            <text:p>37.2021504755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  <table:table-cell table:formula="of:=SQRT([.C273])" office:value-type="float" office:value="36.6878726556883" calcext:value-type="float">
            <text:p>36.6878726557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formula="of:=SQRT([.I273])" office:value-type="float" office:value="37.4165738677394" calcext:value-type="float">
            <text:p>37.4165738677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  <table:table-cell table:formula="of:=SQRT([.C274])" office:value-type="float" office:value="36.4828726939094" calcext:value-type="float">
            <text:p>36.4828726939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table:formula="of:=SQRT([.I274])" office:value-type="float" office:value="37.0809924354783" calcext:value-type="float">
            <text:p>37.0809924355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table:formula="of:=SQRT([.C275])" office:value-type="float" office:value="37.3630833845388" calcext:value-type="float">
            <text:p>37.3630833845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 table:formula="of:=SQRT([.I275])" office:value-type="float" office:value="36.8103246386119" calcext:value-type="float">
            <text:p>36.8103246386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  <table:table-cell table:formula="of:=SQRT([.C276])" office:value-type="float" office:value="36.1524549650504" calcext:value-type="float">
            <text:p>36.152454965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table:formula="of:=SQRT([.I276])" office:value-type="float" office:value="37.3630833845388" calcext:value-type="float">
            <text:p>37.3630833845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 table:formula="of:=SQRT([.C277])" office:value-type="float" office:value="35.4682957019364" calcext:value-type="float">
            <text:p>35.4682957019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table:formula="of:=SQRT([.I277])" office:value-type="float" office:value="36.9864840178139" calcext:value-type="float">
            <text:p>36.9864840178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  <table:table-cell table:formula="of:=SQRT([.C278])" office:value-type="float" office:value="36.2353418639869" calcext:value-type="float">
            <text:p>36.235341864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table:formula="of:=SQRT([.I278])" office:value-type="float" office:value="37.4833296279826" calcext:value-type="float">
            <text:p>37.483329628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 table:formula="of:=SQRT([.C279])" office:value-type="float" office:value="36.1801050302511" calcext:value-type="float">
            <text:p>36.1801050303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  <table:table-cell table:formula="of:=SQRT([.I279])" office:value-type="float" office:value="37.5366487582469" calcext:value-type="float">
            <text:p>37.5366487582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table:formula="of:=SQRT([.C280])" office:value-type="float" office:value="34.7131099154196" calcext:value-type="float">
            <text:p>34.7131099154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  <table:table-cell table:formula="of:=SQRT([.I280])" office:value-type="float" office:value="37.3898381916798" calcext:value-type="float">
            <text:p>37.3898381917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formula="of:=SQRT([.C281])" office:value-type="float" office:value="34.5832329315812" calcext:value-type="float">
            <text:p>34.5832329316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table:formula="of:=SQRT([.I281])" office:value-type="float" office:value="36.9864840178139" calcext:value-type="float">
            <text:p>36.9864840178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table:formula="of:=SQRT([.C282])" office:value-type="float" office:value="34.928498393146" calcext:value-type="float">
            <text:p>34.9284983931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  <table:table-cell table:formula="of:=SQRT([.I282])" office:value-type="float" office:value="36.6742416417845" calcext:value-type="float">
            <text:p>36.6742416418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table:formula="of:=SQRT([.C283])" office:value-type="float" office:value="34.3365694267788" calcext:value-type="float">
            <text:p>34.3365694268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table:formula="of:=SQRT([.I283])" office:value-type="float" office:value="37.3095162123553" calcext:value-type="float">
            <text:p>37.3095162124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table:formula="of:=SQRT([.C284])" office:value-type="float" office:value="32.832910318764" calcext:value-type="float">
            <text:p>32.8329103188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formula="of:=SQRT([.I284])" office:value-type="float" office:value="37.3496987939662" calcext:value-type="float">
            <text:p>37.349698794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formula="of:=SQRT([.C285])" office:value-type="float" office:value="32.7108544675922" calcext:value-type="float">
            <text:p>32.7108544676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table:formula="of:=SQRT([.I285])" office:value-type="float" office:value="37.6828873628335" calcext:value-type="float">
            <text:p>37.6828873628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QRT([.C286])" office:value-type="float" office:value="32.3573793747269" calcext:value-type="float">
            <text:p>32.3573793747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formula="of:=SQRT([.I286])" office:value-type="float" office:value="37.7491721763537" calcext:value-type="float">
            <text:p>37.7491721764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formula="of:=SQRT([.C287])" office:value-type="float" office:value="32.7108544675922" calcext:value-type="float">
            <text:p>32.710854467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formula="of:=SQRT([.I287])" office:value-type="float" office:value="37.6164857476081" calcext:value-type="float">
            <text:p>37.6164857476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table:formula="of:=SQRT([.C288])" office:value-type="float" office:value="32.9241552663087" calcext:value-type="float">
            <text:p>32.9241552663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table:formula="of:=SQRT([.I288])" office:value-type="float" office:value="36.9864840178139" calcext:value-type="float">
            <text:p>36.9864840178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  <table:table-cell table:formula="of:=SQRT([.C289])" office:value-type="float" office:value="32.8785644455472" calcext:value-type="float">
            <text:p>32.8785644455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table:formula="of:=SQRT([.I289])" office:value-type="float" office:value="38.6393581727233" calcext:value-type="float">
            <text:p>38.6393581727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QRT([.C290])" office:value-type="float" office:value="32.2335229225724" calcext:value-type="float">
            <text:p>32.2335229226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table:formula="of:=SQRT([.I290])" office:value-type="float" office:value="38.1051177665153" calcext:value-type="float">
            <text:p>38.1051177665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table:formula="of:=SQRT([.C291])" office:value-type="float" office:value="32.8176781628439" calcext:value-type="float">
            <text:p>32.817678162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table:formula="of:=SQRT([.I291]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formula="of:=SQRT([.C292])" office:value-type="float" office:value="31.7804971641414" calcext:value-type="float">
            <text:p>31.780497164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table:formula="of:=SQRT([.I292])" office:value-type="float" office:value="38.3275357934736" calcext:value-type="float">
            <text:p>38.3275357935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table:formula="of:=SQRT([.C293])" office:value-type="float" office:value="32.0624390837628" calcext:value-type="float">
            <text:p>32.0624390838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table:formula="of:=SQRT([.I293])" office:value-type="float" office:value="38.7814388593306" calcext:value-type="float">
            <text:p>38.7814388593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formula="of:=SQRT([.C294])" office:value-type="float" office:value="31.8433666561813" calcext:value-type="float">
            <text:p>31.8433666562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table:formula="of:=SQRT([.I294])" office:value-type="float" office:value="39.8873413503583" calcext:value-type="float">
            <text:p>39.8873413504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  <table:table-cell table:formula="of:=SQRT([.C295])" office:value-type="float" office:value="32.6190128606002" calcext:value-type="float">
            <text:p>32.619012860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table:formula="of:=SQRT([.I295])" office:value-type="float" office:value="39.344631145812" calcext:value-type="float">
            <text:p>39.3446311458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table:formula="of:=SQRT([.C296])" office:value-type="float" office:value="31.41655614481" calcext:value-type="float">
            <text:p>31.4165561448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formula="of:=SQRT([.I296])" office:value-type="float" office:value="37.7491721763537" calcext:value-type="float">
            <text:p>37.7491721764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table:formula="of:=SQRT([.C297])" office:value-type="float" office:value="32.1558703816271" calcext:value-type="float">
            <text:p>32.1558703816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table:formula="of:=SQRT([.I297])" office:value-type="float" office:value="38.8844441904472" calcext:value-type="float">
            <text:p>38.8844441904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table:formula="of:=SQRT([.C298])" office:value-type="float" office:value="32.1558703816271" calcext:value-type="float">
            <text:p>32.1558703816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table:formula="of:=SQRT([.I298])" office:value-type="float" office:value="38.2753184180093" calcext:value-type="float">
            <text:p>38.275318418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QRT([.C299])" office:value-type="float" office:value="32.2335229225724" calcext:value-type="float">
            <text:p>32.2335229226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table:formula="of:=SQRT([.I299])" office:value-type="float" office:value="38.2491829978106" calcext:value-type="float">
            <text:p>38.2491829978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table:formula="of:=SQRT([.C300])" office:value-type="float" office:value="31.6385840391127" calcext:value-type="float">
            <text:p>31.638584039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table:formula="of:=SQRT([.I300])" office:value-type="float" office:value="38.2230297072328" calcext:value-type="float">
            <text:p>38.223029707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table:formula="of:=SQRT([.C301])" office:value-type="float" office:value="31.9530906173409" calcext:value-type="float">
            <text:p>31.9530906173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table:formula="of:=SQRT([.I301])" office:value-type="float" office:value="39.3954312071844" calcext:value-type="float">
            <text:p>39.3954312072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formula="of:=SQRT([.C302])" office:value-type="float" office:value="31.1608729017658" calcext:value-type="float">
            <text:p>31.1608729018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table:formula="of:=SQRT([.I302])" office:value-type="float" office:value="38.1051177665153" calcext:value-type="float">
            <text:p>38.1051177665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table:formula="of:=SQRT([.C303])" office:value-type="float" office:value="32.0156211871642" calcext:value-type="float">
            <text:p>32.0156211872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table:formula="of:=SQRT([.I303])" office:value-type="float" office:value="37.8813938497516" calcext:value-type="float">
            <text:p>37.8813938498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table:formula="of:=SQRT([.C304])" office:value-type="float" office:value="31.7175030543074" calcext:value-type="float">
            <text:p>31.7175030543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table:formula="of:=SQRT([.I304])" office:value-type="float" office:value="38.8973006775534" calcext:value-type="float">
            <text:p>38.8973006776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table:formula="of:=SQRT([.C305])" office:value-type="float" office:value="31.6859590355097" calcext:value-type="float">
            <text:p>31.6859590355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table:formula="of:=SQRT([.I305])" office:value-type="float" office:value="37.7624151769984" calcext:value-type="float">
            <text:p>37.762415177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SQRT([.C306])" office:value-type="float" office:value="31.6227766016838" calcext:value-type="float">
            <text:p>31.6227766017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table:formula="of:=SQRT([.I306])" office:value-type="float" office:value="37.9605057922046" calcext:value-type="float">
            <text:p>37.9605057922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SQRT([.C307])" office:value-type="float" office:value="32.218007387174" calcext:value-type="float">
            <text:p>32.2180073872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table:formula="of:=SQRT([.I307])" office:value-type="float" office:value="38.6134691526156" calcext:value-type="float">
            <text:p>38.6134691526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formula="of:=SQRT([.C308])" office:value-type="float" office:value="31.6069612585582" calcext:value-type="float">
            <text:p>31.6069612586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table:formula="of:=SQRT([.I308])" office:value-type="float" office:value="39.446165846632" calcext:value-type="float">
            <text:p>39.4461658466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QRT([.C309])" office:value-type="float" office:value="32.4037034920393" calcext:value-type="float">
            <text:p>32.403703492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table:formula="of:=SQRT([.I309])" office:value-type="float" office:value="38.9871773792359" calcext:value-type="float">
            <text:p>38.9871773792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formula="of:=SQRT([.C310])" office:value-type="float" office:value="31.5119025131775" calcext:value-type="float">
            <text:p>31.5119025132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table:formula="of:=SQRT([.I310])" office:value-type="float" office:value="38.6134691526156" calcext:value-type="float">
            <text:p>38.6134691526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table:formula="of:=SQRT([.C311])" office:value-type="float" office:value="32.0468407179241" calcext:value-type="float">
            <text:p>32.0468407179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table:formula="of:=SQRT([.I311])" office:value-type="float" office:value="38.6393581727233" calcext:value-type="float">
            <text:p>38.6393581727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table:formula="of:=SQRT([.C312])" office:value-type="float" office:value="31.4801524773944" calcext:value-type="float">
            <text:p>31.4801524774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table:formula="of:=SQRT([.I312])" office:value-type="float" office:value="38.1444622455213" calcext:value-type="float">
            <text:p>38.1444622455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table:formula="of:=SQRT([.C313])" office:value-type="float" office:value="31.8904374382039" calcext:value-type="float">
            <text:p>31.8904374382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table:formula="of:=SQRT([.I313])" office:value-type="float" office:value="38.314488121336" calcext:value-type="float">
            <text:p>38.3144881213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table:formula="of:=SQRT([.C314])" office:value-type="float" office:value="31.6859590355097" calcext:value-type="float">
            <text:p>31.6859590355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table:formula="of:=SQRT([.I314])" office:value-type="float" office:value="38.5875627631495" calcext:value-type="float">
            <text:p>38.5875627631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SQRT([.C315])" office:value-type="float" office:value="31.7490157327751" calcext:value-type="float">
            <text:p>31.7490157328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table:formula="of:=SQRT([.I315])" office:value-type="float" office:value="38.8715834511536" calcext:value-type="float">
            <text:p>38.8715834512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QRT([.C316])" office:value-type="float" office:value="32.1091887160046" calcext:value-type="float">
            <text:p>32.109188716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table:formula="of:=SQRT([.I316])" office:value-type="float" office:value="38.8072158238645" calcext:value-type="float">
            <text:p>38.8072158239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table:formula="of:=SQRT([.C317])" office:value-type="float" office:value="32.2024843762092" calcext:value-type="float">
            <text:p>32.2024843762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table:formula="of:=SQRT([.I317])" office:value-type="float" office:value="38.1313519298752" calcext:value-type="float">
            <text:p>38.1313519299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QRT([.C318])" office:value-type="float" office:value="32.1091887160046" calcext:value-type="float">
            <text:p>32.10918871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table:formula="of:=SQRT([.I318])" office:value-type="float" office:value="37.7624151769984" calcext:value-type="float">
            <text:p>37.762415177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QRT([.C319])" office:value-type="float" office:value="32.5115364140177" calcext:value-type="float">
            <text:p>32.511536414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table:formula="of:=SQRT([.I319])" office:value-type="float" office:value="37.9605057922046" calcext:value-type="float">
            <text:p>37.9605057922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table:formula="of:=SQRT([.C320])" office:value-type="float" office:value="31.8276609256791" calcext:value-type="float">
            <text:p>31.8276609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table:formula="of:=SQRT([.I320])" office:value-type="float" office:value="38.1182371050918" calcext:value-type="float">
            <text:p>38.1182371051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formula="of:=SQRT([.C321])" office:value-type="float" office:value="31.2729915422238" calcext:value-type="float">
            <text:p>31.272991542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table:formula="of:=SQRT([.I321])" office:value-type="float" office:value="37.9736750920951" calcext:value-type="float">
            <text:p>37.9736750921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table:formula="of:=SQRT([.C322])" office:value-type="float" office:value="32.1869538788622" calcext:value-type="float">
            <text:p>32.1869538789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table:formula="of:=SQRT([.I322])" office:value-type="float" office:value="38.4447655734822" calcext:value-type="float">
            <text:p>38.4447655735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formula="of:=SQRT([.C323])" office:value-type="float" office:value="31.9217793990247" calcext:value-type="float">
            <text:p>31.921779399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table:formula="of:=SQRT([.I323])" office:value-type="float" office:value="37.868192457523" calcext:value-type="float">
            <text:p>37.8681924575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  <table:table-cell table:formula="of:=SQRT([.C324])" office:value-type="float" office:value="31.9217793990247" calcext:value-type="float">
            <text:p>31.921779399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table:formula="of:=SQRT([.I324])" office:value-type="float" office:value="38.5746030439718" calcext:value-type="float">
            <text:p>38.574603044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table:formula="of:=SQRT([.C325])" office:value-type="float" office:value="31.4324672910034" calcext:value-type="float">
            <text:p>31.432467291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table:formula="of:=SQRT([.I325])" office:value-type="float" office:value="37.9736750920951" calcext:value-type="float">
            <text:p>37.9736750921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table:formula="of:=SQRT([.C326])" office:value-type="float" office:value="31.9530906173409" calcext:value-type="float">
            <text:p>31.9530906173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table:formula="of:=SQRT([.I326])" office:value-type="float" office:value="38.4187454245971" calcext:value-type="float">
            <text:p>38.4187454246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formula="of:=SQRT([.C327])" office:value-type="float" office:value="30.8220700148449" calcext:value-type="float">
            <text:p>30.8220700148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table:formula="of:=SQRT([.I327])" office:value-type="float" office:value="38.3927076409049" calcext:value-type="float">
            <text:p>38.3927076409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table:formula="of:=SQRT([.C328])" office:value-type="float" office:value="31.6069612585582" calcext:value-type="float">
            <text:p>31.6069612586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table:formula="of:=SQRT([.I328])" office:value-type="float" office:value="37.1752605908822" calcext:value-type="float">
            <text:p>37.1752605909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table:formula="of:=SQRT([.C329])" office:value-type="float" office:value="31.2089730686545" calcext:value-type="float">
            <text:p>31.2089730687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table:formula="of:=SQRT([.I329])" office:value-type="float" office:value="38.405728739343" calcext:value-type="float">
            <text:p>38.4057287393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QRT([.C330])" office:value-type="float" office:value="31.8747549010185" calcext:value-type="float">
            <text:p>31.874754901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table:formula="of:=SQRT([.I330])" office:value-type="float" office:value="38.2491829978106" calcext:value-type="float">
            <text:p>38.2491829978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table:formula="of:=SQRT([.C331])" office:value-type="float" office:value="30.6431068920891" calcext:value-type="float">
            <text:p>30.6431068921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table:formula="of:=SQRT([.I331])" office:value-type="float" office:value="38.1051177665153" calcext:value-type="float">
            <text:p>38.1051177665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table:formula="of:=SQRT([.C332])" office:value-type="float" office:value="31.1769145362398" calcext:value-type="float">
            <text:p>31.1769145362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formula="of:=SQRT([.I332])" office:value-type="float" office:value="37.1483512420134" calcext:value-type="float">
            <text:p>37.148351242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formula="of:=SQRT([.C333])" office:value-type="float" office:value="30.9192496674806" calcext:value-type="float">
            <text:p>30.9192496675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table:formula="of:=SQRT([.I333])" office:value-type="float" office:value="38.1706693679846" calcext:value-type="float">
            <text:p>38.170669368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table:formula="of:=SQRT([.C334])" office:value-type="float" office:value="32.310988842807" calcext:value-type="float">
            <text:p>32.3109888428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table:formula="of:=SQRT([.I334])" office:value-type="float" office:value="37.1887079635741" calcext:value-type="float">
            <text:p>37.1887079636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formula="of:=SQRT([.C335])" office:value-type="float" office:value="31.5753068076939" calcext:value-type="float">
            <text:p>31.5753068077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table:formula="of:=SQRT([.I335])" office:value-type="float" office:value="37.4833296279826" calcext:value-type="float">
            <text:p>37.48332962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table:formula="of:=SQRT([.C336])" office:value-type="float" office:value="31.1929479209644" calcext:value-type="float">
            <text:p>31.19294792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table:formula="of:=SQRT([.I336])" office:value-type="float" office:value="37.2021504754766" calcext:value-type="float">
            <text:p>37.2021504755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table:formula="of:=SQRT([.C337])" office:value-type="float" office:value="32.0780298646909" calcext:value-type="float">
            <text:p>32.0780298647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table:formula="of:=SQRT([.I337])" office:value-type="float" office:value="37.0944739819828" calcext:value-type="float">
            <text:p>37.094473982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formula="of:=SQRT([.C338])" office:value-type="float" office:value="31.559467676119" calcext:value-type="float">
            <text:p>31.5594676761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table:formula="of:=SQRT([.I338]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formula="of:=SQRT([.C339])" office:value-type="float" office:value="31.0644491340181" calcext:value-type="float">
            <text:p>31.064449134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table:formula="of:=SQRT([.I339])" office:value-type="float" office:value="36.0138862107382" calcext:value-type="float">
            <text:p>36.0138862107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formula="of:=SQRT([.C340])" office:value-type="float" office:value="30.935416596516" calcext:value-type="float">
            <text:p>30.9354165965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table:formula="of:=SQRT([.I340])" office:value-type="float" office:value="36.2629287289375" calcext:value-type="float">
            <text:p>36.262928728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table:formula="of:=SQRT([.C341])" office:value-type="float" office:value="30.7896086366813" calcext:value-type="float">
            <text:p>30.7896086367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table:formula="of:=SQRT([.I341])" office:value-type="float" office:value="35.9304884464434" calcext:value-type="float">
            <text:p>35.9304884464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table:formula="of:=SQRT([.C342])" office:value-type="float" office:value="31.9374388453426" calcext:value-type="float">
            <text:p>31.9374388453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table:formula="of:=SQRT([.I342])" office:value-type="float" office:value="35.3270434653114" calcext:value-type="float">
            <text:p>35.3270434653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table:formula="of:=SQRT([.C343])" office:value-type="float" office:value="31.1126983722081" calcext:value-type="float">
            <text:p>31.1126983722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table:formula="of:=SQRT([.I343])" office:value-type="float" office:value="35.4823899984203" calcext:value-type="float">
            <text:p>35.4823899984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  <table:table-cell table:formula="of:=SQRT([.C344])" office:value-type="float" office:value="30.854497241083" calcext:value-type="float">
            <text:p>30.8544972411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  <table:table-cell table:formula="of:=SQRT([.I344])" office:value-type="float" office:value="35.6510869399518" calcext:value-type="float">
            <text:p>35.65108694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formula="of:=SQRT([.C345])" office:value-type="float" office:value="30.9030742807249" calcext:value-type="float">
            <text:p>30.9030742807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table:formula="of:=SQRT([.I345])" office:value-type="float" office:value="35.4541958024717" calcext:value-type="float">
            <text:p>35.4541958025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formula="of:=SQRT([.C346])" office:value-type="float" office:value="31.4006369362152" calcext:value-type="float">
            <text:p>31.4006369362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table:formula="of:=SQRT([.I346])" office:value-type="float" office:value="34.8568501158667" calcext:value-type="float">
            <text:p>34.8568501159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QRT([.C347])" office:value-type="float" office:value="30.1164406927512" calcext:value-type="float">
            <text:p>30.1164406928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table:formula="of:=SQRT([.I347])" office:value-type="float" office:value="35.3411940941446" calcext:value-type="float">
            <text:p>35.3411940941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table:formula="of:=SQRT([.C348])" office:value-type="float" office:value="32.1558703816271" calcext:value-type="float">
            <text:p>32.1558703816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table:formula="of:=SQRT([.I348])" office:value-type="float" office:value="35.4823899984203" calcext:value-type="float">
            <text:p>35.4823899984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table:formula="of:=SQRT([.C349])" office:value-type="float" office:value="31" calcext:value-type="float">
            <text:p>31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  <table:table-cell table:formula="of:=SQRT([.I349])" office:value-type="float" office:value="35.4118624192515" calcext:value-type="float">
            <text:p>35.4118624193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formula="of:=SQRT([.C350])" office:value-type="float" office:value="31.224989991992" calcext:value-type="float">
            <text:p>31.22498999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  <table:table-cell table:formula="of:=SQRT([.I350])" office:value-type="float" office:value="35.0856095856977" calcext:value-type="float">
            <text:p>35.0856095857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SQRT([.C351])" office:value-type="float" office:value="31.7490157327751" calcext:value-type="float">
            <text:p>31.749015732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  <table:table-cell table:formula="of:=SQRT([.I351])" office:value-type="float" office:value="34.6698716467194" calcext:value-type="float">
            <text:p>34.669871646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formula="of:=SQRT([.C352])" office:value-type="float" office:value="30.8706980808663" calcext:value-type="float">
            <text:p>30.8706980809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table:formula="of:=SQRT([.I352])" office:value-type="float" office:value="35.3411940941446" calcext:value-type="float">
            <text:p>35.3411940941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table:formula="of:=SQRT([.C353])" office:value-type="float" office:value="31.224989991992" calcext:value-type="float">
            <text:p>31.224989992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  <table:table-cell table:formula="of:=SQRT([.I353])" office:value-type="float" office:value="35.4823899984203" calcext:value-type="float">
            <text:p>35.4823899984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formula="of:=SQRT([.C354])" office:value-type="float" office:value="31.0966236109324" calcext:value-type="float">
            <text:p>31.0966236109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table:formula="of:=SQRT([.I354])" office:value-type="float" office:value="34.7706773014274" calcext:value-type="float">
            <text:p>34.7706773014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formula="of:=SQRT([.C355])" office:value-type="float" office:value="31.2729915422238" calcext:value-type="float">
            <text:p>31.2729915422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table:formula="of:=SQRT([.I355])" office:value-type="float" office:value="34.7706773014274" calcext:value-type="float">
            <text:p>34.7706773014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formula="of:=SQRT([.C356])" office:value-type="float" office:value="30.0998338865848" calcext:value-type="float">
            <text:p>30.0998338866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table:formula="of:=SQRT([.I356])" office:value-type="float" office:value="34.3947670438397" calcext:value-type="float">
            <text:p>34.394767043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table:formula="of:=SQRT([.C357])" office:value-type="float" office:value="31.3209195267317" calcext:value-type="float">
            <text:p>31.3209195267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  <table:table-cell table:formula="of:=SQRT([.I357])" office:value-type="float" office:value="36.4554522671164" calcext:value-type="float">
            <text:p>36.455452267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table:formula="of:=SQRT([.C358])" office:value-type="float" office:value="31.2569992161756" calcext:value-type="float">
            <text:p>31.2569992162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table:formula="of:=SQRT([.I358])" office:value-type="float" office:value="35.3411940941446" calcext:value-type="float">
            <text:p>35.3411940941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formula="of:=SQRT([.C359])" office:value-type="float" office:value="30.5614135798722" calcext:value-type="float">
            <text:p>30.5614135799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  <table:table-cell table:formula="of:=SQRT([.I359])" office:value-type="float" office:value="35.8050275799363" calcext:value-type="float">
            <text:p>35.8050275799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  <table:table-cell table:formula="of:=SQRT([.C360])" office:value-type="float" office:value="30.6267856622271" calcext:value-type="float">
            <text:p>30.6267856622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formula="of:=SQRT([.I360])" office:value-type="float" office:value="34.322004603461" calcext:value-type="float">
            <text:p>34.322004603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table:formula="of:=SQRT([.C361])" office:value-type="float" office:value="30.7083050655682" calcext:value-type="float">
            <text:p>30.7083050656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table:formula="of:=SQRT([.I361])" office:value-type="float" office:value="34.9714169000914" calcext:value-type="float">
            <text:p>34.9714169001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formula="of:=SQRT([.C362])" office:value-type="float" office:value="30.8706980808663" calcext:value-type="float">
            <text:p>30.8706980809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table:formula="of:=SQRT([.I362])" office:value-type="float" office:value="34.5398320783411" calcext:value-type="float">
            <text:p>34.5398320783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table:formula="of:=SQRT([.C363])" office:value-type="float" office:value="30.4959013639538" calcext:value-type="float">
            <text:p>30.495901364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table:formula="of:=SQRT([.I363])" office:value-type="float" office:value="35.3977400408557" calcext:value-type="float">
            <text:p>35.3977400409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SQRT([.C364])" office:value-type="float" office:value="31.6227766016838" calcext:value-type="float">
            <text:p>31.6227766017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formula="of:=SQRT([.I364])" office:value-type="float" office:value="35.3553390593274" calcext:value-type="float">
            <text:p>35.3553390593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table:formula="of:=SQRT([.C365])" office:value-type="float" office:value="31.559467676119" calcext:value-type="float">
            <text:p>31.5594676761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table:formula="of:=SQRT([.I365])" office:value-type="float" office:value="34.5687720348872" calcext:value-type="float">
            <text:p>34.5687720349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formula="of:=SQRT([.C366])" office:value-type="float" office:value="30.9030742807249" calcext:value-type="float">
            <text:p>30.9030742807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table:formula="of:=SQRT([.I366])" office:value-type="float" office:value="36.0138862107382" calcext:value-type="float">
            <text:p>36.0138862107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formula="of:=SQRT([.C367])" office:value-type="float" office:value="30.8220700148449" calcext:value-type="float">
            <text:p>30.8220700148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table:formula="of:=SQRT([.I367])" office:value-type="float" office:value="35.3411940941446" calcext:value-type="float">
            <text:p>35.3411940941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formula="of:=SQRT([.C368])" office:value-type="float" office:value="31.0966236109324" calcext:value-type="float">
            <text:p>31.0966236109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table:formula="of:=SQRT([.I368])" office:value-type="float" office:value="34.423828956117" calcext:value-type="float">
            <text:p>34.423828956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table:formula="of:=SQRT([.C369])" office:value-type="float" office:value="30.347981810987" calcext:value-type="float">
            <text:p>30.347981811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formula="of:=SQRT([.I369])" office:value-type="float" office:value="35.2845575287547" calcext:value-type="float">
            <text:p>35.2845575288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table:formula="of:=SQRT([.C370])" office:value-type="float" office:value="30.935416596516" calcext:value-type="float">
            <text:p>30.9354165965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table:formula="of:=SQRT([.I370])" office:value-type="float" office:value="35.2562051276084" calcext:value-type="float">
            <text:p>35.2562051276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formula="of:=SQRT([.C371])" office:value-type="float" office:value="30.3150127824482" calcext:value-type="float">
            <text:p>30.3150127824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  <table:table-cell table:formula="of:=SQRT([.I371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formula="of:=SQRT([.C372])" office:value-type="float" office:value="30.6920185064456" calcext:value-type="float">
            <text:p>30.6920185064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formula="of:=SQRT([.I372])" office:value-type="float" office:value="35.0570962859162" calcext:value-type="float">
            <text:p>35.0570962859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formula="of:=SQRT([.C373])" office:value-type="float" office:value="29.8328677803526" calcext:value-type="float">
            <text:p>29.8328677804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formula="of:=SQRT([.I373])" office:value-type="float" office:value="35.3553390593274" calcext:value-type="float">
            <text:p>35.3553390593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formula="of:=SQRT([.C374])" office:value-type="float" office:value="30.8220700148449" calcext:value-type="float">
            <text:p>30.8220700148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  <table:table-cell table:formula="of:=SQRT([.I374])" office:value-type="float" office:value="34.3947670438397" calcext:value-type="float">
            <text:p>34.3947670438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formula="of:=SQRT([.C375])" office:value-type="float" office:value="30.2324329156619" calcext:value-type="float">
            <text:p>30.2324329157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  <table:table-cell table:formula="of:=SQRT([.I375])" office:value-type="float" office:value="34.3656805548792" calcext:value-type="float">
            <text:p>34.3656805549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table:formula="of:=SQRT([.C376])" office:value-type="float" office:value="30.5122926047847" calcext:value-type="float">
            <text:p>30.5122926048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table:formula="of:=SQRT([.I376])" office:value-type="float" office:value="35.7211421989835" calcext:value-type="float">
            <text:p>35.721142199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table:formula="of:=SQRT([.C377])" office:value-type="float" office:value="30.2820078594534" calcext:value-type="float">
            <text:p>30.2820078595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formula="of:=SQRT([.I377])" office:value-type="float" office:value="34.5253530032641" calcext:value-type="float">
            <text:p>34.5253530033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formula="of:=SQRT([.C378])" office:value-type="float" office:value="30.0998338865848" calcext:value-type="float">
            <text:p>30.0998338866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  <table:table-cell table:formula="of:=SQRT([.I378])" office:value-type="float" office:value="34.7706773014274" calcext:value-type="float">
            <text:p>34.7706773014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formula="of:=SQRT([.C379])" office:value-type="float" office:value="30.6920185064456" calcext:value-type="float">
            <text:p>30.6920185064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formula="of:=SQRT([.I379])" office:value-type="float" office:value="34.8137903710584" calcext:value-type="float">
            <text:p>34.8137903711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  <table:table-cell table:formula="of:=SQRT([.C380])" office:value-type="float" office:value="32.0468407179241" calcext:value-type="float">
            <text:p>32.0468407179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table:formula="of:=SQRT([.I380])" office:value-type="float" office:value="34.5253530032641" calcext:value-type="float">
            <text:p>34.5253530033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formula="of:=SQRT([.C381])" office:value-type="float" office:value="30.5941170815567" calcext:value-type="float">
            <text:p>30.594117081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table:formula="of:=SQRT([.I381])" office:value-type="float" office:value="34.6842903920492" calcext:value-type="float">
            <text:p>34.684290392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formula="of:=SQRT([.C382])" office:value-type="float" office:value="31.0161248385416" calcext:value-type="float">
            <text:p>31.0161248385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table:formula="of:=SQRT([.I382])" office:value-type="float" office:value="34.2782730020052" calcext:value-type="float">
            <text:p>34.278273002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table:formula="of:=SQRT([.C383])" office:value-type="float" office:value="30.3809150619266" calcext:value-type="float">
            <text:p>30.3809150619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table:formula="of:=SQRT([.I383])" office:value-type="float" office:value="35.665109000254" calcext:value-type="float">
            <text:p>35.6651090003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  <table:table-cell table:formula="of:=SQRT([.C384])" office:value-type="float" office:value="30.6920185064456" calcext:value-type="float">
            <text:p>30.6920185064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  <table:table-cell table:formula="of:=SQRT([.I384])" office:value-type="float" office:value="35.3694783676548" calcext:value-type="float">
            <text:p>35.3694783677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QRT([.C385])" office:value-type="float" office:value="29.7825452236709" calcext:value-type="float">
            <text:p>29.7825452237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table:formula="of:=SQRT([.I385])" office:value-type="float" office:value="35.665109000254" calcext:value-type="float">
            <text:p>35.6651090003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table:formula="of:=SQRT([.C386])" office:value-type="float" office:value="30.2158898594763" calcext:value-type="float">
            <text:p>30.215889859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table:formula="of:=SQRT([.I386])" office:value-type="float" office:value="35.1852241715184" calcext:value-type="float">
            <text:p>35.1852241715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table:formula="of:=SQRT([.C387])" office:value-type="float" office:value="29.5803989154981" calcext:value-type="float">
            <text:p>29.5803989155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table:formula="of:=SQRT([.I387])" office:value-type="float" office:value="34.5687720348872" calcext:value-type="float">
            <text:p>34.5687720349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formula="of:=SQRT([.C388])" office:value-type="float" office:value="29.4957624075052" calcext:value-type="float">
            <text:p>29.4957624075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formula="of:=SQRT([.I388])" office:value-type="float" office:value="34.4963766213207" calcext:value-type="float">
            <text:p>34.4963766213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formula="of:=SQRT([.C389])" office:value-type="float" office:value="29.8998327754521" calcext:value-type="float">
            <text:p>29.8998327755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table:formula="of:=SQRT([.I389])" office:value-type="float" office:value="33.3616546352246" calcext:value-type="float">
            <text:p>33.3616546352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formula="of:=SQRT([.C390])" office:value-type="float" office:value="30.0665927567458" calcext:value-type="float">
            <text:p>30.0665927567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  <table:table-cell table:formula="of:=SQRT([.I390])" office:value-type="float" office:value="33.7194306001747" calcext:value-type="float">
            <text:p>33.7194306002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table:formula="of:=SQRT([.C391])" office:value-type="float" office:value="29.9833287011299" calcext:value-type="float">
            <text:p>29.9833287011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QRT([.I391])" office:value-type="float" office:value="34.1613817050774" calcext:value-type="float">
            <text:p>34.1613817051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table:formula="of:=SQRT([.C392])" office:value-type="float" office:value="30.4630924234556" calcext:value-type="float">
            <text:p>30.4630924235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formula="of:=SQRT([.I392])" office:value-type="float" office:value="33.0151480384384" calcext:value-type="float">
            <text:p>33.0151480384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formula="of:=SQRT([.C393])" office:value-type="float" office:value="29.9499582637439" calcext:value-type="float">
            <text:p>29.9499582637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table:formula="of:=SQRT([.I393])" office:value-type="float" office:value="33.734255586866" calcext:value-type="float">
            <text:p>33.7342555869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  <table:table-cell table:formula="of:=SQRT([.C394])" office:value-type="float" office:value="30.5941170815567" calcext:value-type="float">
            <text:p>30.594117081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  <table:table-cell table:formula="of:=SQRT([.I394])" office:value-type="float" office:value="34.7131099154196" calcext:value-type="float">
            <text:p>34.7131099154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formula="of:=SQRT([.C395])" office:value-type="float" office:value="30.4302481094059" calcext:value-type="float">
            <text:p>30.4302481094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table:formula="of:=SQRT([.I395])" office:value-type="float" office:value="33.7786915081091" calcext:value-type="float">
            <text:p>33.7786915081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formula="of:=SQRT([.C396])" office:value-type="float" office:value="29.8496231131986" calcext:value-type="float">
            <text:p>29.8496231132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QRT([.I396])" office:value-type="float" office:value="32.2645316098034" calcext:value-type="float">
            <text:p>32.2645316098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formula="of:=SQRT([.C397])" office:value-type="float" office:value="30.0166620396073" calcext:value-type="float">
            <text:p>30.0166620396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  <table:table-cell table:formula="of:=SQRT([.I397])" office:value-type="float" office:value="32.310988842807" calcext:value-type="float">
            <text:p>32.3109888428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table:formula="of:=SQRT([.C398])" office:value-type="float" office:value="30.6757233003559" calcext:value-type="float">
            <text:p>30.6757233004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  <table:table-cell table:formula="of:=SQRT([.I398])" office:value-type="float" office:value="32.1558703816271" calcext:value-type="float">
            <text:p>32.1558703816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table:formula="of:=SQRT([.C399])" office:value-type="float" office:value="31.0322412983658" calcext:value-type="float">
            <text:p>31.0322412984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formula="of:=SQRT([.I399])" office:value-type="float" office:value="30.9192496674806" calcext:value-type="float">
            <text:p>30.9192496675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formula="of:=SQRT([.C400])" office:value-type="float" office:value="31.1608729017658" calcext:value-type="float">
            <text:p>31.1608729018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QRT([.I400])" office:value-type="float" office:value="29.563490998189" calcext:value-type="float">
            <text:p>29.563490998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formula="of:=SQRT([.C401])" office:value-type="float" office:value="29.1547594742265" calcext:value-type="float">
            <text:p>29.1547594742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formula="of:=SQRT([.I401])" office:value-type="float" office:value="28.5306852353742" calcext:value-type="float">
            <text:p>28.5306852354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table:formula="of:=SQRT([.C402])" office:value-type="float" office:value="29.9499582637439" calcext:value-type="float">
            <text:p>29.9499582637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QRT([.I402])" office:value-type="float" office:value="26.3248931621764" calcext:value-type="float">
            <text:p>26.3248931622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formula="of:=SQRT([.C403])" office:value-type="float" office:value="29.9165506033032" calcext:value-type="float">
            <text:p>29.9165506033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QRT([.I403])" office:value-type="float" office:value="24.2074368738204" calcext:value-type="float">
            <text:p>24.207436873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QRT([.C404])" office:value-type="float" office:value="29.8831055949679" calcext:value-type="float">
            <text:p>29.883105595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SQRT([.I404])" office:value-type="float" office:value="22.5166604983954" calcext:value-type="float">
            <text:p>22.5166604984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table:formula="of:=SQRT([.C405])" office:value-type="float" office:value="30.3150127824482" calcext:value-type="float">
            <text:p>30.3150127824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QRT([.I405])" office:value-type="float" office:value="20.0249843945008" calcext:value-type="float">
            <text:p>20.0249843945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table:formula="of:=SQRT([.C406])" office:value-type="float" office:value="30.2985148150862" calcext:value-type="float">
            <text:p>30.2985148151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SQRT([.I406])" office:value-type="float" office:value="17.7763888346312" calcext:value-type="float">
            <text:p>17.7763888346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table:formula="of:=SQRT([.C407])" office:value-type="float" office:value="30.2654919008431" calcext:value-type="float">
            <text:p>30.2654919008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SQRT([.I407])" office:value-type="float" office:value="15.5884572681199" calcext:value-type="float">
            <text:p>15.5884572681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formula="of:=SQRT([.C408])" office:value-type="float" office:value="30.199337741083" calcext:value-type="float">
            <text:p>30.1993377411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SQRT([.I408])" office:value-type="float" office:value="14.2828568570857" calcext:value-type="float">
            <text:p>14.2828568571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formula="of:=SQRT([.C409])" office:value-type="float" office:value="29.2232783924049" calcext:value-type="float">
            <text:p>29.2232783924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SQRT([.I409])" office:value-type="float" office:value="11.9582607431014" calcext:value-type="float">
            <text:p>11.9582607431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table:formula="of:=SQRT([.C410])" office:value-type="float" office:value="29.7657521322744" calcext:value-type="float">
            <text:p>29.7657521323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SQRT([.I410])" office:value-type="float" office:value="11.4891252930761" calcext:value-type="float">
            <text:p>11.4891252931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C411])" office:value-type="float" office:value="29.0688837074973" calcext:value-type="float">
            <text:p>29.0688837075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QRT([.I411])" office:value-type="float" office:value="10.0498756211209" calcext:value-type="float">
            <text:p>10.0498756211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table:formula="of:=SQRT([.C412])" office:value-type="float" office:value="30.7083050655682" calcext:value-type="float">
            <text:p>30.7083050656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QRT([.I412])" office:value-type="float" office:value="10.1488915650922" calcext:value-type="float">
            <text:p>10.1488915651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formula="of:=SQRT([.C413])" office:value-type="float" office:value="29.2574776766556" calcext:value-type="float">
            <text:p>29.2574776767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QRT([.I413])" office:value-type="float" office:value="9.8488578017961" calcext:value-type="float">
            <text:p>9.8488578018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formula="of:=SQRT([.C414])" office:value-type="float" office:value="30.0499584026334" calcext:value-type="float">
            <text:p>30.0499584026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SQRT([.I414])" office:value-type="float" office:value="9.1104335791443" calcext:value-type="float">
            <text:p>9.1104335791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table:formula="of:=SQRT([.C415])" office:value-type="float" office:value="29.2574776766556" calcext:value-type="float">
            <text:p>29.2574776767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QRT([.I415])" office:value-type="float" office:value="8.60232526704263" calcext:value-type="float">
            <text:p>8.602325267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formula="of:=SQRT([.C416])" office:value-type="float" office:value="30.0832179129826" calcext:value-type="float">
            <text:p>30.083217913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SQRT([.I416])" office:value-type="float" office:value="7.87400787401181" calcext:value-type="float">
            <text:p>7.874007874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formula="of:=SQRT([.C417])" office:value-type="float" office:value="29.8328677803526" calcext:value-type="float">
            <text:p>29.8328677804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SQRT([.I417])" office:value-type="float" office:value="7.28010988928052" calcext:value-type="float">
            <text:p>7.2801098893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QRT([.C418])" office:value-type="float" office:value="29.2916370317536" calcext:value-type="float">
            <text:p>29.2916370318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SQRT([.I418])" office:value-type="float" office:value="7.54983443527075" calcext:value-type="float">
            <text:p>7.5498344353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formula="of:=SQRT([.C419])" office:value-type="float" office:value="30.0499584026334" calcext:value-type="float">
            <text:p>30.0499584026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QRT([.I419])" office:value-type="float" office:value="7.21110255092798" calcext:value-type="float">
            <text:p>7.2111025509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formula="of:=SQRT([.C420])" office:value-type="float" office:value="30.2324329156619" calcext:value-type="float">
            <text:p>30.2324329157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QRT([.I420])" office:value-type="float" office:value="6.16441400296898" calcext:value-type="float">
            <text:p>6.164414003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formula="of:=SQRT([.C421])" office:value-type="float" office:value="29.4788059459673" calcext:value-type="float">
            <text:p>29.478805946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QRT([.I421])" office:value-type="float" office:value="6.08276253029822" calcext:value-type="float">
            <text:p>6.0827625303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QRT([.C422])" office:value-type="float" office:value="28.8963665535998" calcext:value-type="float">
            <text:p>28.8963665536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QRT([.I422])" office:value-type="float" office:value="5.56776436283002" calcext:value-type="float">
            <text:p>5.5677643628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QRT([.C423])" office:value-type="float" office:value="30.1164406927512" calcext:value-type="float">
            <text:p>30.1164406928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QRT([.I423])" office:value-type="float" office:value="5.56776436283002" calcext:value-type="float">
            <text:p>5.5677643628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QRT([.C424])" office:value-type="float" office:value="29.3257565972304" calcext:value-type="float">
            <text:p>29.3257565972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QRT([.I424])" office:value-type="float" office:value="5.8309518948453" calcext:value-type="float">
            <text:p>5.8309518948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QRT([.C425])" office:value-type="float" office:value="28.8963665535998" calcext:value-type="float">
            <text:p>28.8963665536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I425])" office:value-type="float" office:value="4.24264068711929" calcext:value-type="float">
            <text:p>4.2426406871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formula="of:=SQRT([.C426])" office:value-type="float" office:value="29.6816441593117" calcext:value-type="float">
            <text:p>29.6816441593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QRT([.I426])" office:value-type="float" office:value="5.56776436283002" calcext:value-type="float">
            <text:p>5.5677643628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formula="of:=SQRT([.C427])" office:value-type="float" office:value="29.1547594742265" calcext:value-type="float">
            <text:p>29.1547594742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QRT([.I427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formula="of:=SQRT([.C428])" office:value-type="float" office:value="28.9827534923789" calcext:value-type="float">
            <text:p>28.9827534924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QRT([.I428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QRT([.C429])" office:value-type="float" office:value="29.8831055949679" calcext:value-type="float">
            <text:p>29.883105595</text:p>
          </table:table-cell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QRT([.I429])" office:value-type="float" office:value="4.58257569495584" calcext:value-type="float">
            <text:p>4.582575695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table:formula="of:=SQRT([.C430])" office:value-type="float" office:value="29.7657521322744" calcext:value-type="float">
            <text:p>29.7657521323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QRT([.I430])" office:value-type="float" office:value="4.89897948556636" calcext:value-type="float">
            <text:p>4.8989794856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table:formula="of:=SQRT([.C431])" office:value-type="float" office:value="29.3938769133981" calcext:value-type="float">
            <text:p>29.393876913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QRT([.I431])" office:value-type="float" office:value="4.79583152331272" calcext:value-type="float">
            <text:p>4.7958315233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QRT([.C432])" office:value-type="float" office:value="29.6479341607472" calcext:value-type="float">
            <text:p>29.6479341607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QRT([.I432])" office:value-type="float" office:value="5.09901951359278" calcext:value-type="float">
            <text:p>5.0990195136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table:formula="of:=SQRT([.C433])" office:value-type="float" office:value="29.5296461204668" calcext:value-type="float">
            <text:p>29.5296461205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QRT([.I433])" office:value-type="float" office:value="5.19615242270663" calcext:value-type="float">
            <text:p>5.1961524227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table:formula="of:=SQRT([.C434])" office:value-type="float" office:value="29.1890390386528" calcext:value-type="float">
            <text:p>29.1890390387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QRT([.I434])" office:value-type="float" office:value="5.09901951359278" calcext:value-type="float">
            <text:p>5.0990195136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QRT([.C435])" office:value-type="float" office:value="30.1496268633627" calcext:value-type="float">
            <text:p>30.1496268634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QRT([.I435])" office:value-type="float" office:value="5.91607978309962" calcext:value-type="float">
            <text:p>5.916079783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QRT([.C436])" office:value-type="float" office:value="29.8831055949679" calcext:value-type="float">
            <text:p>29.883105595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QRT([.I436])" office:value-type="float" office:value="6.557438524302" calcext:value-type="float">
            <text:p>6.5574385243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formula="of:=SQRT([.C437])" office:value-type="float" office:value="29" calcext:value-type="float">
            <text:p>29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QRT([.I437])" office:value-type="float" office:value="6.40312423743285" calcext:value-type="float">
            <text:p>6.4031242374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table:formula="of:=SQRT([.C438])" office:value-type="float" office:value="29.2403830344269" calcext:value-type="float">
            <text:p>29.2403830344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SQRT([.I438])" office:value-type="float" office:value="7.34846922834953" calcext:value-type="float">
            <text:p>7.3484692283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table:formula="of:=SQRT([.C439])" office:value-type="float" office:value="28.7749891398763" calcext:value-type="float">
            <text:p>28.7749891399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QRT([.I439])" office:value-type="float" office:value="8.18535277187245" calcext:value-type="float">
            <text:p>8.1853527719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QRT([.C440])" office:value-type="float" office:value="28.1424945589406" calcext:value-type="float">
            <text:p>28.1424945589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SQRT([.I440])" office:value-type="float" office:value="9.21954445729289" calcext:value-type="float">
            <text:p>9.2195444573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table:formula="of:=SQRT([.C441])" office:value-type="float" office:value="30.3973683071413" calcext:value-type="float">
            <text:p>30.3973683071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SQRT([.I441])" office:value-type="float" office:value="9.32737905308882" calcext:value-type="float">
            <text:p>9.3273790531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table:formula="of:=SQRT([.C442])" office:value-type="float" office:value="28.5482048472404" calcext:value-type="float">
            <text:p>28.5482048472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SQRT([.I442])" office:value-type="float" office:value="9.48683298050514" calcext:value-type="float">
            <text:p>9.4868329805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table:formula="of:=SQRT([.C443])" office:value-type="float" office:value="28.7054001888146" calcext:value-type="float">
            <text:p>28.7054001888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QRT([.I443])" office:value-type="float" office:value="10.2469507659596" calcext:value-type="float">
            <text:p>10.246950766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formula="of:=SQRT([.C444])" office:value-type="float" office:value="29.7153159162073" calcext:value-type="float">
            <text:p>29.7153159162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SQRT([.I444])" office:value-type="float" office:value="10.1980390271856" calcext:value-type="float">
            <text:p>10.1980390272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table:formula="of:=SQRT([.C445])" office:value-type="float" office:value="29.4618397253125" calcext:value-type="float">
            <text:p>29.4618397253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SQRT([.I445])" office:value-type="float" office:value="10.7238052947636" calcext:value-type="float">
            <text:p>10.7238052948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QRT([.C446])" office:value-type="float" office:value="29.2745623366089" calcext:value-type="float">
            <text:p>29.2745623366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SQRT([.I446])" office:value-type="float" office:value="11.7046999107196" calcext:value-type="float">
            <text:p>11.7046999107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formula="of:=SQRT([.C447])" office:value-type="float" office:value="29.8161030317511" calcext:value-type="float">
            <text:p>29.8161030318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QRT([.I447])" office:value-type="float" office:value="11.180339887499" calcext:value-type="float">
            <text:p>11.1803398875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table:formula="of:=SQRT([.C448])" office:value-type="float" office:value="29.4108823397055" calcext:value-type="float">
            <text:p>29.4108823397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QRT([.I448])" office:value-type="float" office:value="10.8627804912002" calcext:value-type="float">
            <text:p>10.8627804912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formula="of:=SQRT([.C449])" office:value-type="float" office:value="29.7153159162073" calcext:value-type="float">
            <text:p>29.7153159162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SQRT([.I449])" office:value-type="float" office:value="11.6189500386223" calcext:value-type="float">
            <text:p>11.6189500386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QRT([.C450])" office:value-type="float" office:value="29.1204395571221" calcext:value-type="float">
            <text:p>29.1204395571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QRT([.I450])" office:value-type="float" office:value="10.8627804912002" calcext:value-type="float">
            <text:p>10.8627804912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QRT([.C451])" office:value-type="float" office:value="28.9309522829789" calcext:value-type="float">
            <text:p>28.930952283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SQRT([.I451])" office:value-type="float" office:value="11.6189500386223" calcext:value-type="float">
            <text:p>11.6189500386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QRT([.C452])" office:value-type="float" office:value="28.5131548587665" calcext:value-type="float">
            <text:p>28.5131548588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SQRT([.I452])" office:value-type="float" office:value="10.770329614269" calcext:value-type="float">
            <text:p>10.7703296143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QRT([.C453])" office:value-type="float" office:value="29.2745623366089" calcext:value-type="float">
            <text:p>29.2745623366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formula="of:=SQRT([.I453])" office:value-type="float" office:value="11.4891252930761" calcext:value-type="float">
            <text:p>11.4891252931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formula="of:=SQRT([.C454])" office:value-type="float" office:value="28.49561369755" calcext:value-type="float">
            <text:p>28.4956136976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SQRT([.I454])" office:value-type="float" office:value="11.3137084989848" calcext:value-type="float">
            <text:p>11.313708499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table:formula="of:=SQRT([.C455])" office:value-type="float" office:value="29.0516780926679" calcext:value-type="float">
            <text:p>29.05167809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SQRT([.I455])" office:value-type="float" office:value="10.9544511501033" calcext:value-type="float">
            <text:p>10.9544511501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QRT([.C456])" office:value-type="float" office:value="27.7848879788996" calcext:value-type="float">
            <text:p>27.7848879789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QRT([.I456])" office:value-type="float" office:value="11.2249721603218" calcext:value-type="float">
            <text:p>11.2249721603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table:formula="of:=SQRT([.C457])" office:value-type="float" office:value="27.2946881279124" calcext:value-type="float">
            <text:p>27.2946881279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SQRT([.I457])" office:value-type="float" office:value="10.770329614269" calcext:value-type="float">
            <text:p>10.7703296143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formula="of:=SQRT([.C458])" office:value-type="float" office:value="26.5141471671257" calcext:value-type="float">
            <text:p>26.5141471671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SQRT([.I458])" office:value-type="float" office:value="11.7046999107196" calcext:value-type="float">
            <text:p>11.7046999107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QRT([.C459])" office:value-type="float" office:value="26.343879744639" calcext:value-type="float">
            <text:p>26.3438797446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SQRT([.I459])" office:value-type="float" office:value="12.0415945787923" calcext:value-type="float">
            <text:p>12.0415945788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QRT([.C460])" office:value-type="float" office:value="25.2586618806302" calcext:value-type="float">
            <text:p>25.2586618806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QRT([.I460])" office:value-type="float" office:value="11.3578166916005" calcext:value-type="float">
            <text:p>11.3578166916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QRT([.C461])" office:value-type="float" office:value="24.6373699895098" calcext:value-type="float">
            <text:p>24.6373699895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SQRT([.I461])" office:value-type="float" office:value="11.6189500386223" calcext:value-type="float">
            <text:p>11.6189500386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formula="of:=SQRT([.C462])" office:value-type="float" office:value="23.43074902772" calcext:value-type="float">
            <text:p>23.4307490277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QRT([.I462])" office:value-type="float" office:value="12.1655250605964" calcext:value-type="float">
            <text:p>12.1655250606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QRT([.C463])" office:value-type="float" office:value="23.9374184071716" calcext:value-type="float">
            <text:p>23.9374184072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QRT([.I463])" office:value-type="float" office:value="11.13552872566" calcext:value-type="float">
            <text:p>11.1355287257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formula="of:=SQRT([.C464])" office:value-type="float" office:value="23.3238075793812" calcext:value-type="float">
            <text:p>23.3238075794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SQRT([.I464])" office:value-type="float" office:value="10.295630140987" calcext:value-type="float">
            <text:p>10.295630141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SQRT([.C465])" office:value-type="float" office:value="22.5166604983954" calcext:value-type="float">
            <text:p>22.5166604984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SQRT([.I465])" office:value-type="float" office:value="10.9087121146357" calcext:value-type="float">
            <text:p>10.9087121146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SQRT([.C466])" office:value-type="float" office:value="22.4276614920058" calcext:value-type="float">
            <text:p>22.427661492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SQRT([.I466])" office:value-type="float" office:value="10.7238052947636" calcext:value-type="float">
            <text:p>10.7238052948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QRT([.C467])" office:value-type="float" office:value="23.259406699226" calcext:value-type="float">
            <text:p>23.2594066992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QRT([.I467])" office:value-type="float" office:value="10.0498756211209" calcext:value-type="float">
            <text:p>10.0498756211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QRT([.C468])" office:value-type="float" office:value="23.2163735324878" calcext:value-type="float">
            <text:p>23.2163735325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QRT([.I468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SQRT([.C469])" office:value-type="float" office:value="22.6274169979695" calcext:value-type="float">
            <text:p>22.627416998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QRT([.I469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SQRT([.C470])" office:value-type="float" office:value="21.9089023002066" calcext:value-type="float">
            <text:p>21.9089023002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SQRT([.I470])" office:value-type="float" office:value="10.5356537528527" calcext:value-type="float">
            <text:p>10.5356537529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formula="of:=SQRT([.C471])" office:value-type="float" office:value="22.7156333832011" calcext:value-type="float">
            <text:p>22.7156333832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SQRT([.I471])" office:value-type="float" office:value="10.4403065089106" calcext:value-type="float">
            <text:p>10.4403065089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QRT([.C472])" office:value-type="float" office:value="21.5870331449229" calcext:value-type="float">
            <text:p>21.5870331449</text:p>
          </table:table-cell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SQRT([.I472])" office:value-type="float" office:value="10.3440804327886" calcext:value-type="float">
            <text:p>10.3440804328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QRT([.C473])" office:value-type="float" office:value="22.4053565024081" calcext:value-type="float">
            <text:p>22.4053565024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SQRT([.I473])" office:value-type="float" office:value="9.32737905308882" calcext:value-type="float">
            <text:p>9.3273790531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QRT([.C474])" office:value-type="float" office:value="22.0680764907139" calcext:value-type="float">
            <text:p>22.0680764907</text:p>
          </table:table-cell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SQRT([.I474])" office:value-type="float" office:value="10.9087121146357" calcext:value-type="float">
            <text:p>10.9087121146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QRT([.C475])" office:value-type="float" office:value="22.3606797749979" calcext:value-type="float">
            <text:p>22.360679775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QRT([.I475])" office:value-type="float" office:value="9.69535971483266" calcext:value-type="float">
            <text:p>9.6953597148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QRT([.C476])" office:value-type="float" office:value="22.781571499789" calcext:value-type="float">
            <text:p>22.7815714998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QRT([.I476])" office:value-type="float" office:value="10.8627804912002" calcext:value-type="float">
            <text:p>10.8627804912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QRT([.C477])" office:value-type="float" office:value="22.9346898823594" calcext:value-type="float">
            <text:p>22.9346898824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QRT([.I477])" office:value-type="float" office:value="10.0498756211209" calcext:value-type="float">
            <text:p>10.0498756211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formula="of:=SQRT([.C478])" office:value-type="float" office:value="21.7715410570772" calcext:value-type="float">
            <text:p>21.7715410571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QRT([.I478])" office:value-type="float" office:value="9.9498743710662" calcext:value-type="float">
            <text:p>9.9498743711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QRT([.C479])" office:value-type="float" office:value="22.0907220343745" calcext:value-type="float">
            <text:p>22.0907220344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SQRT([.I479])" office:value-type="float" office:value="10.4403065089106" calcext:value-type="float">
            <text:p>10.4403065089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QRT([.C480])" office:value-type="float" office:value="21.51743479135" calcext:value-type="float">
            <text:p>21.5174347914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QRT([.I480])" office:value-type="float" office:value="10.6301458127347" calcext:value-type="float">
            <text:p>10.6301458127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QRT([.C481])" office:value-type="float" office:value="22.3606797749979" calcext:value-type="float">
            <text:p>22.36067977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SQRT([.I481])" office:value-type="float" office:value="10.770329614269" calcext:value-type="float">
            <text:p>10.7703296143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QRT([.C482])" office:value-type="float" office:value="22.9346898823594" calcext:value-type="float">
            <text:p>22.9346898824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SQRT([.I482])" office:value-type="float" office:value="10.9087121146357" calcext:value-type="float">
            <text:p>10.9087121146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SQRT([.C483])" office:value-type="float" office:value="21.9089023002066" calcext:value-type="float">
            <text:p>21.9089023002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QRT([.I483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QRT([.C484])" office:value-type="float" office:value="22.5831795812724" calcext:value-type="float">
            <text:p>22.5831795813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QRT([.I484])" office:value-type="float" office:value="9.64365076099296" calcext:value-type="float">
            <text:p>9.643650761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formula="of:=SQRT([.C485])" office:value-type="float" office:value="21.9544984001001" calcext:value-type="float">
            <text:p>21.954498400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SQRT([.I485])" office:value-type="float" office:value="9.48683298050514" calcext:value-type="float">
            <text:p>9.4868329805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QRT([.C486])" office:value-type="float" office:value="22.3159136044214" calcext:value-type="float">
            <text:p>22.3159136044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SQRT([.I486])" office:value-type="float" office:value="10.7238052947636" calcext:value-type="float">
            <text:p>10.7238052948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SQRT([.C487])" office:value-type="float" office:value="21.9089023002066" calcext:value-type="float">
            <text:p>21.9089023002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QRT([.I487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QRT([.C488])" office:value-type="float" office:value="23" calcext:value-type="float">
            <text:p>23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SQRT([.I488])" office:value-type="float" office:value="9.48683298050514" calcext:value-type="float">
            <text:p>9.4868329805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SQRT([.C489])" office:value-type="float" office:value="21.9089023002066" calcext:value-type="float">
            <text:p>21.9089023002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SQRT([.I489])" office:value-type="float" office:value="10.9087121146357" calcext:value-type="float">
            <text:p>10.9087121146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QRT([.C490])" office:value-type="float" office:value="22.2261107708929" calcext:value-type="float">
            <text:p>22.2261107709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SQRT([.I490])" office:value-type="float" office:value="9.2736184954957" calcext:value-type="float">
            <text:p>9.2736184955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formula="of:=SQRT([.C491])" office:value-type="float" office:value="22.6495033058122" calcext:value-type="float">
            <text:p>22.6495033058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SQRT([.I491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SQRT([.C492])" office:value-type="float" office:value="22.5166604983954" calcext:value-type="float">
            <text:p>22.5166604984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SQRT([.I492])" office:value-type="float" office:value="8.66025403784439" calcext:value-type="float">
            <text:p>8.6602540378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SQRT([.C493])" office:value-type="float" office:value="22.5166604983954" calcext:value-type="float">
            <text:p>22.5166604984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QRT([.I493])" office:value-type="float" office:value="10.1488915650922" calcext:value-type="float">
            <text:p>10.1488915651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formula="of:=SQRT([.C494])" office:value-type="float" office:value="22" calcext:value-type="float">
            <text:p>22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I494])" office:value-type="float" office:value="8.54400374531753" calcext:value-type="float">
            <text:p>8.5440037453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QRT([.C495])" office:value-type="float" office:value="22.113344387496" calcext:value-type="float">
            <text:p>22.1133443875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SQRT([.I495])" office:value-type="float" office:value="8.66025403784439" calcext:value-type="float">
            <text:p>8.6602540378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QRT([.C496])" office:value-type="float" office:value="21.5638586528478" calcext:value-type="float">
            <text:p>21.5638586528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QRT([.I496])" office:value-type="float" office:value="7.74596669241483" calcext:value-type="float">
            <text:p>7.7459666924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SQRT([.C497])" office:value-type="float" office:value="22.6274169979695" calcext:value-type="float">
            <text:p>22.627416998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QRT([.I497])" office:value-type="float" office:value="6.6332495807108" calcext:value-type="float">
            <text:p>6.6332495807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formula="of:=SQRT([.C498])" office:value-type="float" office:value="23.5372045918796" calcext:value-type="float">
            <text:p>23.5372045919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QRT([.I498])" office:value-type="float" office:value="6.08276253029822" calcext:value-type="float">
            <text:p>6.0827625303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QRT([.C499])" office:value-type="float" office:value="22.2036033111745" calcext:value-type="float">
            <text:p>22.2036033112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QRT([.I499])" office:value-type="float" office:value="5.19615242270663" calcext:value-type="float">
            <text:p>5.1961524227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formula="of:=SQRT([.C500])" office:value-type="float" office:value="22.7156333832011" calcext:value-type="float">
            <text:p>22.7156333832</text:p>
          </table:table-cell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QRT([.I500])" office:value-type="float" office:value="5.19615242270663" calcext:value-type="float">
            <text:p>5.196152422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QRT([.C501])" office:value-type="float" office:value="22.9346898823594" calcext:value-type="float">
            <text:p>22.934689882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QRT([.I501])" office:value-type="float" office:value="4.79583152331272" calcext:value-type="float">
            <text:p>4.7958315233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QRT([.C502])" office:value-type="float" office:value="22.5388553391693" calcext:value-type="float">
            <text:p>22.538855339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QRT([.I502])" office:value-type="float" office:value="5.91607978309962" calcext:value-type="float">
            <text:p>5.9160797831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QRT([.C503])" office:value-type="float" office:value="21.4709105535839" calcext:value-type="float">
            <text:p>21.4709105536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QRT([.I503])" office:value-type="float" office:value="5.09901951359278" calcext:value-type="float">
            <text:p>5.0990195136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QRT([.C504])" office:value-type="float" office:value="21.3072757526625" calcext:value-type="float">
            <text:p>21.3072757527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QRT([.I504])" office:value-type="float" office:value="5.91607978309962" calcext:value-type="float">
            <text:p>5.9160797831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QRT([.C505])" office:value-type="float" office:value="22.0680764907139" calcext:value-type="float">
            <text:p>22.0680764907</text:p>
          </table:table-cell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QRT([.I505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QRT([.C506])" office:value-type="float" office:value="21.1187120819429" calcext:value-type="float">
            <text:p>21.1187120819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QRT([.I50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SQRT([.C507])" office:value-type="float" office:value="21.9089023002066" calcext:value-type="float">
            <text:p>21.908902300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QRT([.I507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formula="of:=SQRT([.C508])" office:value-type="float" office:value="22.3383079036887" calcext:value-type="float">
            <text:p>22.3383079037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QRT([.I508])" office:value-type="float" office:value="6.32455532033676" calcext:value-type="float">
            <text:p>6.3245553203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QRT([.C509])" office:value-type="float" office:value="22.7596133534821" calcext:value-type="float">
            <text:p>22.7596133535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QRT([.I509])" office:value-type="float" office:value="5.91607978309962" calcext:value-type="float">
            <text:p>5.9160797831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QRT([.C510])" office:value-type="float" office:value="21.8403296678416" calcext:value-type="float">
            <text:p>21.8403296678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QRT([.I510])" office:value-type="float" office:value="4.89897948556636" calcext:value-type="float">
            <text:p>4.8989794856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formula="of:=SQRT([.C511])" office:value-type="float" office:value="22" calcext:value-type="float">
            <text:p>22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QRT([.I511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SQRT([.C512])" office:value-type="float" office:value="22.6274169979695" calcext:value-type="float">
            <text:p>22.627416998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QRT([.I512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QRT([.C513])" office:value-type="float" office:value="22.248595461287" calcext:value-type="float">
            <text:p>22.2485954613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513])" office:value-type="float" office:value="4.47213595499958" calcext:value-type="float">
            <text:p>4.472135955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QRT([.C514])" office:value-type="float" office:value="22.3830292855994" calcext:value-type="float">
            <text:p>22.3830292856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QRT([.I514])" office:value-type="float" office:value="5.3851648071345" calcext:value-type="float">
            <text:p>5.3851648071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QRT([.C515])" office:value-type="float" office:value="21.5638586528478" calcext:value-type="float">
            <text:p>21.5638586528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QRT([.I515])" office:value-type="float" office:value="5.29150262212918" calcext:value-type="float">
            <text:p>5.2915026221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QRT([.C516])" office:value-type="float" office:value="21.4941852602047" calcext:value-type="float">
            <text:p>21.4941852602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QRT([.I516])" office:value-type="float" office:value="4.89897948556636" calcext:value-type="float">
            <text:p>4.8989794856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formula="of:=SQRT([.C517])" office:value-type="float" office:value="22.561028345357" calcext:value-type="float">
            <text:p>22.5610283454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QRT([.I517])" office:value-type="float" office:value="5.09901951359278" calcext:value-type="float">
            <text:p>5.0990195136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QRT([.C518])" office:value-type="float" office:value="22.1585198061603" calcext:value-type="float">
            <text:p>22.1585198062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QRT([.I518])" office:value-type="float" office:value="5.29150262212918" calcext:value-type="float">
            <text:p>5.2915026221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QRT([.C519])" office:value-type="float" office:value="21.4709105535839" calcext:value-type="float">
            <text:p>21.4709105536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QRT([.I519])" office:value-type="float" office:value="5.19615242270663" calcext:value-type="float">
            <text:p>5.1961524227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formula="of:=SQRT([.C520])" office:value-type="float" office:value="21.3775583264319" calcext:value-type="float">
            <text:p>21.3775583264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QRT([.I520])" office:value-type="float" office:value="5.29150262212918" calcext:value-type="float">
            <text:p>5.2915026221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formula="of:=SQRT([.C521])" office:value-type="float" office:value="22.0227155455452" calcext:value-type="float">
            <text:p>22.0227155455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QRT([.I521])" office:value-type="float" office:value="5.8309518948453" calcext:value-type="float">
            <text:p>5.8309518948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QRT([.C522])" office:value-type="float" office:value="22.3830292855994" calcext:value-type="float">
            <text:p>22.3830292856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QRT([.I522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QRT([.C523])" office:value-type="float" office:value="22.3606797749979" calcext:value-type="float">
            <text:p>22.360679775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QRT([.I523])" office:value-type="float" office:value="5.56776436283002" calcext:value-type="float">
            <text:p>5.5677643628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QRT([.C524])" office:value-type="float" office:value="21.3307290077015" calcext:value-type="float">
            <text:p>21.3307290077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QRT([.I524])" office:value-type="float" office:value="5.29150262212918" calcext:value-type="float">
            <text:p>5.2915026221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formula="of:=SQRT([.C525])" office:value-type="float" office:value="21.8860686282393" calcext:value-type="float">
            <text:p>21.8860686282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QRT([.I525])" office:value-type="float" office:value="5.19615242270663" calcext:value-type="float">
            <text:p>5.1961524227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QRT([.C526])" office:value-type="float" office:value="21.6564078277077" calcext:value-type="float">
            <text:p>21.6564078277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QRT([.I526])" office:value-type="float" office:value="4.58257569495584" calcext:value-type="float">
            <text:p>4.582575695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QRT([.C527])" office:value-type="float" office:value="23.1516738055805" calcext:value-type="float">
            <text:p>23.1516738056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QRT([.I527])" office:value-type="float" office:value="4.79583152331272" calcext:value-type="float">
            <text:p>4.7958315233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QRT([.C528])" office:value-type="float" office:value="21.6333076527839" calcext:value-type="float">
            <text:p>21.6333076528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QRT([.I528])" office:value-type="float" office:value="4.69041575982343" calcext:value-type="float">
            <text:p>4.6904157598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SQRT([.C529])" office:value-type="float" office:value="20.952326839757" calcext:value-type="float">
            <text:p>20.9523268398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QRT([.I529])" office:value-type="float" office:value="4.69041575982343" calcext:value-type="float">
            <text:p>4.6904157598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formula="of:=SQRT([.C530])" office:value-type="float" office:value="22.293496809608" calcext:value-type="float">
            <text:p>22.2934968096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530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formula="of:=SQRT([.C531])" office:value-type="float" office:value="22.293496809608" calcext:value-type="float">
            <text:p>22.2934968096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QRT([.I531])" office:value-type="float" office:value="5.19615242270663" calcext:value-type="float">
            <text:p>5.1961524227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QRT([.C532])" office:value-type="float" office:value="21.7255609824004" calcext:value-type="float">
            <text:p>21.7255609824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QRT([.I532])" office:value-type="float" office:value="4.89897948556636" calcext:value-type="float">
            <text:p>4.8989794856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QRT([.C533])" office:value-type="float" office:value="21.4709105535839" calcext:value-type="float">
            <text:p>21.4709105536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QRT([.I533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formula="of:=SQRT([.C534])" office:value-type="float" office:value="21.7944947177034" calcext:value-type="float">
            <text:p>21.7944947177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QRT([.I534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QRT([.C535])" office:value-type="float" office:value="21.8174242292714" calcext:value-type="float">
            <text:p>21.8174242293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QRT([.I535])" office:value-type="float" office:value="5.65685424949238" calcext:value-type="float">
            <text:p>5.6568542495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QRT([.C536])" office:value-type="float" office:value="22.2261107708929" calcext:value-type="float">
            <text:p>22.2261107709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QRT([.I536])" office:value-type="float" office:value="4.58257569495584" calcext:value-type="float">
            <text:p>4.582575695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QRT([.C537])" office:value-type="float" office:value="21.4709105535839" calcext:value-type="float">
            <text:p>21.4709105536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QRT([.I537])" office:value-type="float" office:value="4.79583152331272" calcext:value-type="float">
            <text:p>4.7958315233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QRT([.C538])" office:value-type="float" office:value="21.7255609824004" calcext:value-type="float">
            <text:p>21.7255609824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QRT([.I538])" office:value-type="float" office:value="5.47722557505166" calcext:value-type="float">
            <text:p>5.4772255751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formula="of:=SQRT([.C539])" office:value-type="float" office:value="21.6101827849743" calcext:value-type="float">
            <text:p>21.610182785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539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QRT([.C540])" office:value-type="float" office:value="22.113344387496" calcext:value-type="float">
            <text:p>22.1133443875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540])" office:value-type="float" office:value="4.47213595499958" calcext:value-type="float">
            <text:p>4.472135955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SQRT([.C541])" office:value-type="float" office:value="21.2132034355964" calcext:value-type="float">
            <text:p>21.2132034356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541])" office:value-type="float" office:value="4.47213595499958" calcext:value-type="float">
            <text:p>4.472135955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QRT([.C542])" office:value-type="float" office:value="21.2602916254693" calcext:value-type="float">
            <text:p>21.2602916255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542])" office:value-type="float" office:value="4.47213595499958" calcext:value-type="float">
            <text:p>4.472135955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QRT([.C543])" office:value-type="float" office:value="22.4722050542442" calcext:value-type="float">
            <text:p>22.4722050542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QRT([.I543])" office:value-type="float" office:value="4.58257569495584" calcext:value-type="float">
            <text:p>4.582575695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formula="of:=SQRT([.C544])" office:value-type="float" office:value="22.3383079036887" calcext:value-type="float">
            <text:p>22.3383079037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QRT([.I544])" office:value-type="float" office:value="4.12310562561766" calcext:value-type="float">
            <text:p>4.1231056256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SQRT([.C545])" office:value-type="float" office:value="21.2132034355964" calcext:value-type="float">
            <text:p>21.2132034356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I545])" office:value-type="float" office:value="4.24264068711929" calcext:value-type="float">
            <text:p>4.2426406871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formula="of:=SQRT([.C546])" office:value-type="float" office:value="21.1660104885167" calcext:value-type="float">
            <text:p>21.1660104885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546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formula="of:=SQRT([.C547])" office:value-type="float" office:value="21.4242852856285" calcext:value-type="float">
            <text:p>21.4242852856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QRT([.I547])" office:value-type="float" office:value="4.12310562561766" calcext:value-type="float">
            <text:p>4.1231056256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QRT([.C548])" office:value-type="float" office:value="22.0907220343745" calcext:value-type="float">
            <text:p>22.0907220344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548])" office:value-type="float" office:value="4.47213595499958" calcext:value-type="float">
            <text:p>4.472135955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SQRT([.C549])" office:value-type="float" office:value="22.8691932520585" calcext:value-type="float">
            <text:p>22.8691932521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549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QRT([.C550])" office:value-type="float" office:value="22.1359436211787" calcext:value-type="float">
            <text:p>22.1359436212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550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QRT([.C551])" office:value-type="float" office:value="21.6564078277077" calcext:value-type="float">
            <text:p>21.6564078277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551])" office:value-type="float" office:value="4.47213595499958" calcext:value-type="float">
            <text:p>4.472135955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formula="of:=SQRT([.C552])" office:value-type="float" office:value="21.4242852856285" calcext:value-type="float">
            <text:p>21.4242852856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QRT([.I552])" office:value-type="float" office:value="3.74165738677394" calcext:value-type="float">
            <text:p>3.7416573868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QRT([.C553])" office:value-type="float" office:value="21.2837966537928" calcext:value-type="float">
            <text:p>21.2837966538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QRT([.I553])" office:value-type="float" office:value="4.69041575982343" calcext:value-type="float">
            <text:p>4.6904157598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formula="of:=SQRT([.C554])" office:value-type="float" office:value="21.9772609758359" calcext:value-type="float">
            <text:p>21.9772609758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QRT([.I554])" office:value-type="float" office:value="5.29150262212918" calcext:value-type="float">
            <text:p>5.2915026221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QRT([.C555])" office:value-type="float" office:value="21.8632111090754" calcext:value-type="float">
            <text:p>21.8632111091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I555])" office:value-type="float" office:value="4.24264068711929" calcext:value-type="float">
            <text:p>4.2426406871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QRT([.C556])" office:value-type="float" office:value="21.095023109729" calcext:value-type="float">
            <text:p>21.0950231097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QRT([.I556])" office:value-type="float" office:value="3.74165738677394" calcext:value-type="float">
            <text:p>3.7416573868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QRT([.C557])" office:value-type="float" office:value="21.095023109729" calcext:value-type="float">
            <text:p>21.0950231097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QRT([.I557])" office:value-type="float" office:value="4.12310562561766" calcext:value-type="float">
            <text:p>4.1231056256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QRT([.C558])" office:value-type="float" office:value="21.3072757526625" calcext:value-type="float">
            <text:p>21.3072757527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QRT([.I558])" office:value-type="float" office:value="4.35889894354067" calcext:value-type="float">
            <text:p>4.3588989435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formula="of:=SQRT([.C559])" office:value-type="float" office:value="21.6101827849743" calcext:value-type="float">
            <text:p>21.610182785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559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QRT([.C560])" office:value-type="float" office:value="22.1359436211787" calcext:value-type="float">
            <text:p>22.1359436212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QRT([.I560])" office:value-type="float" office:value="4.12310562561766" calcext:value-type="float">
            <text:p>4.1231056256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formula="of:=SQRT([.C561])" office:value-type="float" office:value="20.4205778566621" calcext:value-type="float">
            <text:p>20.4205778567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56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QRT([.C562])" office:value-type="float" office:value="21.4476105895272" calcext:value-type="float">
            <text:p>21.4476105895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QRT([.I562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SQRT([.C563])" office:value-type="float" office:value="20.952326839757" calcext:value-type="float">
            <text:p>20.9523268398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I563])" office:value-type="float" office:value="4.24264068711929" calcext:value-type="float">
            <text:p>4.2426406871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formula="of:=SQRT([.C564])" office:value-type="float" office:value="20.6639783197718" calcext:value-type="float">
            <text:p>20.6639783198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564])" office:value-type="float" office:value="3.60555127546399" calcext:value-type="float">
            <text:p>3.6055512755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QRT([.C565])" office:value-type="float" office:value="21.4941852602047" calcext:value-type="float">
            <text:p>21.4941852602</text:p>
          </table:table-cell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565])" office:value-type="float" office:value="3.60555127546399" calcext:value-type="float">
            <text:p>3.6055512755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QRT([.C566])" office:value-type="float" office:value="22.113344387496" calcext:value-type="float">
            <text:p>22.1133443875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566])" office:value-type="float" office:value="3.3166247903554" calcext:value-type="float">
            <text:p>3.3166247904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formula="of:=SQRT([.C567])" office:value-type="float" office:value="20.8566536146142" calcext:value-type="float">
            <text:p>20.8566536146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QRT([.I567])" office:value-type="float" office:value="3.46410161513775" calcext:value-type="float">
            <text:p>3.4641016151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QRT([.C568])" office:value-type="float" office:value="21.5870331449229" calcext:value-type="float">
            <text:p>21.5870331449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568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QRT([.C569])" office:value-type="float" office:value="20.9284495364563" calcext:value-type="float">
            <text:p>20.9284495365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I569])" office:value-type="float" office:value="4.24264068711929" calcext:value-type="float">
            <text:p>4.2426406871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QRT([.C570])" office:value-type="float" office:value="21.5870331449229" calcext:value-type="float">
            <text:p>21.5870331449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QRT([.I570])" office:value-type="float" office:value="3.46410161513775" calcext:value-type="float">
            <text:p>3.4641016151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formula="of:=SQRT([.C571])" office:value-type="float" office:value="20.6639783197718" calcext:value-type="float">
            <text:p>20.6639783198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57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QRT([.C572])" office:value-type="float" office:value="21.0713075057055" calcext:value-type="float">
            <text:p>21.0713075057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572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QRT([.C573])" office:value-type="float" office:value="21.8174242292714" calcext:value-type="float">
            <text:p>21.8174242293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573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formula="of:=SQRT([.C574])" office:value-type="float" office:value="21.7485631709315" calcext:value-type="float">
            <text:p>21.7485631709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574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formula="of:=SQRT([.C575])" office:value-type="float" office:value="21.0237960416286" calcext:value-type="float">
            <text:p>21.0237960416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QRT([.I575])" office:value-type="float" office:value="4.35889894354067" calcext:value-type="float">
            <text:p>4.3588989435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formula="of:=SQRT([.C576])" office:value-type="float" office:value="20.8806130178211" calcext:value-type="float">
            <text:p>20.8806130178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576])" office:value-type="float" office:value="3.3166247903554" calcext:value-type="float">
            <text:p>3.3166247904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formula="of:=SQRT([.C577])" office:value-type="float" office:value="21.1660104885167" calcext:value-type="float">
            <text:p>21.1660104885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577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QRT([.C578])" office:value-type="float" office:value="21.8403296678416" calcext:value-type="float">
            <text:p>21.8403296678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578])" office:value-type="float" office:value="3.60555127546399" calcext:value-type="float">
            <text:p>3.6055512755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QRT([.C579])" office:value-type="float" office:value="20.9045449603669" calcext:value-type="float">
            <text:p>20.9045449604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579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QRT([.C580])" office:value-type="float" office:value="21.2837966537928" calcext:value-type="float">
            <text:p>21.2837966538</text:p>
          </table:table-cell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580]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QRT([.C581])" office:value-type="float" office:value="21.540659228538" calcext:value-type="float">
            <text:p>21.540659228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581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formula="of:=SQRT([.C582])" office:value-type="float" office:value="21.7715410570772" calcext:value-type="float">
            <text:p>21.7715410571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582]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formula="of:=SQRT([.C583])" office:value-type="float" office:value="21.6101827849743" calcext:value-type="float">
            <text:p>21.610182785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583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QRT([.C584])" office:value-type="float" office:value="21.5870331449229" calcext:value-type="float">
            <text:p>21.5870331449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584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QRT([.C585])" office:value-type="float" office:value="21.2367605815953" calcext:value-type="float">
            <text:p>21.2367605816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585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formula="of:=SQRT([.C586])" office:value-type="float" office:value="21.3775583264319" calcext:value-type="float">
            <text:p>21.3775583264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586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formula="of:=SQRT([.C587])" office:value-type="float" office:value="21.8860686282393" calcext:value-type="float">
            <text:p>21.8860686282</text:p>
          </table:table-cell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587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QRT([.C588])" office:value-type="float" office:value="21.1187120819429" calcext:value-type="float">
            <text:p>21.1187120819</text:p>
          </table:table-cell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588])" office:value-type="float" office:value="3.60555127546399" calcext:value-type="float">
            <text:p>3.6055512755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QRT([.C589])" office:value-type="float" office:value="21.9317121994613" calcext:value-type="float">
            <text:p>21.9317121995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589]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SQRT([.C590])" office:value-type="float" office:value="20.952326839757" calcext:value-type="float">
            <text:p>20.9523268398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590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QRT([.C591])" office:value-type="float" office:value="21.7025344142107" calcext:value-type="float">
            <text:p>21.7025344142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591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QRT([.C592])" office:value-type="float" office:value="21" calcext:value-type="float">
            <text:p>21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59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QRT([.C593])" office:value-type="float" office:value="21.4709105535839" calcext:value-type="float">
            <text:p>21.4709105536</text:p>
          </table:table-cell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593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QRT([.C594])" office:value-type="float" office:value="20.976176963403" calcext:value-type="float">
            <text:p>20.9761769634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59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QRT([.C595])" office:value-type="float" office:value="21.0713075057055" calcext:value-type="float">
            <text:p>21.0713075057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595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QRT([.C596])" office:value-type="float" office:value="20.9045449603669" calcext:value-type="float">
            <text:p>20.9045449604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596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SQRT([.C597])" office:value-type="float" office:value="20.952326839757" calcext:value-type="float">
            <text:p>20.9523268398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597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formula="of:=SQRT([.C598])" office:value-type="float" office:value="21.4242852856285" calcext:value-type="float">
            <text:p>21.4242852856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598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QRT([.C599])" office:value-type="float" office:value="21.5870331449229" calcext:value-type="float">
            <text:p>21.5870331449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599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SQRT([.C600])" office:value-type="float" office:value="20.952326839757" calcext:value-type="float">
            <text:p>20.9523268398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60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formula="of:=SQRT([.C601])" office:value-type="float" office:value="20.6881608655772" calcext:value-type="float">
            <text:p>20.6881608656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601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SQRT([.C602])" office:value-type="float" office:value="22.5166604983954" calcext:value-type="float">
            <text:p>22.5166604984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60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formula="of:=SQRT([.C603])" office:value-type="float" office:value="22.0454076850486" calcext:value-type="float">
            <text:p>22.04540768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603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QRT([.C604])" office:value-type="float" office:value="22.1585198061603" calcext:value-type="float">
            <text:p>22.1585198062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604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formula="of:=SQRT([.C605])" office:value-type="float" office:value="22.6274169979695" calcext:value-type="float">
            <text:p>22.627416998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605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formula="of:=SQRT([.C606])" office:value-type="float" office:value="22" calcext:value-type="float">
            <text:p>22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606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formula="of:=SQRT([.C607])" office:value-type="float" office:value="21.6101827849743" calcext:value-type="float">
            <text:p>21.610182785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607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SQRT([.C608])" office:value-type="float" office:value="20.4939015319192" calcext:value-type="float">
            <text:p>20.4939015319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608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SQRT([.C609])" office:value-type="float" office:value="20.8086520466848" calcext:value-type="float">
            <text:p>20.8086520467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60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QRT([.C610])" office:value-type="float" office:value="21.2837966537928" calcext:value-type="float">
            <text:p>21.2837966538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610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QRT([.C611])" office:value-type="float" office:value="20.976176963403" calcext:value-type="float">
            <text:p>20.9761769634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61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QRT([.C612])" office:value-type="float" office:value="21.8174242292714" calcext:value-type="float">
            <text:p>21.8174242293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61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QRT([.C613])" office:value-type="float" office:value="21.540659228538" calcext:value-type="float">
            <text:p>21.5406592285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613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formula="of:=SQRT([.C614])" office:value-type="float" office:value="20.6639783197718" calcext:value-type="float">
            <text:p>20.6639783198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61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formula="of:=SQRT([.C615])" office:value-type="float" office:value="20.952326839757" calcext:value-type="float">
            <text:p>20.9523268398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615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formula="of:=SQRT([.C616])" office:value-type="float" office:value="21.4242852856285" calcext:value-type="float">
            <text:p>21.4242852856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616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formula="of:=SQRT([.C617])" office:value-type="float" office:value="22.0454076850486" calcext:value-type="float">
            <text:p>22.045407685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617])" office:value-type="float" office:value="3.60555127546399" calcext:value-type="float">
            <text:p>3.6055512755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formula="of:=SQRT([.C618])" office:value-type="float" office:value="21.1660104885167" calcext:value-type="float">
            <text:p>21.1660104885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618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formula="of:=SQRT([.C619])" office:value-type="float" office:value="20.5669638012031" calcext:value-type="float">
            <text:p>20.5669638012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619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formula="of:=SQRT([.C620])" office:value-type="float" office:value="21.2132034355964" calcext:value-type="float">
            <text:p>21.2132034356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620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formula="of:=SQRT([.C621])" office:value-type="float" office:value="20.3469899493758" calcext:value-type="float">
            <text:p>20.3469899494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621]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formula="of:=SQRT([.C622])" office:value-type="float" office:value="20.3715487874634" calcext:value-type="float">
            <text:p>20.3715487875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622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QRT([.C623])" office:value-type="float" office:value="21.51743479135" calcext:value-type="float">
            <text:p>21.5174347914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623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QRT([.C624])" office:value-type="float" office:value="21.2837966537928" calcext:value-type="float">
            <text:p>21.2837966538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62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formula="of:=SQRT([.C625])" office:value-type="float" office:value="20.2484567313166" calcext:value-type="float">
            <text:p>20.2484567313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625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SQRT([.C626])" office:value-type="float" office:value="20.7846096908265" calcext:value-type="float">
            <text:p>20.7846096908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626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QRT([.C627])" office:value-type="float" office:value="20.9284495364563" calcext:value-type="float">
            <text:p>20.9284495365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627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QRT([.C628])" office:value-type="float" office:value="21.4009345590327" calcext:value-type="float">
            <text:p>21.400934559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6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QRT([.C629])" office:value-type="float" office:value="21.7025344142107" calcext:value-type="float">
            <text:p>21.7025344142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629])" office:value-type="float" office:value="3.3166247903554" calcext:value-type="float">
            <text:p>3.3166247904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formula="of:=SQRT([.C630])" office:value-type="float" office:value="21.9544984001001" calcext:value-type="float">
            <text:p>21.9544984001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630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QRT([.C631])" office:value-type="float" office:value="21.1187120819429" calcext:value-type="float">
            <text:p>21.1187120819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631]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QRT([.C632])" office:value-type="float" office:value="20" calcext:value-type="float">
            <text:p>20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632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formula="of:=SQRT([.C633])" office:value-type="float" office:value="20.8806130178211" calcext:value-type="float">
            <text:p>20.8806130178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QRT([.I633])" office:value-type="float" office:value="3.46410161513775" calcext:value-type="float">
            <text:p>3.4641016151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QRT([.C634])" office:value-type="float" office:value="19.8494332412792" calcext:value-type="float">
            <text:p>19.8494332413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634]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SQRT([.C635])" office:value-type="float" office:value="20.8326666559997" calcext:value-type="float">
            <text:p>20.832666656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635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formula="of:=SQRT([.C636])" office:value-type="float" office:value="20.3715487874634" calcext:value-type="float">
            <text:p>20.3715487875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QRT([.I636])" office:value-type="float" office:value="3.74165738677394" calcext:value-type="float">
            <text:p>3.7416573868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SQRT([.C637])" office:value-type="float" office:value="20.4939015319192" calcext:value-type="float">
            <text:p>20.4939015319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QRT([.I637])" office:value-type="float" office:value="3.74165738677394" calcext:value-type="float">
            <text:p>3.7416573868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formula="of:=SQRT([.C638])" office:value-type="float" office:value="20.6881608655772" calcext:value-type="float">
            <text:p>20.6881608656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QRT([.I638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formula="of:=SQRT([.C639])" office:value-type="float" office:value="21.0237960416286" calcext:value-type="float">
            <text:p>21.0237960416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639])" office:value-type="float" office:value="3.60555127546399" calcext:value-type="float">
            <text:p>3.6055512755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QRT([.C640])" office:value-type="float" office:value="20.9284495364563" calcext:value-type="float">
            <text:p>20.9284495365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QRT([.I640])" office:value-type="float" office:value="4.69041575982343" calcext:value-type="float">
            <text:p>4.6904157598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formula="of:=SQRT([.C641])" office:value-type="float" office:value="20.8086520466848" calcext:value-type="float">
            <text:p>20.8086520467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QRT([.I641])" office:value-type="float" office:value="4.24264068711929" calcext:value-type="float">
            <text:p>4.2426406871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formula="of:=SQRT([.C642])" office:value-type="float" office:value="20.8806130178211" calcext:value-type="float">
            <text:p>20.8806130178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642])" office:value-type="float" office:value="4.47213595499958" calcext:value-type="float">
            <text:p>4.472135955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QRT([.C643])" office:value-type="float" office:value="20.976176963403" calcext:value-type="float">
            <text:p>20.9761769634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I643])" office:value-type="float" office:value="4.47213595499958" calcext:value-type="float">
            <text:p>4.472135955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QRT([.C644])" office:value-type="float" office:value="21.2837966537928" calcext:value-type="float">
            <text:p>21.2837966538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QRT([.I644])" office:value-type="float" office:value="4.35889894354067" calcext:value-type="float">
            <text:p>4.3588989435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formula="of:=SQRT([.C645])" office:value-type="float" office:value="19.5192212959431" calcext:value-type="float">
            <text:p>19.5192212959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QRT([.I645])" office:value-type="float" office:value="4.58257569495584" calcext:value-type="float">
            <text:p>4.582575695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formula="of:=SQRT([.C646])" office:value-type="float" office:value="20.5669638012031" calcext:value-type="float">
            <text:p>20.5669638012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QRT([.I646])" office:value-type="float" office:value="5.3851648071345" calcext:value-type="float">
            <text:p>5.3851648071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formula="of:=SQRT([.C647])" office:value-type="float" office:value="20.174241001832" calcext:value-type="float">
            <text:p>20.1742410018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QRT([.I647])" office:value-type="float" office:value="6.92820323027551" calcext:value-type="float">
            <text:p>6.9282032303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QRT([.C648])" office:value-type="float" office:value="20.0249843945008" calcext:value-type="float">
            <text:p>20.0249843945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QRT([.I648])" office:value-type="float" office:value="6.6332495807108" calcext:value-type="float">
            <text:p>6.6332495807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formula="of:=SQRT([.C649])" office:value-type="float" office:value="20.5426385841741" calcext:value-type="float">
            <text:p>20.5426385842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QRT([.I649])" office:value-type="float" office:value="6.16441400296898" calcext:value-type="float">
            <text:p>6.164414003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QRT([.C650])" office:value-type="float" office:value="21.095023109729" calcext:value-type="float">
            <text:p>21.0950231097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SQRT([.I650])" office:value-type="float" office:value="7.34846922834953" calcext:value-type="float">
            <text:p>7.3484692283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QRT([.C651])" office:value-type="float" office:value="20.0748598998847" calcext:value-type="float">
            <text:p>20.0748598999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SQRT([.I651])" office:value-type="float" office:value="8.06225774829855" calcext:value-type="float">
            <text:p>8.0622577483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QRT([.C652])" office:value-type="float" office:value="19.94993734326" calcext:value-type="float">
            <text:p>19.9499373433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SQRT([.I652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QRT([.C653])" office:value-type="float" office:value="21" calcext:value-type="float">
            <text:p>21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SQRT([.I653])" office:value-type="float" office:value="8.94427190999916" calcext:value-type="float">
            <text:p>8.94427191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formula="of:=SQRT([.C654])" office:value-type="float" office:value="20.591260281974" calcext:value-type="float">
            <text:p>20.591260282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SQRT([.I654])" office:value-type="float" office:value="10.3440804327886" calcext:value-type="float">
            <text:p>10.3440804328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SQRT([.C655])" office:value-type="float" office:value="20.2731349327133" calcext:value-type="float">
            <text:p>20.2731349327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SQRT([.I655])" office:value-type="float" office:value="11.7898261225516" calcext:value-type="float">
            <text:p>11.7898261226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QRT([.C656])" office:value-type="float" office:value="19.8494332412792" calcext:value-type="float">
            <text:p>19.8494332413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QRT([.I656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formula="of:=SQRT([.C657])" office:value-type="float" office:value="19.9749843554382" calcext:value-type="float">
            <text:p>19.9749843554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SQRT([.I657])" office:value-type="float" office:value="15.4272486205415" calcext:value-type="float">
            <text:p>15.4272486205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formula="of:=SQRT([.C658])" office:value-type="float" office:value="19.157244060668" calcext:value-type="float">
            <text:p>19.1572440607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formula="of:=SQRT([.I658])" office:value-type="float" office:value="18.3575597506858" calcext:value-type="float">
            <text:p>18.3575597507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SQRT([.C659])" office:value-type="float" office:value="20.8326666559997" calcext:value-type="float">
            <text:p>20.832666656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SQRT([.I659])" office:value-type="float" office:value="19.313207915828" calcext:value-type="float">
            <text:p>19.3132079158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QRT([.C660])" office:value-type="float" office:value="19.4422220952236" calcext:value-type="float">
            <text:p>19.4422220952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QRT([.I660])" office:value-type="float" office:value="23.7276210354093" calcext:value-type="float">
            <text:p>23.7276210354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QRT([.C661])" office:value-type="float" office:value="18.2482875908947" calcext:value-type="float">
            <text:p>18.248287590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QRT([.I661])" office:value-type="float" office:value="27.9642629082191" calcext:value-type="float">
            <text:p>27.9642629082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formula="of:=SQRT([.C662])" office:value-type="float" office:value="18.9208879284245" calcext:value-type="float">
            <text:p>18.9208879284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formula="of:=SQRT([.I662])" office:value-type="float" office:value="31.2729915422238" calcext:value-type="float">
            <text:p>31.2729915422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QRT([.C663])" office:value-type="float" office:value="18.4661853126194" calcext:value-type="float">
            <text:p>18.4661853126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table:formula="of:=SQRT([.I663])" office:value-type="float" office:value="34.828149534536" calcext:value-type="float">
            <text:p>34.8281495345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formula="of:=SQRT([.C664])" office:value-type="float" office:value="17.7763888346312" calcext:value-type="float">
            <text:p>17.7763888346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table:formula="of:=SQRT([.I664])" office:value-type="float" office:value="39.560080889705" calcext:value-type="float">
            <text:p>39.5600808897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formula="of:=SQRT([.C665])" office:value-type="float" office:value="16.0934769394311" calcext:value-type="float">
            <text:p>16.0934769394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table:formula="of:=SQRT([.I665])" office:value-type="float" office:value="45.1663591625449" calcext:value-type="float">
            <text:p>45.1663591625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formula="of:=SQRT([.C666])" office:value-type="float" office:value="16.0312195418814" calcext:value-type="float">
            <text:p>16.0312195419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table:formula="of:=SQRT([.I666])" office:value-type="float" office:value="46.3141447076376" calcext:value-type="float">
            <text:p>46.3141447076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SQRT([.C667])" office:value-type="float" office:value="15.556349186104" calcext:value-type="float">
            <text:p>15.5563491861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table:formula="of:=SQRT([.I667])" office:value-type="float" office:value="50.2792203599061" calcext:value-type="float">
            <text:p>50.2792203599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QRT([.C668])" office:value-type="float" office:value="13.4536240470737" calcext:value-type="float">
            <text:p>13.4536240471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table:formula="of:=SQRT([.I668])" office:value-type="float" office:value="52.4690384893796" calcext:value-type="float">
            <text:p>52.4690384894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QRT([.C669])" office:value-type="float" office:value="12.2065556157337" calcext:value-type="float">
            <text:p>12.2065556157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table:formula="of:=SQRT([.I669])" office:value-type="float" office:value="54.6717477313466" calcext:value-type="float">
            <text:p>54.6717477313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SQRT([.C670])" office:value-type="float" office:value="10.816653826392" calcext:value-type="float">
            <text:p>10.8166538264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 table:formula="of:=SQRT([.I670])" office:value-type="float" office:value="54.5985347788748" calcext:value-type="float">
            <text:p>54.5985347789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QRT([.C671])" office:value-type="float" office:value="11.180339887499" calcext:value-type="float">
            <text:p>11.1803398875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table:formula="of:=SQRT([.I671])" office:value-type="float" office:value="56.9561234635926" calcext:value-type="float">
            <text:p>56.9561234636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QRT([.C672])" office:value-type="float" office:value="10.0498756211209" calcext:value-type="float">
            <text:p>10.0498756211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table:formula="of:=SQRT([.I672])" office:value-type="float" office:value="57.157676649773" calcext:value-type="float">
            <text:p>57.1576766498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QRT([.C673])" office:value-type="float" office:value="9.9498743710662" calcext:value-type="float">
            <text:p>9.9498743711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table:formula="of:=SQRT([.I673])" office:value-type="float" office:value="58.309518948453" calcext:value-type="float">
            <text:p>58.3095189485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SQRT([.C674])" office:value-type="float" office:value="8.71779788708135" calcext:value-type="float">
            <text:p>8.7177978871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table:formula="of:=SQRT([.I674])" office:value-type="float" office:value="58.1463670404265" calcext:value-type="float">
            <text:p>58.1463670404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QRT([.C675])" office:value-type="float" office:value="8.88819441731559" calcext:value-type="float">
            <text:p>8.8881944173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table:formula="of:=SQRT([.I675])" office:value-type="float" office:value="58.3609458456595" calcext:value-type="float">
            <text:p>58.3609458457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QRT([.C676])" office:value-type="float" office:value="8.24621125123532" calcext:value-type="float">
            <text:p>8.2462112512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table:formula="of:=SQRT([.I676])" office:value-type="float" office:value="58.2494635168428" calcext:value-type="float">
            <text:p>58.2494635168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QRT([.C677])" office:value-type="float" office:value="8.42614977317636" calcext:value-type="float">
            <text:p>8.4261497732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table:formula="of:=SQRT([.I677])" office:value-type="float" office:value="57.8186821018951" calcext:value-type="float">
            <text:p>57.8186821019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SQRT([.C678])" office:value-type="float" office:value="8.77496438739212" calcext:value-type="float">
            <text:p>8.7749643874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table:formula="of:=SQRT([.I678])" office:value-type="float" office:value="57.6714834211849" calcext:value-type="float">
            <text:p>57.6714834212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SQRT([.C679])" office:value-type="float" office:value="8.77496438739212" calcext:value-type="float">
            <text:p>8.7749643874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SQRT([.I679])" office:value-type="float" office:value="57.6367938039583" calcext:value-type="float">
            <text:p>57.636793804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QRT([.C680])" office:value-type="float" office:value="8.88819441731559" calcext:value-type="float">
            <text:p>8.8881944173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table:formula="of:=SQRT([.I680])" office:value-type="float" office:value="57.7581163127746" calcext:value-type="float">
            <text:p>57.7581163128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QRT([.C681])" office:value-type="float" office:value="8.42614977317636" calcext:value-type="float">
            <text:p>8.4261497732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table:formula="of:=SQRT([.I681])" office:value-type="float" office:value="57.9827560572969" calcext:value-type="float">
            <text:p>57.9827560573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SQRT([.C682])" office:value-type="float" office:value="8.66025403784439" calcext:value-type="float">
            <text:p>8.6602540378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table:formula="of:=SQRT([.I682])" office:value-type="float" office:value="58.8897274573418" calcext:value-type="float">
            <text:p>58.8897274573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SQRT([.C683])" office:value-type="float" office:value="8.83176086632785" calcext:value-type="float">
            <text:p>8.8317608663</text:p>
          </table:table-cell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table:formula="of:=SQRT([.I683])" office:value-type="float" office:value="57.9827560572969" calcext:value-type="float">
            <text:p>57.9827560573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QRT([.C684])" office:value-type="float" office:value="8.18535277187245" calcext:value-type="float">
            <text:p>8.185352771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table:formula="of:=SQRT([.I684])" office:value-type="float" office:value="58.025856305616" calcext:value-type="float">
            <text:p>58.0258563056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SQRT([.C685])" office:value-type="float" office:value="8.71779788708135" calcext:value-type="float">
            <text:p>8.7177978871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table:formula="of:=SQRT([.I685])" office:value-type="float" office:value="57.8619045659577" calcext:value-type="float">
            <text:p>57.861904566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QRT([.C686])" office:value-type="float" office:value="8.24621125123532" calcext:value-type="float">
            <text:p>8.2462112512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table:formula="of:=SQRT([.I686])" office:value-type="float" office:value="57.7927331071996" calcext:value-type="float">
            <text:p>57.7927331072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SQRT([.C687])" office:value-type="float" office:value="8.94427190999916" calcext:value-type="float">
            <text:p>8.94427191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table:formula="of:=SQRT([.I687])" office:value-type="float" office:value="56.9473440996154" calcext:value-type="float">
            <text:p>56.9473440996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SQRT([.C688])" office:value-type="float" office:value="9.2736184954957" calcext:value-type="float">
            <text:p>9.2736184955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table:formula="of:=SQRT([.I688])" office:value-type="float" office:value="57.471732182004" calcext:value-type="float">
            <text:p>57.471732182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SQRT([.C689])" office:value-type="float" office:value="8.66025403784439" calcext:value-type="float">
            <text:p>8.6602540378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table:formula="of:=SQRT([.I689])" office:value-type="float" office:value="56.5773806392625" calcext:value-type="float">
            <text:p>56.5773806393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QRT([.C690])" office:value-type="float" office:value="8.24621125123532" calcext:value-type="float">
            <text:p>8.2462112512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table:formula="of:=SQRT([.I690])" office:value-type="float" office:value="56.8154908453672" calcext:value-type="float">
            <text:p>56.8154908454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SQRT([.C691])" office:value-type="float" office:value="9.2736184954957" calcext:value-type="float">
            <text:p>9.2736184955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table:formula="of:=SQRT([.I691])" office:value-type="float" office:value="57.8100337311785" calcext:value-type="float">
            <text:p>57.8100337312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SQRT([.C692])" office:value-type="float" office:value="9.16515138991168" calcext:value-type="float">
            <text:p>9.1651513899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table:formula="of:=SQRT([.I692])" office:value-type="float" office:value="56.8682688324517" calcext:value-type="float">
            <text:p>56.8682688325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QRT([.C693])" office:value-type="float" office:value="9.74679434480896" calcext:value-type="float">
            <text:p>9.7467943448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table:formula="of:=SQRT([.I693])" office:value-type="float" office:value="57.471732182004" calcext:value-type="float">
            <text:p>57.471732182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SQRT([.C694])" office:value-type="float" office:value="9.16515138991168" calcext:value-type="float">
            <text:p>9.1651513899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table:formula="of:=SQRT([.I694])" office:value-type="float" office:value="56.7097875150313" calcext:value-type="float">
            <text:p>56.709787515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SQRT([.C695])" office:value-type="float" office:value="9.21954445729289" calcext:value-type="float">
            <text:p>9.2195444573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table:formula="of:=SQRT([.I695])" office:value-type="float" office:value="56.9824534396335" calcext:value-type="float">
            <text:p>56.9824534396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SQRT([.C696])" office:value-type="float" office:value="9.16515138991168" calcext:value-type="float">
            <text:p>9.1651513899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table:formula="of:=SQRT([.I696])" office:value-type="float" office:value="56.6921511322335" calcext:value-type="float">
            <text:p>56.6921511322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SQRT([.C697])" office:value-type="float" office:value="9.1104335791443" calcext:value-type="float">
            <text:p>9.1104335791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table:formula="of:=SQRT([.I697])" office:value-type="float" office:value="56.9122131005288" calcext:value-type="float">
            <text:p>56.9122131005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SQRT([.C698])" office:value-type="float" office:value="9.38083151964686" calcext:value-type="float">
            <text:p>9.3808315196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table:formula="of:=SQRT([.I698])" office:value-type="float" office:value="56.5243310442503" calcext:value-type="float">
            <text:p>56.5243310443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QRT([.C699])" office:value-type="float" office:value="8.54400374531753" calcext:value-type="float">
            <text:p>8.5440037453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table:formula="of:=SQRT([.I699])" office:value-type="float" office:value="56.1871871515206" calcext:value-type="float">
            <text:p>56.1871871515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QRT([.C700])" office:value-type="float" office:value="9.74679434480896" calcext:value-type="float">
            <text:p>9.7467943448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table:formula="of:=SQRT([.I700])" office:value-type="float" office:value="55.4707129934347" calcext:value-type="float">
            <text:p>55.4707129934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SQRT([.C701])" office:value-type="float" office:value="9.32737905308882" calcext:value-type="float">
            <text:p>9.327379053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table:formula="of:=SQRT([.I701])" office:value-type="float" office:value="56.2138772902208" calcext:value-type="float">
            <text:p>56.2138772902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SQRT([.C702])" office:value-type="float" office:value="8.77496438739212" calcext:value-type="float">
            <text:p>8.7749643874</text:p>
          </table:table-cell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table:formula="of:=SQRT([.I702])" office:value-type="float" office:value="55.5337735076593" calcext:value-type="float">
            <text:p>55.5337735077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QRT([.C703])" office:value-type="float" office:value="8.88819441731559" calcext:value-type="float">
            <text:p>8.8881944173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table:formula="of:=SQRT([.I703])" office:value-type="float" office:value="56.1070405564221" calcext:value-type="float">
            <text:p>56.1070405564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QRT([.C704])" office:value-type="float" office:value="8.60232526704263" calcext:value-type="float">
            <text:p>8.602325267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table:formula="of:=SQRT([.I704])" office:value-type="float" office:value="56.0802995712398" calcext:value-type="float">
            <text:p>56.0802995712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QRT([.C705])" office:value-type="float" office:value="8.18535277187245" calcext:value-type="float">
            <text:p>8.1853527719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table:formula="of:=SQRT([.I705])" office:value-type="float" office:value="55.1361950083609" calcext:value-type="float">
            <text:p>55.1361950084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SQRT([.C706])" office:value-type="float" office:value="9.05538513813742" calcext:value-type="float">
            <text:p>9.0553851381</text:p>
          </table:table-cell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formula="of:=SQRT([.I706])" office:value-type="float" office:value="56.1248608016091" calcext:value-type="float">
            <text:p>56.1248608016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QRT([.C707])" office:value-type="float" office:value="8.48528137423857" calcext:value-type="float">
            <text:p>8.4852813742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table:formula="of:=SQRT([.I707])" office:value-type="float" office:value="54.881690936049" calcext:value-type="float">
            <text:p>54.881690936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SQRT([.C708])" office:value-type="float" office:value="9.38083151964686" calcext:value-type="float">
            <text:p>9.3808315196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table:formula="of:=SQRT([.I708])" office:value-type="float" office:value="55.0181788139157" calcext:value-type="float">
            <text:p>55.0181788139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SQRT([.C709])" office:value-type="float" office:value="9.05538513813742" calcext:value-type="float">
            <text:p>9.0553851381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table:formula="of:=SQRT([.I709])" office:value-type="float" office:value="55.9821400091136" calcext:value-type="float">
            <text:p>55.9821400091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SQRT([.C710])" office:value-type="float" office:value="8.24621125123532" calcext:value-type="float">
            <text:p>8.2462112512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table:formula="of:=SQRT([.I710])" office:value-type="float" office:value="55.7225268630201" calcext:value-type="float">
            <text:p>55.722526863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SQRT([.C711])" office:value-type="float" office:value="9.1104335791443" calcext:value-type="float">
            <text:p>9.1104335791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table:formula="of:=SQRT([.I711])" office:value-type="float" office:value="56.3648826841678" calcext:value-type="float">
            <text:p>56.3648826842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QRT([.C712])" office:value-type="float" office:value="8.48528137423857" calcext:value-type="float">
            <text:p>8.4852813742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table:formula="of:=SQRT([.I712])" office:value-type="float" office:value="55.1996376799703" calcext:value-type="float">
            <text:p>55.19963768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SQRT([.C713])" office:value-type="float" office:value="8.77496438739212" calcext:value-type="float">
            <text:p>8.7749643874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table:formula="of:=SQRT([.I713])" office:value-type="float" office:value="55.3263047744922" calcext:value-type="float">
            <text:p>55.3263047745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SQRT([.C714])" office:value-type="float" office:value="8" calcext:value-type="float">
            <text:p>8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table:formula="of:=SQRT([.I714])" office:value-type="float" office:value="55.9195851200633" calcext:value-type="float">
            <text:p>55.9195851201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SQRT([.C715])" office:value-type="float" office:value="9.16515138991168" calcext:value-type="float">
            <text:p>9.1651513899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table:formula="of:=SQRT([.I715])" office:value-type="float" office:value="55.0545184340032" calcext:value-type="float">
            <text:p>55.054518434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QRT([.C716])" office:value-type="float" office:value="8.42614977317636" calcext:value-type="float">
            <text:p>8.4261497732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table:formula="of:=SQRT([.I716])" office:value-type="float" office:value="55.7225268630201" calcext:value-type="float">
            <text:p>55.722526863</text:p>
          </table:table-cell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QRT([.C717])" office:value-type="float" office:value="9.4339811320566" calcext:value-type="float">
            <text:p>9.4339811321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table:formula="of:=SQRT([.I717])" office:value-type="float" office:value="54.8361194834208" calcext:value-type="float">
            <text:p>54.8361194834</text:p>
          </table:table-cell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SQRT([.C718])" office:value-type="float" office:value="8.30662386291808" calcext:value-type="float">
            <text:p>8.3066238629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table:formula="of:=SQRT([.I718])" office:value-type="float" office:value="55.3714727996285" calcext:value-type="float">
            <text:p>55.3714727996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QRT([.C719])" office:value-type="float" office:value="8.60232526704263" calcext:value-type="float">
            <text:p>8.602325267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table:formula="of:=SQRT([.I719])" office:value-type="float" office:value="54.9545266561363" calcext:value-type="float">
            <text:p>54.9545266561</text:p>
          </table:table-cell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QRT([.C720])" office:value-type="float" office:value="8.48528137423857" calcext:value-type="float">
            <text:p>8.4852813742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table:formula="of:=SQRT([.I720])" office:value-type="float" office:value="54.0462764674866" calcext:value-type="float">
            <text:p>54.0462764675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QRT([.C721])" office:value-type="float" office:value="8.48528137423857" calcext:value-type="float">
            <text:p>8.4852813742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  <table:table-cell table:formula="of:=SQRT([.I721])" office:value-type="float" office:value="53.2071423776921" calcext:value-type="float">
            <text:p>53.2071423777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QRT([.C722])" office:value-type="float" office:value="8.88819441731559" calcext:value-type="float">
            <text:p>8.8881944173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  <table:table-cell table:formula="of:=SQRT([.I722])" office:value-type="float" office:value="52.2876658496055" calcext:value-type="float">
            <text:p>52.2876658496</text:p>
          </table:table-cell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SQRT([.C723])" office:value-type="float" office:value="8.71779788708135" calcext:value-type="float">
            <text:p>8.7177978871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table:formula="of:=SQRT([.I723])" office:value-type="float" office:value="50.8822169328342" calcext:value-type="float">
            <text:p>50.8822169328</text:p>
          </table:table-cell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QRT([.C724])" office:value-type="float" office:value="8.60232526704263" calcext:value-type="float">
            <text:p>8.602325267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table:formula="of:=SQRT([.I724])" office:value-type="float" office:value="49.457052075513" calcext:value-type="float">
            <text:p>49.4570520755</text:p>
          </table:table-cell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SQRT([.C725])" office:value-type="float" office:value="8.60232526704263" calcext:value-type="float">
            <text:p>8.602325267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table:formula="of:=SQRT([.I725])" office:value-type="float" office:value="45.6289381861993" calcext:value-type="float">
            <text:p>45.6289381862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SQRT([.C726])" office:value-type="float" office:value="8.83176086632785" calcext:value-type="float">
            <text:p>8.8317608663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table:formula="of:=SQRT([.I726])" office:value-type="float" office:value="41.5331193145904" calcext:value-type="float">
            <text:p>41.5331193146</text:p>
          </table:table-cell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QRT([.C727])" office:value-type="float" office:value="8.88819441731559" calcext:value-type="float">
            <text:p>8.8881944173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formula="of:=SQRT([.I727])" office:value-type="float" office:value="37.0675059857013" calcext:value-type="float">
            <text:p>37.0675059857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QRT([.C728])" office:value-type="float" office:value="8.88819441731559" calcext:value-type="float">
            <text:p>8.8881944173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table:formula="of:=SQRT([.I728])" office:value-type="float" office:value="30.8706980808663" calcext:value-type="float">
            <text:p>30.8706980809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QRT([.C729])" office:value-type="float" office:value="8.48528137423857" calcext:value-type="float">
            <text:p>8.4852813742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QRT([.I729])" office:value-type="float" office:value="23.1300670124408" calcext:value-type="float">
            <text:p>23.1300670124</text:p>
          </table:table-cell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SQRT([.C730])" office:value-type="float" office:value="7.87400787401181" calcext:value-type="float">
            <text:p>7.874007874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formula="of:=SQRT([.I730])" office:value-type="float" office:value="18.9208879284245" calcext:value-type="float">
            <text:p>18.9208879284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SQRT([.C731])" office:value-type="float" office:value="9.16515138991168" calcext:value-type="float">
            <text:p>9.1651513899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SQRT([.I731])" office:value-type="float" office:value="14.6628782986152" calcext:value-type="float">
            <text:p>14.6628782986</text:p>
          </table:table-cell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SQRT([.C732])" office:value-type="float" office:value="8.42614977317636" calcext:value-type="float">
            <text:p>8.4261497732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SQRT([.I732])" office:value-type="float" office:value="11.6619037896906" calcext:value-type="float">
            <text:p>11.6619037897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SQRT([.C733])" office:value-type="float" office:value="7.93725393319377" calcext:value-type="float">
            <text:p>7.9372539332</text:p>
          </table:table-cell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SQRT([.I733])" office:value-type="float" office:value="8.71779788708135" calcext:value-type="float">
            <text:p>8.7177978871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QRT([.C734])" office:value-type="float" office:value="7.74596669241483" calcext:value-type="float">
            <text:p>7.7459666924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QRT([.I734])" office:value-type="float" office:value="6.92820323027551" calcext:value-type="float">
            <text:p>6.9282032303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SQRT([.C735])" office:value-type="float" office:value="9.1104335791443" calcext:value-type="float">
            <text:p>9.1104335791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SQRT([.I735])" office:value-type="float" office:value="6.2449979983984" calcext:value-type="float">
            <text:p>6.2449979984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SQRT([.C736])" office:value-type="float" office:value="8" calcext:value-type="float">
            <text:p>8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QRT([.I736])" office:value-type="float" office:value="5.3851648071345" calcext:value-type="float">
            <text:p>5.3851648071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SQRT([.C737])" office:value-type="float" office:value="8.30662386291808" calcext:value-type="float">
            <text:p>8.3066238629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QRT([.I737])" office:value-type="float" office:value="5.47722557505166" calcext:value-type="float">
            <text:p>5.4772255751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SQRT([.C738])" office:value-type="float" office:value="8.66025403784439" calcext:value-type="float">
            <text:p>8.6602540378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QRT([.I738])" office:value-type="float" office:value="4.89897948556636" calcext:value-type="float">
            <text:p>4.8989794856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SQRT([.C739])" office:value-type="float" office:value="8.36660026534076" calcext:value-type="float">
            <text:p>8.3666002653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QRT([.I739])" office:value-type="float" office:value="5.3851648071345" calcext:value-type="float">
            <text:p>5.3851648071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SQRT([.C740])" office:value-type="float" office:value="8.66025403784439" calcext:value-type="float">
            <text:p>8.6602540378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QRT([.I740])" office:value-type="float" office:value="4.12310562561766" calcext:value-type="float">
            <text:p>4.1231056256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SQRT([.C741])" office:value-type="float" office:value="7.34846922834953" calcext:value-type="float">
            <text:p>7.3484692283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QRT([.I741])" office:value-type="float" office:value="4.79583152331272" calcext:value-type="float">
            <text:p>4.7958315233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SQRT([.C742])" office:value-type="float" office:value="8.48528137423857" calcext:value-type="float">
            <text:p>8.4852813742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QRT([.I742])" office:value-type="float" office:value="4.89897948556636" calcext:value-type="float">
            <text:p>4.8989794856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SQRT([.C743])" office:value-type="float" office:value="9.16515138991168" calcext:value-type="float">
            <text:p>9.1651513899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743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SQRT([.C744])" office:value-type="float" office:value="7.61577310586391" calcext:value-type="float">
            <text:p>7.6157731059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QRT([.I744])" office:value-type="float" office:value="4.12310562561766" calcext:value-type="float">
            <text:p>4.1231056256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SQRT([.C745])" office:value-type="float" office:value="8.83176086632785" calcext:value-type="float">
            <text:p>8.8317608663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745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SQRT([.C746])" office:value-type="float" office:value="7.81024967590665" calcext:value-type="float">
            <text:p>7.8102496759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I746])" office:value-type="float" office:value="3.60555127546399" calcext:value-type="float">
            <text:p>3.6055512755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SQRT([.C747])" office:value-type="float" office:value="9.1104335791443" calcext:value-type="float">
            <text:p>9.1104335791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QRT([.I747])" office:value-type="float" office:value="3.87298334620742" calcext:value-type="float">
            <text:p>3.8729833462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SQRT([.C748])" office:value-type="float" office:value="7.61577310586391" calcext:value-type="float">
            <text:p>7.6157731059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748])" office:value-type="float" office:value="3.3166247903554" calcext:value-type="float">
            <text:p>3.3166247904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SQRT([.C749])" office:value-type="float" office:value="7.87400787401181" calcext:value-type="float">
            <text:p>7.874007874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QRT([.I749])" office:value-type="float" office:value="3.46410161513775" calcext:value-type="float">
            <text:p>3.4641016151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SQRT([.C750])" office:value-type="float" office:value="7.81024967590665" calcext:value-type="float">
            <text:p>7.8102496759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750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SQRT([.C751])" office:value-type="float" office:value="7.61577310586391" calcext:value-type="float">
            <text:p>7.6157731059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75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SQRT([.C752])" office:value-type="float" office:value="8" calcext:value-type="float">
            <text:p>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752]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QRT([.C753])" office:value-type="float" office:value="8.18535277187245" calcext:value-type="float">
            <text:p>8.1853527719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753]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SQRT([.C754])" office:value-type="float" office:value="7.34846922834953" calcext:value-type="float">
            <text:p>7.3484692283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754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SQRT([.C755])" office:value-type="float" office:value="7.41619848709566" calcext:value-type="float">
            <text:p>7.4161984871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755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QRT([.C756])" office:value-type="float" office:value="6.557438524302" calcext:value-type="float">
            <text:p>6.5574385243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756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QRT([.C757])" office:value-type="float" office:value="6" calcext:value-type="float">
            <text:p>6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QRT([.I757])" office:value-type="float" office:value="3.3166247903554" calcext:value-type="float">
            <text:p>3.3166247904</text:p>
          </table:table-cell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QRT([.C758])" office:value-type="float" office:value="6.92820323027551" calcext:value-type="float">
            <text:p>6.928203230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758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QRT([.C759])" office:value-type="float" office:value="5.29150262212918" calcext:value-type="float">
            <text:p>5.2915026221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759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QRT([.C760])" office:value-type="float" office:value="6.16441400296898" calcext:value-type="float">
            <text:p>6.164414003</text:p>
          </table:table-cell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6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QRT([.C761])" office:value-type="float" office:value="4.47213595499958" calcext:value-type="float">
            <text:p>4.47213595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761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QRT([.C762])" office:value-type="float" office:value="3.60555127546399" calcext:value-type="float">
            <text:p>3.6055512755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76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QRT([.C763])" office:value-type="float" office:value="3.46410161513775" calcext:value-type="float">
            <text:p>3.4641016151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QRT([.I763]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C764])" office:value-type="float" office:value="2.44948974278318" calcext:value-type="float">
            <text:p>2.4494897428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764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C765])" office:value-type="float" office:value="2.23606797749979" calcext:value-type="float">
            <text:p>2.2360679775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765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C766])" office:value-type="float" office:value="2.23606797749979" calcext:value-type="float">
            <text:p>2.236067977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766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67])" office:value-type="float" office:value="1" calcext:value-type="float">
            <text:p>1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6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C768])" office:value-type="float" office:value="2.23606797749979" calcext:value-type="float">
            <text:p>2.2360679775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768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769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769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70])" office:value-type="float" office:value="1" calcext:value-type="float">
            <text:p>1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QRT([.I770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771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771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772])" office:value-type="float" office:value="0" calcext:value-type="float">
            <text:p>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7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773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772" calcext:value-type="float">
            <text:p>7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773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774])" office:value-type="float" office:value="0" calcext:value-type="float">
            <text:p>0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774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775])" office:value-type="float" office:value="0" calcext:value-type="float">
            <text:p>0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7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776])" office:value-type="float" office:value="0" calcext:value-type="float">
            <text:p>0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76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777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777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778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778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779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779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780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780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81])" office:value-type="float" office:value="1" calcext:value-type="float">
            <text:p>1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781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82])" office:value-type="float" office:value="1" calcext:value-type="float">
            <text:p>1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782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783])" office:value-type="float" office:value="0" calcext:value-type="float">
            <text:p>0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783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84])" office:value-type="float" office:value="1" calcext:value-type="float">
            <text:p>1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8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785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785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786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786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787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8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C788])" office:value-type="float" office:value="2" calcext:value-type="float">
            <text:p>2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88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89])" office:value-type="float" office:value="1" calcext:value-type="float">
            <text:p>1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789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90])" office:value-type="float" office:value="1" calcext:value-type="float">
            <text:p>1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790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91])" office:value-type="float" office:value="1" calcext:value-type="float">
            <text:p>1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791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92])" office:value-type="float" office:value="1" calcext:value-type="float">
            <text:p>1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792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793])" office:value-type="float" office:value="0" calcext:value-type="float">
            <text:p>0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793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794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794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795])" office:value-type="float" office:value="0" calcext:value-type="float">
            <text:p>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9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C796])" office:value-type="float" office:value="2" calcext:value-type="float">
            <text:p>2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796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97])" office:value-type="float" office:value="1" calcext:value-type="float">
            <text:p>1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79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798])" office:value-type="float" office:value="0" calcext:value-type="float">
            <text:p>0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798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799])" office:value-type="float" office:value="1" calcext:value-type="float">
            <text:p>1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799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00])" office:value-type="float" office:value="1" calcext:value-type="float">
            <text:p>1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800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01])" office:value-type="float" office:value="0" calcext:value-type="float">
            <text:p>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01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802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0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03])" office:value-type="float" office:value="0" calcext:value-type="float">
            <text:p>0</text:p>
          </table:table-cell>
          <table:table-cell table:number-columns-repeated="2"/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03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04])" office:value-type="float" office:value="1" calcext:value-type="float">
            <text:p>1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804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05])" office:value-type="float" office:value="0" calcext:value-type="float">
            <text:p>0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05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06])" office:value-type="float" office:value="1" calcext:value-type="float">
            <text:p>1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06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07])" office:value-type="float" office:value="1" calcext:value-type="float">
            <text:p>1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807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08])" office:value-type="float" office:value="1" calcext:value-type="float">
            <text:p>1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08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09])" office:value-type="float" office:value="1" calcext:value-type="float">
            <text:p>1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09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10])" office:value-type="float" office:value="1" calcext:value-type="float">
            <text:p>1</text:p>
          </table:table-cell>
          <table:table-cell table:number-columns-repeated="2"/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10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11])" office:value-type="float" office:value="0" calcext:value-type="float">
            <text:p>0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1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12])" office:value-type="float" office:value="1" calcext:value-type="float">
            <text:p>1</text:p>
          </table:table-cell>
          <table:table-cell table:number-columns-repeated="2"/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812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13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1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14])" office:value-type="float" office:value="0" calcext:value-type="float">
            <text:p>0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14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15])" office:value-type="float" office:value="0" calcext:value-type="float">
            <text:p>0</text:p>
          </table:table-cell>
          <table:table-cell table:number-columns-repeated="2"/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1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16])" office:value-type="float" office:value="1" calcext:value-type="float">
            <text:p>1</text:p>
          </table:table-cell>
          <table:table-cell table:number-columns-repeated="2"/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16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17])" office:value-type="float" office:value="1" calcext:value-type="float">
            <text:p>1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17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18])" office:value-type="float" office:value="1" calcext:value-type="float">
            <text:p>1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18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19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8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20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820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21])" office:value-type="float" office:value="0" calcext:value-type="float">
            <text:p>0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21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22])" office:value-type="float" office:value="0" calcext:value-type="float">
            <text:p>0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822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23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23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824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2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25])" office:value-type="float" office:value="1" calcext:value-type="float">
            <text:p>1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I825])" office:value-type="float" office:value="2.82842712474619" calcext:value-type="float">
            <text:p>2.8284271247</text:p>
          </table:table-cell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26])" office:value-type="float" office:value="0" calcext:value-type="float">
            <text:p>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26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27])" office:value-type="float" office:value="0" calcext:value-type="float">
            <text:p>0</text:p>
          </table:table-cell>
          <table:table-cell table:number-columns-repeated="2"/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28])" office:value-type="float" office:value="0" calcext:value-type="float">
            <text:p>0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28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29])" office:value-type="float" office:value="0" calcext:value-type="float">
            <text:p>0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30])" office:value-type="float" office:value="1" calcext:value-type="float">
            <text:p>1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3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31])" office:value-type="float" office:value="1" calcext:value-type="float">
            <text:p>1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31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32])" office:value-type="float" office:value="1" calcext:value-type="float">
            <text:p>1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8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33])" office:value-type="float" office:value="0" calcext:value-type="float">
            <text:p>0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33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34])" office:value-type="float" office:value="1" calcext:value-type="float">
            <text:p>1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834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35])" office:value-type="float" office:value="0" calcext:value-type="float">
            <text:p>0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35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36])" office:value-type="float" office:value="1" calcext:value-type="float">
            <text:p>1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36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37])" office:value-type="float" office:value="1" calcext:value-type="float">
            <text:p>1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38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838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39])" office:value-type="float" office:value="0" calcext:value-type="float">
            <text:p>0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840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40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41])" office:value-type="float" office:value="0" calcext:value-type="float">
            <text:p>0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841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42])" office:value-type="float" office:value="0" calcext:value-type="float">
            <text:p>0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42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43])" office:value-type="float" office:value="1" calcext:value-type="float">
            <text:p>1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43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44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44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45])" office:value-type="float" office:value="0" calcext:value-type="float">
            <text:p>0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4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46])" office:value-type="float" office:value="1" calcext:value-type="float">
            <text:p>1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47])" office:value-type="float" office:value="1" calcext:value-type="float">
            <text:p>1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847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48])" office:value-type="float" office:value="1" calcext:value-type="float">
            <text:p>1</text:p>
          </table:table-cell>
          <table:table-cell table:number-columns-repeated="2"/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48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49])" office:value-type="float" office:value="0" calcext:value-type="float">
            <text:p>0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4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50])" office:value-type="float" office:value="0" calcext:value-type="float">
            <text:p>0</text:p>
          </table:table-cell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50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51])" office:value-type="float" office:value="0" calcext:value-type="float">
            <text:p>0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51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52])" office:value-type="float" office:value="1" calcext:value-type="float">
            <text:p>1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852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53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853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54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5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55])" office:value-type="float" office:value="0" calcext:value-type="float">
            <text:p>0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85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56])" office:value-type="float" office:value="0" calcext:value-type="float">
            <text:p>0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57])" office:value-type="float" office:value="1" calcext:value-type="float">
            <text:p>1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57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58])" office:value-type="float" office:value="0" calcext:value-type="float">
            <text:p>0</text:p>
          </table:table-cell>
          <table:table-cell table:number-columns-repeated="2"/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58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59])" office:value-type="float" office:value="1" calcext:value-type="float">
            <text:p>1</text:p>
          </table:table-cell>
          <table:table-cell table:number-columns-repeated="2"/>
          <table:table-cell office:value-type="float" office:value="858" calcext:value-type="float">
            <text:p>8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59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60])" office:value-type="float" office:value="1" calcext:value-type="float">
            <text:p>1</text:p>
          </table:table-cell>
          <table:table-cell table:number-columns-repeated="2"/>
          <table:table-cell office:value-type="float" office:value="859" calcext:value-type="float">
            <text:p>8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6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61])" office:value-type="float" office:value="0" calcext:value-type="float">
            <text:p>0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61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62])" office:value-type="float" office:value="0" calcext:value-type="float">
            <text:p>0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62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63])" office:value-type="float" office:value="1" calcext:value-type="float">
            <text:p>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63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864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65])" office:value-type="float" office:value="1" calcext:value-type="float">
            <text:p>1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65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66])" office:value-type="float" office:value="0" calcext:value-type="float">
            <text:p>0</text:p>
          </table:table-cell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866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67])" office:value-type="float" office:value="0" calcext:value-type="float">
            <text:p>0</text:p>
          </table:table-cell>
          <table:table-cell table:number-columns-repeated="2"/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68])" office:value-type="float" office:value="0" calcext:value-type="float">
            <text:p>0</text:p>
          </table:table-cell>
          <table:table-cell table:number-columns-repeated="2"/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86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69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6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70])" office:value-type="float" office:value="1" calcext:value-type="float">
            <text:p>1</text:p>
          </table:table-cell>
          <table:table-cell table:number-columns-repeated="2"/>
          <table:table-cell office:value-type="float" office:value="869" calcext:value-type="float">
            <text:p>8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I870])" office:value-type="float" office:value="2.64575131106459" calcext:value-type="float">
            <text:p>2.6457513111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71])" office:value-type="float" office:value="1" calcext:value-type="float">
            <text:p>1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71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872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72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73])" office:value-type="float" office:value="0" calcext:value-type="float">
            <text:p>0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74])" office:value-type="float" office:value="0" calcext:value-type="float">
            <text:p>0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7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75])" office:value-type="float" office:value="1" calcext:value-type="float">
            <text:p>1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7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76])" office:value-type="float" office:value="0" calcext:value-type="float">
            <text:p>0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76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77])" office:value-type="float" office:value="0" calcext:value-type="float">
            <text:p>0</text:p>
          </table:table-cell>
          <table:table-cell table:number-columns-repeated="2"/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877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78])" office:value-type="float" office:value="0" calcext:value-type="float">
            <text:p>0</text:p>
          </table:table-cell>
          <table:table-cell table:number-columns-repeated="2"/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7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79])" office:value-type="float" office:value="0" calcext:value-type="float">
            <text:p>0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79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80])" office:value-type="float" office:value="1" calcext:value-type="float">
            <text:p>1</text:p>
          </table:table-cell>
          <table:table-cell table:number-columns-repeated="2"/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80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81])" office:value-type="float" office:value="1" calcext:value-type="float">
            <text:p>1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81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82])" office:value-type="float" office:value="0" calcext:value-type="float">
            <text:p>0</text:p>
          </table:table-cell>
          <table:table-cell table:number-columns-repeated="2"/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8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83])" office:value-type="float" office:value="1" calcext:value-type="float">
            <text:p>1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8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84])" office:value-type="float" office:value="0" calcext:value-type="float">
            <text:p>0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8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85])" office:value-type="float" office:value="0" calcext:value-type="float">
            <text:p>0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85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86])" office:value-type="float" office:value="1" calcext:value-type="float">
            <text:p>1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8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87])" office:value-type="float" office:value="0" calcext:value-type="float">
            <text:p>0</text:p>
          </table:table-cell>
          <table:table-cell table:number-columns-repeated="2"/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8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88])" office:value-type="float" office:value="0" calcext:value-type="float">
            <text:p>0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888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89])" office:value-type="float" office:value="1" calcext:value-type="float">
            <text:p>1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89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C890])" office:value-type="float" office:value="2" calcext:value-type="float">
            <text:p>2</text:p>
          </table:table-cell>
          <table:table-cell table:number-columns-repeated="2"/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9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91])" office:value-type="float" office:value="0" calcext:value-type="float">
            <text:p>0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91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92])" office:value-type="float" office:value="1" calcext:value-type="float">
            <text:p>1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92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93])" office:value-type="float" office:value="0" calcext:value-type="float">
            <text:p>0</text:p>
          </table:table-cell>
          <table:table-cell table:number-columns-repeated="2"/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89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94])" office:value-type="float" office:value="1" calcext:value-type="float">
            <text:p>1</text:p>
          </table:table-cell>
          <table:table-cell table:number-columns-repeated="2"/>
          <table:table-cell office:value-type="float" office:value="893" calcext:value-type="float">
            <text:p>8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894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95])" office:value-type="float" office:value="0" calcext:value-type="float">
            <text:p>0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89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96])" office:value-type="float" office:value="1" calcext:value-type="float">
            <text:p>1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89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897])" office:value-type="float" office:value="0" calcext:value-type="float">
            <text:p>0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89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898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898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899])" office:value-type="float" office:value="1" calcext:value-type="float">
            <text:p>1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89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00])" office:value-type="float" office:value="0" calcext:value-type="float">
            <text:p>0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90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901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0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02])" office:value-type="float" office:value="1" calcext:value-type="float">
            <text:p>1</text:p>
          </table:table-cell>
          <table:table-cell table:number-columns-repeated="2"/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0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03])" office:value-type="float" office:value="0" calcext:value-type="float">
            <text:p>0</text:p>
          </table:table-cell>
          <table:table-cell table:number-columns-repeated="2"/>
          <table:table-cell office:value-type="float" office:value="902" calcext:value-type="float">
            <text:p>9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903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04])" office:value-type="float" office:value="1" calcext:value-type="float">
            <text:p>1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0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05])" office:value-type="float" office:value="0" calcext:value-type="float">
            <text:p>0</text:p>
          </table:table-cell>
          <table:table-cell table:number-columns-repeated="2"/>
          <table:table-cell office:value-type="float" office:value="904" calcext:value-type="float">
            <text:p>9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05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06])" office:value-type="float" office:value="0" calcext:value-type="float">
            <text:p>0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0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07])" office:value-type="float" office:value="0" calcext:value-type="float">
            <text:p>0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90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908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0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09])" office:value-type="float" office:value="0" calcext:value-type="float">
            <text:p>0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09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10])" office:value-type="float" office:value="1" calcext:value-type="float">
            <text:p>1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1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11])" office:value-type="float" office:value="0" calcext:value-type="float">
            <text:p>0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911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912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911" calcext:value-type="float">
            <text:p>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12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13])" office:value-type="float" office:value="0" calcext:value-type="float">
            <text:p>0</text:p>
          </table:table-cell>
          <table:table-cell table:number-columns-repeated="2"/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1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14])" office:value-type="float" office:value="0" calcext:value-type="float">
            <text:p>0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91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15])" office:value-type="float" office:value="0" calcext:value-type="float">
            <text:p>0</text:p>
          </table:table-cell>
          <table:table-cell table:number-columns-repeated="2"/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15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16])" office:value-type="float" office:value="0" calcext:value-type="float">
            <text:p>0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16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917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916" calcext:value-type="float">
            <text:p>9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917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18])" office:value-type="float" office:value="1" calcext:value-type="float">
            <text:p>1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918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19])" office:value-type="float" office:value="0" calcext:value-type="float">
            <text:p>0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19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920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920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21])" office:value-type="float" office:value="1" calcext:value-type="float">
            <text:p>1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22])" office:value-type="float" office:value="0" calcext:value-type="float">
            <text:p>0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2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923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922" calcext:value-type="float">
            <text:p>9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24])" office:value-type="float" office:value="0" calcext:value-type="float">
            <text:p>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24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25])" office:value-type="float" office:value="1" calcext:value-type="float">
            <text:p>1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25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26])" office:value-type="float" office:value="1" calcext:value-type="float">
            <text:p>1</text:p>
          </table:table-cell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27])" office:value-type="float" office:value="0" calcext:value-type="float">
            <text:p>0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28])" office:value-type="float" office:value="1" calcext:value-type="float">
            <text:p>1</text:p>
          </table:table-cell>
          <table:table-cell table:number-columns-repeated="2"/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29])" office:value-type="float" office:value="0" calcext:value-type="float">
            <text:p>0</text:p>
          </table:table-cell>
          <table:table-cell table:number-columns-repeated="2"/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30])" office:value-type="float" office:value="0" calcext:value-type="float">
            <text:p>0</text:p>
          </table:table-cell>
          <table:table-cell table:number-columns-repeated="2"/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31])" office:value-type="float" office:value="0" calcext:value-type="float">
            <text:p>0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32])" office:value-type="float" office:value="0" calcext:value-type="float">
            <text:p>0</text:p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32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33])" office:value-type="float" office:value="0" calcext:value-type="float">
            <text:p>0</text:p>
          </table:table-cell>
          <table:table-cell table:number-columns-repeated="2"/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34])" office:value-type="float" office:value="1" calcext:value-type="float">
            <text:p>1</text:p>
          </table:table-cell>
          <table:table-cell table:number-columns-repeated="2"/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935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36])" office:value-type="float" office:value="0" calcext:value-type="float">
            <text:p>0</text:p>
          </table:table-cell>
          <table:table-cell table:number-columns-repeated="2"/>
          <table:table-cell office:value-type="float" office:value="935" calcext:value-type="float">
            <text:p>9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936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937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38])" office:value-type="float" office:value="0" calcext:value-type="float">
            <text:p>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38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39])" office:value-type="float" office:value="1" calcext:value-type="float">
            <text:p>1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39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40])" office:value-type="float" office:value="1" calcext:value-type="float">
            <text:p>1</text:p>
          </table:table-cell>
          <table:table-cell table:number-columns-repeated="2"/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40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41])" office:value-type="float" office:value="1" calcext:value-type="float">
            <text:p>1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41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42])" office:value-type="float" office:value="0" calcext:value-type="float">
            <text:p>0</text:p>
          </table:table-cell>
          <table:table-cell table:number-columns-repeated="2"/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43])" office:value-type="float" office:value="0" calcext:value-type="float">
            <text:p>0</text:p>
          </table:table-cell>
          <table:table-cell table:number-columns-repeated="2"/>
          <table:table-cell office:value-type="float" office:value="942" calcext:value-type="float">
            <text:p>9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43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44])" office:value-type="float" office:value="1" calcext:value-type="float">
            <text:p>1</text:p>
          </table:table-cell>
          <table:table-cell table:number-columns-repeated="2"/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45])" office:value-type="float" office:value="1" calcext:value-type="float">
            <text:p>1</text:p>
          </table:table-cell>
          <table:table-cell table:number-columns-repeated="2"/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46])" office:value-type="float" office:value="0" calcext:value-type="float">
            <text:p>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QRT([.I946])" office:value-type="float" office:value="2.44948974278318" calcext:value-type="float">
            <text:p>2.4494897428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47])" office:value-type="float" office:value="1" calcext:value-type="float">
            <text:p>1</text:p>
          </table:table-cell>
          <table:table-cell table:number-columns-repeated="2"/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47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48])" office:value-type="float" office:value="0" calcext:value-type="float">
            <text:p>0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948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49])" office:value-type="float" office:value="0" calcext:value-type="float">
            <text:p>0</text:p>
          </table:table-cell>
          <table:table-cell table:number-columns-repeated="2"/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950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5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51])" office:value-type="float" office:value="1" calcext:value-type="float">
            <text:p>1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51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52])" office:value-type="float" office:value="1" calcext:value-type="float">
            <text:p>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53])" office:value-type="float" office:value="0" calcext:value-type="float">
            <text:p>0</text:p>
          </table:table-cell>
          <table:table-cell table:number-columns-repeated="2"/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54])" office:value-type="float" office:value="0" calcext:value-type="float">
            <text:p>0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54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55])" office:value-type="float" office:value="0" calcext:value-type="float">
            <text:p>0</text:p>
          </table:table-cell>
          <table:table-cell table:number-columns-repeated="2"/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5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56])" office:value-type="float" office:value="0" calcext:value-type="float">
            <text:p>0</text:p>
          </table:table-cell>
          <table:table-cell table:number-columns-repeated="2"/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57])" office:value-type="float" office:value="0" calcext:value-type="float">
            <text:p>0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57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58])" office:value-type="float" office:value="0" calcext:value-type="float">
            <text:p>0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59])" office:value-type="float" office:value="0" calcext:value-type="float">
            <text:p>0</text:p>
          </table:table-cell>
          <table:table-cell table:number-columns-repeated="2"/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5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60])" office:value-type="float" office:value="0" calcext:value-type="float">
            <text:p>0</text:p>
          </table:table-cell>
          <table:table-cell table:number-columns-repeated="2"/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60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C961])" office:value-type="float" office:value="1.73205080756888" calcext:value-type="float">
            <text:p>1.7320508076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61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62])" office:value-type="float" office:value="1" calcext:value-type="float">
            <text:p>1</text:p>
          </table:table-cell>
          <table:table-cell table:number-columns-repeated="2"/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62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63])" office:value-type="float" office:value="1" calcext:value-type="float">
            <text:p>1</text:p>
          </table:table-cell>
          <table:table-cell table:number-columns-repeated="2"/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63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64])" office:value-type="float" office:value="0" calcext:value-type="float">
            <text:p>0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65])" office:value-type="float" office:value="0" calcext:value-type="float">
            <text:p>0</text:p>
          </table:table-cell>
          <table:table-cell table:number-columns-repeated="2"/>
          <table:table-cell office:value-type="float" office:value="964" calcext:value-type="float">
            <text:p>9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65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66])" office:value-type="float" office:value="0" calcext:value-type="float">
            <text:p>0</text:p>
          </table:table-cell>
          <table:table-cell table:number-columns-repeated="2"/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67])" office:value-type="float" office:value="1" calcext:value-type="float">
            <text:p>1</text:p>
          </table:table-cell>
          <table:table-cell table:number-columns-repeated="2"/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68])" office:value-type="float" office:value="0" calcext:value-type="float">
            <text:p>0</text:p>
          </table:table-cell>
          <table:table-cell table:number-columns-repeated="2"/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69])" office:value-type="float" office:value="0" calcext:value-type="float">
            <text:p>0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69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C970])" office:value-type="float" office:value="1.4142135623731" calcext:value-type="float">
            <text:p>1.4142135624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70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71])" office:value-type="float" office:value="1" calcext:value-type="float">
            <text:p>1</text:p>
          </table:table-cell>
          <table:table-cell table:number-columns-repeated="2"/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72])" office:value-type="float" office:value="0" calcext:value-type="float">
            <text:p>0</text:p>
          </table:table-cell>
          <table:table-cell table:number-columns-repeated="2"/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73])" office:value-type="float" office:value="0" calcext:value-type="float">
            <text:p>0</text:p>
          </table:table-cell>
          <table:table-cell table:number-columns-repeated="2"/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73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74])" office:value-type="float" office:value="0" calcext:value-type="float">
            <text:p>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974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75])" office:value-type="float" office:value="0" calcext:value-type="float">
            <text:p>0</text:p>
          </table:table-cell>
          <table:table-cell table:number-columns-repeated="2"/>
          <table:table-cell office:value-type="float" office:value="974" calcext:value-type="float">
            <text:p>9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7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76])" office:value-type="float" office:value="1" calcext:value-type="float">
            <text:p>1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76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77])" office:value-type="float" office:value="0" calcext:value-type="float">
            <text:p>0</text:p>
          </table:table-cell>
          <table:table-cell table:number-columns-repeated="2"/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7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78])" office:value-type="float" office:value="1" calcext:value-type="float">
            <text:p>1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7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79])" office:value-type="float" office:value="0" calcext:value-type="float">
            <text:p>0</text:p>
          </table:table-cell>
          <table:table-cell table:number-columns-repeated="2"/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7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80])" office:value-type="float" office:value="1" calcext:value-type="float">
            <text:p>1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8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81])" office:value-type="float" office:value="0" calcext:value-type="float">
            <text:p>0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81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82])" office:value-type="float" office:value="1" calcext:value-type="float">
            <text:p>1</text:p>
          </table:table-cell>
          <table:table-cell table:number-columns-repeated="2"/>
          <table:table-cell office:value-type="float" office:value="981" calcext:value-type="float">
            <text:p>9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82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83])" office:value-type="float" office:value="0" calcext:value-type="float">
            <text:p>0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83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84])" office:value-type="float" office:value="1" calcext:value-type="float">
            <text:p>1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85])" office:value-type="float" office:value="0" calcext:value-type="float">
            <text:p>0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8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86])" office:value-type="float" office:value="0" calcext:value-type="float">
            <text:p>0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87])" office:value-type="float" office:value="0" calcext:value-type="float">
            <text:p>0</text:p>
          </table:table-cell>
          <table:table-cell table:number-columns-repeated="2"/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8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88])" office:value-type="float" office:value="0" calcext:value-type="float">
            <text:p>0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88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89])" office:value-type="float" office:value="0" calcext:value-type="float">
            <text:p>0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8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90])" office:value-type="float" office:value="0" calcext:value-type="float">
            <text:p>0</text:p>
          </table:table-cell>
          <table:table-cell table:number-columns-repeated="2"/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9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91])" office:value-type="float" office:value="1" calcext:value-type="float">
            <text:p>1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9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92])" office:value-type="float" office:value="0" calcext:value-type="float">
            <text:p>0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9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93])" office:value-type="float" office:value="0" calcext:value-type="float">
            <text:p>0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993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94])" office:value-type="float" office:value="0" calcext:value-type="float">
            <text:p>0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9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995])" office:value-type="float" office:value="1" calcext:value-type="float">
            <text:p>1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QRT([.I995])" office:value-type="float" office:value="1.73205080756888" calcext:value-type="float">
            <text:p>1.7320508076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96])" office:value-type="float" office:value="0" calcext:value-type="float">
            <text:p>0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9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97])" office:value-type="float" office:value="0" calcext:value-type="float">
            <text:p>0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QRT([.I99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98])" office:value-type="float" office:value="0" calcext:value-type="float">
            <text:p>0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9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999])" office:value-type="float" office:value="0" calcext:value-type="float">
            <text:p>0</text:p>
          </table:table-cell>
          <table:table-cell table:number-columns-repeated="2"/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99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00])" office:value-type="float" office:value="0" calcext:value-type="float">
            <text:p>0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0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1001])" office:value-type="float" office:value="1" calcext:value-type="float">
            <text:p>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100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1002])" office:value-type="float" office:value="1" calcext:value-type="float">
            <text:p>1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1002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03])" office:value-type="float" office:value="0" calcext:value-type="float">
            <text:p>0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QRT([.I1003])" office:value-type="float" office:value="2.23606797749979" calcext:value-type="float">
            <text:p>2.2360679775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04])" office:value-type="float" office:value="0" calcext:value-type="float">
            <text:p>0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10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05])" office:value-type="float" office:value="0" calcext:value-type="float">
            <text:p>0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0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1006])" office:value-type="float" office:value="1" calcext:value-type="float">
            <text:p>1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0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1007])" office:value-type="float" office:value="1" calcext:value-type="float">
            <text:p>1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1007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08])" office:value-type="float" office:value="0" calcext:value-type="float">
            <text:p>0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0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09])" office:value-type="float" office:value="0" calcext:value-type="float">
            <text:p>0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1009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1010])" office:value-type="float" office:value="1" calcext:value-type="float">
            <text:p>1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1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11])" office:value-type="float" office:value="0" calcext:value-type="float">
            <text:p>0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10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12])" office:value-type="float" office:value="0" calcext:value-type="float">
            <text:p>0</text:p>
          </table:table-cell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1012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13])" office:value-type="float" office:value="0" calcext:value-type="float">
            <text:p>0</text:p>
          </table:table-cell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1013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14])" office:value-type="float" office:value="0" calcext:value-type="float">
            <text:p>0</text:p>
          </table:table-cell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1014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15])" office:value-type="float" office:value="0" calcext:value-type="float">
            <text:p>0</text:p>
          </table:table-cell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1016])" office:value-type="float" office:value="1" calcext:value-type="float">
            <text:p>1</text:p>
          </table:table-cell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17])" office:value-type="float" office:value="0" calcext:value-type="float">
            <text:p>0</text:p>
          </table:table-cell>
          <table:table-cell table:number-columns-repeated="2"/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10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18])" office:value-type="float" office:value="0" calcext:value-type="float">
            <text:p>0</text:p>
          </table:table-cell>
          <table:table-cell table:number-columns-repeated="2"/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10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19])" office:value-type="float" office:value="0" calcext:value-type="float">
            <text:p>0</text:p>
          </table:table-cell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1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20])" office:value-type="float" office:value="0" calcext:value-type="float">
            <text:p>0</text:p>
          </table:table-cell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1020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21])" office:value-type="float" office:value="0" calcext:value-type="float">
            <text:p>0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QRT([.I1021])" office:value-type="float" office:value="1.4142135623731" calcext:value-type="float">
            <text:p>1.4142135624</text:p>
          </table:table-cell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C1022])" office:value-type="float" office:value="1" calcext:value-type="float">
            <text:p>1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2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23])" office:value-type="float" office:value="0" calcext:value-type="float">
            <text:p>0</text:p>
          </table:table-cell>
          <table:table-cell table:number-columns-repeated="2"/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I10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C1024])" office:value-type="float" office:value="0" calcext:value-type="float">
            <text:p>0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[.I1024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3:07:32.003522224</meta:creation-date>
    <dc:date>2017-05-08T23:14:02.275796583</dc:date>
    <meta:editing-duration>PT1M52S</meta:editing-duration>
    <meta:editing-cycles>2</meta:editing-cycles>
    <meta:generator>LibreOffice/4.2.8.2$Linux_X86_64 LibreOffice_project/420m0$Build-2</meta:generator>
    <meta:document-statistic meta:table-count="1" meta:cell-count="8194" meta:object-count="0"/>
  </office:meta>
</office:document-meta>
</file>